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4.542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7.625cm"/>
    </style:style>
    <style:style style:name="co14" style:family="table-column">
      <style:table-column-properties fo:break-before="auto" style:column-width="9.613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3.595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22.176cm"/>
    </style:style>
    <style:style style:name="co31" style:family="table-column">
      <style:table-column-properties fo:break-before="auto" style:column-width="1.804cm"/>
    </style:style>
    <style:style style:name="co32" style:family="table-column">
      <style:table-column-properties fo:break-before="auto" style:column-width="15.332cm"/>
    </style:style>
    <style:style style:name="co33" style:family="table-column">
      <style:table-column-properties fo:break-before="auto" style:column-width="14.977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3.2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88cm"/>
    </style:style>
    <style:style style:name="co42" style:family="table-column">
      <style:table-column-properties fo:break-before="auto" style:column-width="4.002cm"/>
    </style:style>
    <style:style style:name="co43" style:family="table-column">
      <style:table-column-properties fo:break-before="auto" style:column-width="0.688cm"/>
    </style:style>
    <style:style style:name="co44" style:family="table-column">
      <style:table-column-properties fo:break-before="auto" style:column-width="5.092cm"/>
    </style:style>
    <style:style style:name="co45" style:family="table-column">
      <style:table-column-properties fo:break-before="auto" style:column-width="1.743cm"/>
    </style:style>
    <style:style style:name="co46" style:family="table-column">
      <style:table-column-properties fo:break-before="auto" style:column-width="11.411cm"/>
    </style:style>
    <style:style style:name="co47" style:family="table-column">
      <style:table-column-properties fo:break-before="auto" style:column-width="2.3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3.059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411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7.271cm"/>
    </style:style>
    <style:style style:name="co55" style:family="table-column">
      <style:table-column-properties fo:break-before="auto" style:column-width="5.664cm"/>
    </style:style>
    <style:style style:name="co56" style:family="table-column">
      <style:table-column-properties fo:break-before="auto" style:column-width="4.147cm"/>
    </style:style>
    <style:style style:name="co57" style:family="table-column">
      <style:table-column-properties fo:break-before="auto" style:column-width="2.268cm"/>
    </style:style>
    <style:style style:name="co58" style:family="table-column">
      <style:table-column-properties fo:break-before="auto" style:column-width="1.697cm"/>
    </style:style>
    <style:style style:name="co59" style:family="table-column">
      <style:table-column-properties fo:break-before="auto" style:column-width="9.885cm"/>
    </style:style>
    <style:style style:name="co60" style:family="table-column">
      <style:table-column-properties fo:break-before="auto" style:column-width="9.83cm"/>
    </style:style>
    <style:style style:name="co61" style:family="table-column">
      <style:table-column-properties fo:break-before="auto" style:column-width="5.427cm"/>
    </style:style>
    <style:style style:name="co62" style:family="table-column">
      <style:table-column-properties fo:break-before="auto" style:column-width="4.337cm"/>
    </style:style>
    <style:style style:name="co63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791cm" fo:break-before="auto" style:use-optimal-row-height="true"/>
    </style:style>
    <style:style style:name="ro16" style:family="table-row">
      <style:table-row-properties style:row-height="2.817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0.579cm" fo:break-before="auto" style:use-optimal-row-height="tru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685cm" fo:break-before="auto" style:use-optimal-row-height="true"/>
    </style:style>
    <style:style style:name="ro22" style:family="table-row">
      <style:table-row-properties style:row-height="3.738cm" fo:break-before="auto" style:use-optimal-row-height="true"/>
    </style:style>
    <style:style style:name="ro23" style:family="table-row">
      <style:table-row-properties style:row-height="4.263cm" fo:break-before="auto" style:use-optimal-row-height="true"/>
    </style:style>
    <style:style style:name="ro24" style:family="table-row">
      <style:table-row-properties style:row-height="5.316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0.473cm" fo:break-before="auto" style:use-optimal-row-height="true"/>
    </style:style>
    <style:style style:name="ro28" style:family="table-row">
      <style:table-row-properties style:row-height="8.95cm" fo:break-before="auto" style:use-optimal-row-height="false"/>
    </style:style>
    <style:style style:name="ro29" style:family="table-row">
      <style:table-row-properties style:row-height="7.765cm" fo:break-before="auto" style:use-optimal-row-height="false"/>
    </style:style>
    <style:style style:name="ro30" style:family="table-row">
      <style:table-row-properties style:row-height="4.606cm" fo:break-before="auto" style:use-optimal-row-height="false"/>
    </style:style>
    <style:style style:name="ro31" style:family="table-row">
      <style:table-row-properties style:row-height="8.16cm" fo:break-before="auto" style:use-optimal-row-height="false"/>
    </style:style>
    <style:style style:name="ro32" style:family="table-row">
      <style:table-row-properties style:row-height="5.396cm" fo:break-before="auto" style:use-optimal-row-height="false"/>
    </style:style>
    <style:style style:name="ro33" style:family="table-row">
      <style:table-row-properties style:row-height="5.791cm" fo:break-before="auto" style:use-optimal-row-height="false"/>
    </style:style>
    <style:style style:name="ro34" style:family="table-row">
      <style:table-row-properties style:row-height="2.237cm" fo:break-before="auto" style:use-optimal-row-height="false"/>
    </style:style>
    <style:style style:name="ro35" style:family="table-row">
      <style:table-row-properties style:row-height="3.027cm" fo:break-before="auto" style:use-optimal-row-height="false"/>
    </style:style>
    <style:style style:name="ro36" style:family="table-row">
      <style:table-row-properties style:row-height="5.001cm" fo:break-before="auto" style:use-optimal-row-height="false"/>
    </style:style>
    <style:style style:name="ro37" style:family="table-row">
      <style:table-row-properties style:row-height="2.632cm" fo:break-before="auto" style:use-optimal-row-height="false"/>
    </style:style>
    <style:style style:name="ro38" style:family="table-row">
      <style:table-row-properties style:row-height="6.976cm" fo:break-before="auto" style:use-optimal-row-height="false"/>
    </style:style>
    <style:style style:name="ro39" style:family="table-row">
      <style:table-row-properties style:row-height="4.21cm" fo:break-before="auto" style:use-optimal-row-height="false"/>
    </style:style>
    <style:style style:name="ro40" style:family="table-row">
      <style:table-row-properties style:row-height="6.581cm" fo:break-before="auto" style:use-optimal-row-height="false"/>
    </style:style>
    <style:style style:name="ro41" style:family="table-row">
      <style:table-row-properties style:row-height="6.186cm" fo:break-before="auto" style:use-optimal-row-height="false"/>
    </style:style>
    <style:style style:name="ro42" style:family="table-row">
      <style:table-row-properties style:row-height="7.37cm" fo:break-before="auto" style:use-optimal-row-height="false"/>
    </style:style>
    <style:style style:name="ro43" style:family="table-row">
      <style:table-row-properties style:row-height="1.842cm" fo:break-before="auto" style:use-optimal-row-height="false"/>
    </style:style>
    <style:style style:name="ro44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99ff"/>
    </style:style>
    <style:style style:name="ce50" style:family="table-cell" style:parent-style-name="Default">
      <style:table-cell-properties fo:border="none" style:shadow="none"/>
    </style:style>
    <style:style style:name="ce51" style:family="table-cell" style:parent-style-name="Default">
      <style:table-cell-properties style:shadow="none"/>
    </style:style>
    <style:style style:name="ce52" style:family="table-cell" style:parent-style-name="Default">
      <style:table-cell-properties fo:wrap-option="wrap"/>
      <style:text-properties fo:color="#c9211e" fo:hyphenate="true"/>
    </style:style>
    <style:style style:name="ce5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54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55" style:family="table-cell" style:parent-style-name="Default">
      <style:table-cell-properties fo:border="1.25pt solid #000000" style:shadow="#808080 0.176cm 0.176cm"/>
    </style:style>
    <style:style style:name="ce56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0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1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58" style:family="table-cell" style:parent-style-name="Default">
      <style:table-cell-properties fo:border="0.74pt solid #000000"/>
    </style:style>
    <style:style style:name="ce73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99ffff"/>
    </style:style>
    <style:style style:name="ce66" style:family="table-cell" style:parent-style-name="Default" style:data-style-name="N99">
      <style:table-cell-properties fo:background-color="#99ffff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90" style:family="table-cell" style:parent-style-name="Default">
      <style:table-cell-properties fo:background-color="#ffff99" fo:wrap-option="wrap"/>
      <style:text-properties fo:hyphenate="true"/>
    </style:style>
    <style:style style:name="ce118" style:family="table-cell" style:parent-style-name="Default">
      <style:table-cell-properties fo:background-color="#ffff00"/>
    </style:style>
    <style:style style:name="ce83" style:family="table-cell" style:parent-style-name="Default">
      <style:table-cell-properties fo:background-color="#ffff99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82" style:family="table-cell" style:parent-style-name="Default">
      <style:table-cell-properties style:text-align-source="fix" style:repeat-content="false"/>
      <style:paragraph-properties fo:text-align="end"/>
    </style:style>
    <style:style style:name="ce93" style:family="table-cell" style:parent-style-name="Default">
      <style:table-cell-properties fo:wrap-option="wrap"/>
      <style:text-properties fo:hyphenate="true"/>
    </style:style>
    <style:style style:name="ce134" style:family="table-cell" style:parent-style-name="Default">
      <style:table-cell-properties fo:background-color="#ffff99" fo:border="0.74pt solid #000000"/>
      <style:text-properties style:use-window-font-color="true"/>
    </style:style>
    <style:style style:name="ce135" style:family="table-cell" style:parent-style-name="Default">
      <style:table-cell-properties fo:background-color="#99ff66" fo:border="0.74pt solid #000000"/>
      <style:text-properties style:use-window-font-color="true"/>
    </style:style>
    <style:style style:name="ce136" style:family="table-cell" style:parent-style-name="Default">
      <style:table-cell-properties fo:background-color="#ffff99" fo:border="0.74pt solid #000000"/>
    </style:style>
    <style:style style:name="ce137" style:family="table-cell" style:parent-style-name="Default">
      <style:table-cell-properties fo:background-color="#ffffff" fo:border="0.74pt solid #000000"/>
    </style:style>
    <style:style style:name="ce138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141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104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42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143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144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45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159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Noto Sans" style:font-size-complex="6.80000019073486pt" style:language-complex="none" style:country-complex="none" fo:hyphenate="true"/>
    </style:style>
    <style:style style:name="ce150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15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147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5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139" style:family="table-cell" style:parent-style-name="Default">
      <style:table-cell-properties fo:background-color="#ffff99" style:cell-protect="protected" style:print-content="true" fo:border="0.74pt solid #000000"/>
    </style:style>
    <style:style style:name="ce166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55" style:family="table-cell" style:parent-style-name="Default">
      <style:table-cell-properties fo:background-color="#ff99ff" style:cell-protect="protected" style:print-content="true" fo:border="0.74pt solid #000000"/>
    </style:style>
    <style:style style:name="ce168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169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192" style:family="table-cell" style:parent-style-name="Default">
      <style:table-cell-properties style:cell-protect="protected" style:print-content="true" fo:background-color="transparent" fo:border="0.74pt solid #000000"/>
    </style:style>
    <style:style style:name="ce140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146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48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86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17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17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17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17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84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85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8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116" style:family="table-cell" style:parent-style-name="Default">
      <style:table-cell-properties fo:background-color="#ffff99" style:cell-protect="none" style:print-content="true" fo:border="0.74pt solid #000000"/>
    </style:style>
    <style:style style:name="ce117" style:family="table-cell" style:parent-style-name="Default">
      <style:table-cell-properties style:cell-protect="none" style:print-content="true" fo:border="0.74pt solid #000000"/>
    </style:style>
    <style:style style:name="ce89" style:family="table-cell" style:parent-style-name="Default">
      <style:table-cell-properties style:cell-protect="none" style:print-content="true" fo:border="none"/>
    </style:style>
    <style:style style:name="ce186" style:family="table-cell" style:parent-style-name="Default">
      <style:table-cell-properties fo:wrap-option="wrap" fo:border="0.74pt solid #000000"/>
      <style:text-properties fo:hyphenate="true"/>
    </style:style>
    <style:style style:name="ce187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92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11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113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114" style:family="table-cell" style:parent-style-name="Default">
      <style:table-cell-properties fo:background-color="#99ff66" style:cell-protect="protected" style:print-content="true" fo:border="0.74pt solid #000000"/>
    </style:style>
    <style:style style:name="ce193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42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50"/>
          <table:table-cell table:style-name="ce54"/>
          <table:table-cell table:style-name="ce56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1.</text:p>
          </table:table-cell>
          <table:table-cell table:style-name="ce55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2.</text:p>
          </table:table-cell>
          <table:table-cell table:style-name="ce55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0"/>
          <table:table-cell table:style-name="ce55" office:value-type="string" calcext:value-type="string">
            <text:p>3.</text:p>
          </table:table-cell>
          <table:table-cell table:style-name="ce55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  <table:table-row table:style-name="ro7">
          <table:table-cell table:number-columns-repeated="2"/>
          <table:table-cell table:style-name="ce52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52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58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45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49" office:value-type="string" calcext:value-type="string">
            <text:p>Tabelle Abschnitt</text:p>
          </table:table-cell>
          <table:table-cell table:style-name="ce53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57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46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59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59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59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59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60"/>
          <table:table-cell table:style-name="ce60" office:value-type="string" calcext:value-type="string">
            <text:p>Template</text:p>
          </table:table-cell>
          <table:table-cell table:style-name="ce60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Übersichtskarten</text:p>
          </table:table-cell>
          <table:table-cell table:style-name="ce60" office:value-type="string" calcext:value-type="string">
            <text:p>Karten_gross</text:p>
          </table:table-cell>
          <table:table-cell table:style-name="ce60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Anwendungsentwicklung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60" office:value-type="string" calcext:value-type="string">
            <text:p>Systemintegration Detailkarten</text:p>
          </table:table-cell>
          <table:table-cell table:style-name="ce60" office:value-type="string" calcext:value-type="string">
            <text:p>Karten</text:p>
          </table:table-cell>
          <table:table-cell table:style-name="ce60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59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50"/>
          <table:table-cell table:number-columns-repeated="61"/>
        </table:table-row>
        <table:table-row table:style-name="ro3">
          <table:table-cell table:number-columns-repeated="2"/>
          <table:table-cell table:style-name="ce51"/>
          <table:table-cell table:number-columns-repeated="61"/>
        </table:table-row>
      </table:table>
      <table:table table:name="Grosse_Karten" table:style-name="ta1">
        <table:table-column table:style-name="co7" table:default-cell-style-name="ce11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10"/>
        <table:table-column table:style-name="co12" table:default-cell-style-name="ce110"/>
        <table:table-column table:style-name="co6" table:number-columns-repeated="58" table:default-cell-style-name="ce11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9">
          <table:table-cell table:formula="of:=IF(OR([$Bereiche.$I2] = [$Fachrichtungen.$B$2];[$Bereiche.$I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);[$Bereiche.$F2]; 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OR([$Bereiche.$I2] = [$Fachrichtungen.$B$2];[$Bereiche.$I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0">
          <table:table-cell table:formula="of:=IF(OR([$Bereiche.$I3] = [$Fachrichtungen.$B$2];[$Bereiche.$I3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1">
          <table:table-cell table:formula="of:=IF(OR([$Bereiche.$I5] = [$Fachrichtungen.$B$2];[$Bereiche.$I5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2">
          <table:table-cell table:formula="of:=IF(OR([$Bereiche.$I6] = [$Fachrichtungen.$B$2];[$Bereiche.$I6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3">
          <table:table-cell table:formula="of:=IF(OR([$Bereiche.$I7] = [$Fachrichtungen.$B$2];[$Bereiche.$I7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8] = [$Fachrichtungen.$B$2];[$Bereiche.$I8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9] = [$Fachrichtungen.$B$2];[$Bereiche.$I9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);[$Bereiche.$H9]; 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4">
          <table:table-cell table:formula="of:=IF(OR([$Bereiche.$I11] = [$Fachrichtungen.$B$2];[$Bereiche.$I11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3">
          <table:table-cell table:formula="of:=IF(OR([$Bereiche.$I12] = [$Fachrichtungen.$B$2];[$Bereiche.$I12] = [$Variablen.$A$9]);CONCATENATE([$Bereiche.$C12];&quot; Nummer &quot;;[$Bereiche.$E12]); &quot;&quot;)">
            <text:p/>
          </table:table-cell>
          <table:table-cell table:formula="of:=IF(OR([$Bereiche.$I12] = [$Fachrichtungen.$B$2];[$Bereiche.$I12] = [$Variablen.$A$9]);[$Bereiche.$D12]; &quot;&quot;)">
            <text:p/>
          </table:table-cell>
          <table:table-cell table:formula="of:=IF(OR([$Bereiche.$I12] = [$Fachrichtungen.$B$2];[$Bereiche.$I12] = [$Variablen.$A$9]);[$Bereiche.$F12]; &quot;&quot;)">
            <text:p/>
          </table:table-cell>
          <table:table-cell table:formula="of:=IF(OR([$Bereiche.$I12] = [$Fachrichtungen.$B$2];[$Bereiche.$I12] = [$Variablen.$A$9]);[$Bereiche.$H12]; &quot;&quot;)">
            <text:p/>
          </table:table-cell>
          <table:table-cell table:style-name="ce33" table:formula="of:=IF(OR([$Bereiche.$I12]=[$Fachrichtungen.$B$2];[$Bereiche.$I12]=[$Variablen.$A$9]);IF([$Bereiche.J12]&lt;&gt;&quot;&quot;;IF([$Bereiche.J12]=-1;&quot;während der gesamten Ausbildung&quot;;CONCATENATE([.E$1];&quot;: &quot;;[$Bereiche.J12];&quot; Wochen.&quot;));&quot;&quot;);&quot;&quot;)">
            <text:p/>
          </table:table-cell>
          <table:table-cell table:style-name="ce33" table:formula="of:=IF(OR([$Bereiche.$I12]=[$Fachrichtungen.$B$2];[$Bereiche.$I12]=[$Variablen.$A$9]);IF([$Bereiche.K12]&lt;&gt;&quot;&quot;;IF([$Bereiche.K12]=-1;&quot;während der gesamten Ausbildung&quot;;CONCATENATE([.F$1];&quot;: &quot;;[$Bereiche.K12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3] = [$Fachrichtungen.$B$2];[$Bereiche.$I13] = [$Variablen.$A$9]);CONCATENATE([$Bereiche.$C13];&quot; Nummer &quot;;[$Bereiche.$E13]); &quot;&quot;)">
            <text:p/>
          </table:table-cell>
          <table:table-cell table:formula="of:=IF(OR([$Bereiche.$I13] = [$Fachrichtungen.$B$2];[$Bereiche.$I13] = [$Variablen.$A$9]);[$Bereiche.$D13]; &quot;&quot;)">
            <text:p/>
          </table:table-cell>
          <table:table-cell table:formula="of:=IF(OR([$Bereiche.$I13] = [$Fachrichtungen.$B$2];[$Bereiche.$I13] = [$Variablen.$A$9]);[$Bereiche.$F13]; &quot;&quot;)">
            <text:p/>
          </table:table-cell>
          <table:table-cell table:formula="of:=IF(OR([$Bereiche.$I13] = [$Fachrichtungen.$B$2];[$Bereiche.$I13] = [$Variablen.$A$9]);[$Bereiche.$H13]; &quot;&quot;)">
            <text:p/>
          </table:table-cell>
          <table:table-cell table:style-name="ce33" table:formula="of:=IF(OR([$Bereiche.$I13]=[$Fachrichtungen.$B$2];[$Bereiche.$I13]=[$Variablen.$A$9]);IF([$Bereiche.J13]&lt;&gt;&quot;&quot;;IF([$Bereiche.J13]=-1;&quot;während der gesamten Ausbildung&quot;;CONCATENATE([.E$1];&quot;: &quot;;[$Bereiche.J13];&quot; Wochen.&quot;));&quot;&quot;);&quot;&quot;)">
            <text:p/>
          </table:table-cell>
          <table:table-cell table:style-name="ce33" table:formula="of:=IF(OR([$Bereiche.$I13]=[$Fachrichtungen.$B$2];[$Bereiche.$I13]=[$Variablen.$A$9]);IF([$Bereiche.K13]&lt;&gt;&quot;&quot;;IF([$Bereiche.K13]=-1;&quot;während der gesamten Ausbildung&quot;;CONCATENATE([.F$1];&quot;: &quot;;[$Bereiche.K13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14] = [$Fachrichtungen.$B$2];[$Bereiche.$I14] = [$Variablen.$A$9]);CONCATENATE([$Bereiche.$C14];&quot; Nummer &quot;;[$Bereiche.$E14]); &quot;&quot;)">
            <text:p/>
          </table:table-cell>
          <table:table-cell table:formula="of:=IF(OR([$Bereiche.$I14] = [$Fachrichtungen.$B$2];[$Bereiche.$I14] = [$Variablen.$A$9]);[$Bereiche.$D14]; &quot;&quot;)">
            <text:p/>
          </table:table-cell>
          <table:table-cell table:formula="of:=IF(OR([$Bereiche.$I14] = [$Fachrichtungen.$B$2];[$Bereiche.$I14] = [$Variablen.$A$9]);[$Bereiche.$F14]; &quot;&quot;)">
            <text:p/>
          </table:table-cell>
          <table:table-cell table:formula="of:=IF(OR([$Bereiche.$I14] = [$Fachrichtungen.$B$2];[$Bereiche.$I14] = [$Variablen.$A$9]);[$Bereiche.$H14]; &quot;&quot;)">
            <text:p/>
          </table:table-cell>
          <table:table-cell table:style-name="ce33" table:formula="of:=IF(OR([$Bereiche.$I14]=[$Fachrichtungen.$B$2];[$Bereiche.$I14]=[$Variablen.$A$9]);IF([$Bereiche.J14]&lt;&gt;&quot;&quot;;IF([$Bereiche.J14]=-1;&quot;während der gesamten Ausbildung&quot;;CONCATENATE([.E$1];&quot;: &quot;;[$Bereiche.J14];&quot; Wochen.&quot;));&quot;&quot;);&quot;&quot;)">
            <text:p/>
          </table:table-cell>
          <table:table-cell table:style-name="ce33" table:formula="of:=IF(OR([$Bereiche.$I14]=[$Fachrichtungen.$B$2];[$Bereiche.$I14]=[$Variablen.$A$9]);IF([$Bereiche.K14]&lt;&gt;&quot;&quot;;IF([$Bereiche.K14]=-1;&quot;während der gesamten Ausbildung&quot;;CONCATENATE([.F$1];&quot;: &quot;;[$Bereiche.K14];&quot; Wochen.&quot;));&quot;&quot;);&quot;&quot;)">
            <text:p/>
          </table:table-cell>
          <table:table-cell table:number-columns-repeated="58"/>
        </table:table-row>
        <table:table-row table:style-name="ro14">
          <table:table-cell table:formula="of:=IF(OR([$Bereiche.$I15] = [$Fachrichtungen.$B$2];[$Bereiche.$I15] = [$Variablen.$A$9]);CONCATENATE([$Bereiche.$C15];&quot; Nummer &quot;;[$Bereiche.$E15]); &quot;&quot;)">
            <text:p/>
          </table:table-cell>
          <table:table-cell table:formula="of:=IF(OR([$Bereiche.$I15] = [$Fachrichtungen.$B$2];[$Bereiche.$I15] = [$Variablen.$A$9]);[$Bereiche.$D15]; &quot;&quot;)">
            <text:p/>
          </table:table-cell>
          <table:table-cell table:formula="of:=IF(OR([$Bereiche.$I15] = [$Fachrichtungen.$B$2];[$Bereiche.$I15] = [$Variablen.$A$9]);[$Bereiche.$F15]; &quot;&quot;)">
            <text:p/>
          </table:table-cell>
          <table:table-cell table:formula="of:=IF(OR([$Bereiche.$I15] = [$Fachrichtungen.$B$2];[$Bereiche.$I15] = [$Variablen.$A$9]);[$Bereiche.$H15]; &quot;&quot;)">
            <text:p/>
          </table:table-cell>
          <table:table-cell table:style-name="ce33" table:formula="of:=IF(OR([$Bereiche.$I15]=[$Fachrichtungen.$B$2];[$Bereiche.$I15]=[$Variablen.$A$9]);IF([$Bereiche.J15]&lt;&gt;&quot;&quot;;IF([$Bereiche.J15]=-1;&quot;während der gesamten Ausbildung&quot;;CONCATENATE([.E$1];&quot;: &quot;;[$Bereiche.J15];&quot; Wochen.&quot;));&quot;&quot;);&quot;&quot;)">
            <text:p/>
          </table:table-cell>
          <table:table-cell table:style-name="ce33" table:formula="of:=IF(OR([$Bereiche.$I15]=[$Fachrichtungen.$B$2];[$Bereiche.$I15]=[$Variablen.$A$9]);IF([$Bereiche.K15]&lt;&gt;&quot;&quot;;IF([$Bereiche.K15]=-1;&quot;während der gesamten Ausbildung&quot;;CONCATENATE([.F$1];&quot;: &quot;;[$Bereiche.K15];&quot; Wochen.&quot;));&quot;&quot;);&quot;&quot;)">
            <text:p/>
          </table:table-cell>
          <table:table-cell table:number-columns-repeated="58"/>
        </table:table-row>
        <table:table-row table:style-name="ro11">
          <table:table-cell table:formula="of:=IF(OR([$Bereiche.$I16] = [$Fachrichtungen.$B$2];[$Bereiche.$I16] = [$Variablen.$A$9]);CONCATENATE([$Bereiche.$C16];&quot; Nummer &quot;;[$Bereiche.$E16]); &quot;&quot;)">
            <text:p/>
          </table:table-cell>
          <table:table-cell table:formula="of:=IF(OR([$Bereiche.$I16] = [$Fachrichtungen.$B$2];[$Bereiche.$I16] = [$Variablen.$A$9]);[$Bereiche.$D16]; &quot;&quot;)">
            <text:p/>
          </table:table-cell>
          <table:table-cell table:formula="of:=IF(OR([$Bereiche.$I16] = [$Fachrichtungen.$B$2];[$Bereiche.$I16] = [$Variablen.$A$9]);[$Bereiche.$F16]; &quot;&quot;)">
            <text:p/>
          </table:table-cell>
          <table:table-cell table:formula="of:=IF(OR([$Bereiche.$I16] = [$Fachrichtungen.$B$2];[$Bereiche.$I16] = [$Variablen.$A$9]);[$Bereiche.$H16]; &quot;&quot;)">
            <text:p/>
          </table:table-cell>
          <table:table-cell table:style-name="ce33" table:formula="of:=IF(OR([$Bereiche.$I16]=[$Fachrichtungen.$B$2];[$Bereiche.$I16]=[$Variablen.$A$9]);IF([$Bereiche.J16]&lt;&gt;&quot;&quot;;IF([$Bereiche.J16]=-1;&quot;während der gesamten Ausbildung&quot;;CONCATENATE([.E$1];&quot;: &quot;;[$Bereiche.J16];&quot; Wochen.&quot;));&quot;&quot;);&quot;&quot;)">
            <text:p/>
          </table:table-cell>
          <table:table-cell table:style-name="ce33" table:formula="of:=IF(OR([$Bereiche.$I16]=[$Fachrichtungen.$B$2];[$Bereiche.$I16]=[$Variablen.$A$9]);IF([$Bereiche.K16]&lt;&gt;&quot;&quot;;IF([$Bereiche.K16]=-1;&quot;während der gesamten Ausbildung&quot;;CONCATENATE([.F$1];&quot;: &quot;;[$Bereiche.K16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7] = [$Fachrichtungen.$B$2];[$Bereiche.$I17] = [$Variablen.$A$9]);CONCATENATE([$Bereiche.$C17];&quot; Nummer &quot;;[$Bereiche.$E17]); &quot;&quot;)">
            <text:p/>
          </table:table-cell>
          <table:table-cell table:formula="of:=IF(OR([$Bereiche.$I17] = [$Fachrichtungen.$B$2];[$Bereiche.$I17] = [$Variablen.$A$9]);[$Bereiche.$D17]; &quot;&quot;)">
            <text:p/>
          </table:table-cell>
          <table:table-cell table:formula="of:=IF(OR([$Bereiche.$I17] = [$Fachrichtungen.$B$2];[$Bereiche.$I17] = [$Variablen.$A$9]);[$Bereiche.$F17]; &quot;&quot;)">
            <text:p/>
          </table:table-cell>
          <table:table-cell table:formula="of:=IF(OR([$Bereiche.$I17] = [$Fachrichtungen.$B$2];[$Bereiche.$I17] = [$Variablen.$A$9]);[$Bereiche.$H17]; &quot;&quot;)">
            <text:p/>
          </table:table-cell>
          <table:table-cell table:style-name="ce33" table:formula="of:=IF(OR([$Bereiche.$I17]=[$Fachrichtungen.$B$2];[$Bereiche.$I17]=[$Variablen.$A$9]);IF([$Bereiche.J17]&lt;&gt;&quot;&quot;;IF([$Bereiche.J17]=-1;&quot;während der gesamten Ausbildung&quot;;CONCATENATE([.E$1];&quot;: &quot;;[$Bereiche.J17];&quot; Wochen.&quot;));&quot;&quot;);&quot;&quot;)">
            <text:p/>
          </table:table-cell>
          <table:table-cell table:style-name="ce33" table:formula="of:=IF(OR([$Bereiche.$I17]=[$Fachrichtungen.$B$2];[$Bereiche.$I17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8] = [$Fachrichtungen.$B$2];[$Bereiche.$I18] = [$Variablen.$A$9]);CONCATENATE([$Bereiche.$C18];&quot; Nummer &quot;;[$Bereiche.$E18]); &quot;&quot;)">
            <text:p/>
          </table:table-cell>
          <table:table-cell table:formula="of:=IF(OR([$Bereiche.$I18] = [$Fachrichtungen.$B$2];[$Bereiche.$I18] = [$Variablen.$A$9]);[$Bereiche.$D18]; &quot;&quot;)">
            <text:p/>
          </table:table-cell>
          <table:table-cell table:formula="of:=IF(OR([$Bereiche.$I18] = [$Fachrichtungen.$B$2];[$Bereiche.$I18] = [$Variablen.$A$9]);[$Bereiche.$F18]; &quot;&quot;)">
            <text:p/>
          </table:table-cell>
          <table:table-cell table:formula="of:=IF(OR([$Bereiche.$I18] = [$Fachrichtungen.$B$2];[$Bereiche.$I18] = [$Variablen.$A$9]);[$Bereiche.$H18]; &quot;&quot;)">
            <text:p/>
          </table:table-cell>
          <table:table-cell table:style-name="ce33" table:formula="of:=IF(OR([$Bereiche.$I18]=[$Fachrichtungen.$B$2];[$Bereiche.$I18]=[$Variablen.$A$9]);IF([$Bereiche.J18]&lt;&gt;&quot;&quot;;IF([$Bereiche.J18]=-1;&quot;während der gesamten Ausbildung&quot;;CONCATENATE([.E$1];&quot;: &quot;;[$Bereiche.J18];&quot; Wochen.&quot;));&quot;&quot;);&quot;&quot;)">
            <text:p/>
          </table:table-cell>
          <table:table-cell table:style-name="ce33" table:formula="of:=IF(OR([$Bereiche.$I18]=[$Fachrichtungen.$B$2];[$Bereiche.$I18]=[$Variablen.$A$9]);IF([$Bereiche.K18]&lt;&gt;&quot;&quot;;IF([$Bereiche.K18]=-1;&quot;während der gesamten Ausbildung&quot;;CONCATENATE([.F$1];&quot;: &quot;;[$Bereiche.K18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19] = [$Fachrichtungen.$B$2];[$Bereiche.$I19] = [$Variablen.$A$9]);CONCATENATE([$Bereiche.$C19];&quot; Nummer &quot;;[$Bereiche.$E19]); &quot;&quot;)">
            <text:p/>
          </table:table-cell>
          <table:table-cell table:formula="of:=IF(OR([$Bereiche.$I19] = [$Fachrichtungen.$B$2];[$Bereiche.$I19] = [$Variablen.$A$9]);[$Bereiche.$D19]; &quot;&quot;)">
            <text:p/>
          </table:table-cell>
          <table:table-cell table:formula="of:=IF(OR([$Bereiche.$I19] = [$Fachrichtungen.$B$2];[$Bereiche.$I19] = [$Variablen.$A$9]);[$Bereiche.$F19]; &quot;&quot;)">
            <text:p/>
          </table:table-cell>
          <table:table-cell table:formula="of:=IF(OR([$Bereiche.$I19] = [$Fachrichtungen.$B$2];[$Bereiche.$I19] = [$Variablen.$A$9]);[$Bereiche.$H19]; &quot;&quot;)">
            <text:p/>
          </table:table-cell>
          <table:table-cell table:style-name="ce33" table:formula="of:=IF(OR([$Bereiche.$I19]=[$Fachrichtungen.$B$2];[$Bereiche.$I19]=[$Variablen.$A$9]);IF([$Bereiche.J19]&lt;&gt;&quot;&quot;;IF([$Bereiche.J19]=-1;&quot;während der gesamten Ausbildung&quot;;CONCATENATE([.E$1];&quot;: &quot;;[$Bereiche.J19];&quot; Wochen.&quot;));&quot;&quot;);&quot;&quot;)">
            <text:p/>
          </table:table-cell>
          <table:table-cell table:style-name="ce33" table:formula="of:=IF(OR([$Bereiche.$I19]=[$Fachrichtungen.$B$2];[$Bereiche.$I19]=[$Variablen.$A$9]);IF([$Bereiche.K19]&lt;&gt;&quot;&quot;;IF([$Bereiche.K19]=-1;&quot;während der gesamten Ausbildung&quot;;CONCATENATE([.F$1];&quot;: &quot;;[$Bereiche.K19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0] = [$Fachrichtungen.$B$2];[$Bereiche.$I20] = [$Variablen.$A$9]);CONCATENATE([$Bereiche.$C20];&quot; Nummer &quot;;[$Bereiche.$E20]); &quot;&quot;)">
            <text:p/>
          </table:table-cell>
          <table:table-cell table:formula="of:=IF(OR([$Bereiche.$I20] = [$Fachrichtungen.$B$2];[$Bereiche.$I20] = [$Variablen.$A$9]);[$Bereiche.$D20]; &quot;&quot;)">
            <text:p/>
          </table:table-cell>
          <table:table-cell table:formula="of:=IF(OR([$Bereiche.$I20] = [$Fachrichtungen.$B$2];[$Bereiche.$I20] = [$Variablen.$A$9]);[$Bereiche.$F20]; &quot;&quot;)">
            <text:p/>
          </table:table-cell>
          <table:table-cell table:formula="of:=IF(OR([$Bereiche.$I20] = [$Fachrichtungen.$B$2];[$Bereiche.$I20] = [$Variablen.$A$9]);[$Bereiche.$H20]; &quot;&quot;)">
            <text:p/>
          </table:table-cell>
          <table:table-cell table:style-name="ce33" table:formula="of:=IF(OR([$Bereiche.$I20]=[$Fachrichtungen.$B$2];[$Bereiche.$I20]=[$Variablen.$A$9]);IF([$Bereiche.J20]&lt;&gt;&quot;&quot;;IF([$Bereiche.J20]=-1;&quot;während der gesamten Ausbildung&quot;;CONCATENATE([.E$1];&quot;: &quot;;[$Bereiche.J20];&quot; Wochen.&quot;));&quot;&quot;);&quot;&quot;)">
            <text:p/>
          </table:table-cell>
          <table:table-cell table:style-name="ce33" table:formula="of:=IF(OR([$Bereiche.$I20]=[$Fachrichtungen.$B$2];[$Bereiche.$I20]=[$Variablen.$A$9]);IF([$Bereiche.K20]&lt;&gt;&quot;&quot;;IF([$Bereiche.K20]=-1;&quot;während der gesamten Ausbildung&quot;;CONCATENATE([.F$1];&quot;: &quot;;[$Bereiche.K20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1] = [$Fachrichtungen.$B$2];[$Bereiche.$I21] = [$Variablen.$A$9]);CONCATENATE([$Bereiche.$C21];&quot; Nummer &quot;;[$Bereiche.$E21]); &quot;&quot;)">
            <text:p/>
          </table:table-cell>
          <table:table-cell table:formula="of:=IF(OR([$Bereiche.$I21] = [$Fachrichtungen.$B$2];[$Bereiche.$I21] = [$Variablen.$A$9]);[$Bereiche.$D21]; &quot;&quot;)">
            <text:p/>
          </table:table-cell>
          <table:table-cell table:formula="of:=IF(OR([$Bereiche.$I21] = [$Fachrichtungen.$B$2];[$Bereiche.$I21] = [$Variablen.$A$9]);[$Bereiche.$F21]; &quot;&quot;)">
            <text:p/>
          </table:table-cell>
          <table:table-cell table:formula="of:=IF(OR([$Bereiche.$I21] = [$Fachrichtungen.$B$2];[$Bereiche.$I21] = [$Variablen.$A$9]);[$Bereiche.$H21]; &quot;&quot;)">
            <text:p/>
          </table:table-cell>
          <table:table-cell table:style-name="ce33" table:formula="of:=IF(OR([$Bereiche.$I21]=[$Fachrichtungen.$B$2];[$Bereiche.$I21]=[$Variablen.$A$9]);IF([$Bereiche.J21]&lt;&gt;&quot;&quot;;IF([$Bereiche.J21]=-1;&quot;während der gesamten Ausbildung&quot;;CONCATENATE([.E$1];&quot;: &quot;;[$Bereiche.J21];&quot; Wochen.&quot;));&quot;&quot;);&quot;&quot;)">
            <text:p/>
          </table:table-cell>
          <table:table-cell table:style-name="ce33" table:formula="of:=IF(OR([$Bereiche.$I21]=[$Fachrichtungen.$B$2];[$Bereiche.$I21]=[$Variablen.$A$9]);IF([$Bereiche.K21]&lt;&gt;&quot;&quot;;IF([$Bereiche.K21]=-1;&quot;während der gesamten Ausbildung&quot;;CONCATENATE([.F$1];&quot;: &quot;;[$Bereiche.K21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2] = [$Fachrichtungen.$B$2];[$Bereiche.$I22] = [$Variablen.$A$9]);CONCATENATE([$Bereiche.$C22];&quot; Nummer &quot;;[$Bereiche.$E22]); &quot;&quot;)">
            <text:p/>
          </table:table-cell>
          <table:table-cell table:formula="of:=IF(OR([$Bereiche.$I22] = [$Fachrichtungen.$B$2];[$Bereiche.$I22] = [$Variablen.$A$9]);[$Bereiche.$D22]; &quot;&quot;)">
            <text:p/>
          </table:table-cell>
          <table:table-cell table:formula="of:=IF(OR([$Bereiche.$I22] = [$Fachrichtungen.$B$2];[$Bereiche.$I22] = [$Variablen.$A$9]);[$Bereiche.$F22]; &quot;&quot;)">
            <text:p/>
          </table:table-cell>
          <table:table-cell table:formula="of:=IF(OR([$Bereiche.$I22] = [$Fachrichtungen.$B$2];[$Bereiche.$I22] = [$Variablen.$A$9]);[$Bereiche.$H22]; &quot;&quot;)">
            <text:p/>
          </table:table-cell>
          <table:table-cell table:style-name="ce33" table:formula="of:=IF(OR([$Bereiche.$I22]=[$Fachrichtungen.$B$2];[$Bereiche.$I22]=[$Variablen.$A$9]);IF([$Bereiche.J22]&lt;&gt;&quot;&quot;;IF([$Bereiche.J22]=-1;&quot;während der gesamten Ausbildung&quot;;CONCATENATE([.E$1];&quot;: &quot;;[$Bereiche.J22];&quot; Wochen.&quot;));&quot;&quot;);&quot;&quot;)">
            <text:p/>
          </table:table-cell>
          <table:table-cell table:style-name="ce33" table:formula="of:=IF(OR([$Bereiche.$I22]=[$Fachrichtungen.$B$2];[$Bereiche.$I22]=[$Variablen.$A$9]);IF([$Bereiche.K22]&lt;&gt;&quot;&quot;;IF([$Bereiche.K22]=-1;&quot;während der gesamten Ausbildung&quot;;CONCATENATE([.F$1];&quot;: &quot;;[$Bereiche.K22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3] = [$Fachrichtungen.$B$2];[$Bereiche.$I23] = [$Variablen.$A$9]);CONCATENATE([$Bereiche.$C23];&quot; Nummer &quot;;[$Bereiche.$E23]); &quot;&quot;)">
            <text:p/>
          </table:table-cell>
          <table:table-cell table:formula="of:=IF(OR([$Bereiche.$I23] = [$Fachrichtungen.$B$2];[$Bereiche.$I23] = [$Variablen.$A$9]);[$Bereiche.$D23]; &quot;&quot;)">
            <text:p/>
          </table:table-cell>
          <table:table-cell table:formula="of:=IF(OR([$Bereiche.$I23] = [$Fachrichtungen.$B$2];[$Bereiche.$I23] = [$Variablen.$A$9]);[$Bereiche.$F23]; &quot;&quot;)">
            <text:p/>
          </table:table-cell>
          <table:table-cell table:formula="of:=IF(OR([$Bereiche.$I23] = [$Fachrichtungen.$B$2];[$Bereiche.$I23] = [$Variablen.$A$9]);[$Bereiche.$H23]; &quot;&quot;)">
            <text:p/>
          </table:table-cell>
          <table:table-cell table:style-name="ce33" table:formula="of:=IF(OR([$Bereiche.$I23]=[$Fachrichtungen.$B$2];[$Bereiche.$I23]=[$Variablen.$A$9]);IF([$Bereiche.J23]&lt;&gt;&quot;&quot;;IF([$Bereiche.J23]=-1;&quot;während der gesamten Ausbildung&quot;;CONCATENATE([.E$1];&quot;: &quot;;[$Bereiche.J23];&quot; Wochen.&quot;));&quot;&quot;);&quot;&quot;)">
            <text:p/>
          </table:table-cell>
          <table:table-cell table:style-name="ce33" table:formula="of:=IF(OR([$Bereiche.$I23]=[$Fachrichtungen.$B$2];[$Bereiche.$I23]=[$Variablen.$A$9]);IF([$Bereiche.K23]&lt;&gt;&quot;&quot;;IF([$Bereiche.K23]=-1;&quot;während der gesamten Ausbildung&quot;;CONCATENATE([.F$1];&quot;: &quot;;[$Bereiche.K23];&quot; Wochen.&quot;));&quot;&quot;);&quot;&quot;)">
            <text:p/>
          </table:table-cell>
          <table:table-cell table:number-columns-repeated="58"/>
        </table:table-row>
        <table:table-row table:style-name="ro15">
          <table:table-cell table:formula="of:=IF(OR([$Bereiche.$I24] = [$Fachrichtungen.$B$2];[$Bereiche.$I24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16">
          <table:table-cell table:formula="of:=IF(OR([$Bereiche.$I25] = [$Fachrichtungen.$B$2];[$Bereiche.$I25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5">
          <table:table-cell table:formula="of:=IF(OR([$Bereiche.$I27] = [$Fachrichtungen.$B$2];[$Bereiche.$I27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7">
          <table:table-cell table:formula="of:=IF(OR([$Bereiche.$I28] = [$Fachrichtungen.$B$2];[$Bereiche.$I28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9] = [$Fachrichtungen.$B$2];[$Bereiche.$I29] = [$Variablen.$A$9]);CONCATENATE([$Bereiche.$C29];&quot; Nummer &quot;;[$Bereiche.$E29]); &quot;&quot;)">
            <text:p/>
          </table:table-cell>
          <table:table-cell table:formula="of:=IF(OR([$Bereiche.$I29] = [$Fachrichtungen.$B$2];[$Bereiche.$I29] = [$Variablen.$A$9]);[$Bereiche.$D29]; &quot;&quot;)">
            <text:p/>
          </table:table-cell>
          <table:table-cell table:formula="of:=IF(OR([$Bereiche.$I29] = [$Fachrichtungen.$B$2];[$Bereiche.$I29] = [$Variablen.$A$9]);[$Bereiche.$F29]; &quot;&quot;)">
            <text:p/>
          </table:table-cell>
          <table:table-cell table:formula="of:=IF(OR([$Bereiche.$I29] = [$Fachrichtungen.$B$2];[$Bereiche.$I29] = [$Variablen.$A$9]);[$Bereiche.$H29]; &quot;&quot;)">
            <text:p/>
          </table:table-cell>
          <table:table-cell table:style-name="ce33" table:formula="of:=IF(OR([$Bereiche.$I29]=[$Fachrichtungen.$B$2];[$Bereiche.$I29]=[$Variablen.$A$9]);IF([$Bereiche.J29]&lt;&gt;&quot;&quot;;IF([$Bereiche.J29]=-1;&quot;während der gesamten Ausbildung&quot;;CONCATENATE([.E$1];&quot;: &quot;;[$Bereiche.J29];&quot; Wochen.&quot;));&quot;&quot;);&quot;&quot;)">
            <text:p/>
          </table:table-cell>
          <table:table-cell table:style-name="ce33" table:formula="of:=IF(OR([$Bereiche.$I29]=[$Fachrichtungen.$B$2];[$Bereiche.$I29]=[$Variablen.$A$9]);IF([$Bereiche.K29]&lt;&gt;&quot;&quot;;IF([$Bereiche.K29]=-1;&quot;während der gesamten Ausbildung&quot;;CONCATENATE([.F$1];&quot;: &quot;;[$Bereiche.K29];&quot; Wochen.&quot;));&quot;&quot;);&quot;&quot;)">
            <text:p/>
          </table:table-cell>
          <table:table-cell table:number-columns-repeated="58"/>
        </table:table-row>
        <table:table-row table:style-name="ro3" table:number-rows-repeated="28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51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office:forms form:automatic-focus="false" form:apply-design-mode="false"/>
        <table:table-column table:style-name="co13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6"/>
        <table:table-column table:style-name="co17" table:default-cell-style-name="ce23"/>
        <table:table-column table:style-name="co6" table:visibility="collapse" table:number-columns-repeated="7" table:default-cell-style-name="ce23"/>
        <table:table-column table:style-name="co18" table:default-cell-style-name="ce26"/>
        <table:table-column table:style-name="co19" table:default-cell-style-name="ce26"/>
        <table:table-column table:style-name="co20" table:default-cell-style-name="ce23"/>
        <table:table-column table:style-name="co21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58"/>
        <table:table-row table:style-name="ro18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19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5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4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1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7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0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0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4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1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1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0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7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7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5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1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4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0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0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0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1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0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7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1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0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4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7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0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1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0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4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3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0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4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7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0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4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1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0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1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14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0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1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0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4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0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3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7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0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7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1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0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1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0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0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0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1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0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4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1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0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17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1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0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0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2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17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0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0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0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0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0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0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7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1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0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14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1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1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0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0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14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3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2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7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3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1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7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0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4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2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4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3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5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5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1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2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2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1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5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6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6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6" table:number-rows-repeated="1048288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5" table:default-cell-style-name="ce74"/>
        <table:table-column table:style-name="co26" table:default-cell-style-name="ce74"/>
        <table:table-column table:style-name="co27" table:default-cell-style-name="ce74"/>
        <table:table-column table:style-name="co28" table:default-cell-style-name="ce74"/>
        <table:table-column table:style-name="co29" table:default-cell-style-name="ce74"/>
        <table:table-column table:style-name="co26" table:default-cell-style-name="ce74"/>
        <table:table-column table:style-name="co6" table:number-columns-repeated="58" table:default-cell-style-name="Default"/>
        <table:table-row table:style-name="ro3">
          <table:table-cell table:style-name="ce73" table:formula="of:=[$Variablen.$B$6]" office:value-type="string" office:string-value="Vorgangstyp" calcext:value-type="string">
            <text:p>Vorgangstyp</text:p>
          </table:table-cell>
          <table:table-cell table:style-name="ce73" table:formula="of:=[$Variablen.$E$6]" office:value-type="string" office:string-value="Zusammenfassung" calcext:value-type="string">
            <text:p>Zusammenfassung</text:p>
          </table:table-cell>
          <table:table-cell table:style-name="ce73" table:formula="of:=[$Variablen.$A$6]" office:value-type="string" office:string-value="Vorgangs-Id" calcext:value-type="string">
            <text:p>Vorgangs-Id</text:p>
          </table:table-cell>
          <table:table-cell table:style-name="ce73" table:formula="of:=[$Variablen.$D$6]" office:value-type="string" office:string-value="Übergeordnete-ID" calcext:value-type="string">
            <text:p>Übergeordnete-ID</text:p>
          </table:table-cell>
          <table:table-cell table:style-name="ce73" table:formula="of:=[$Variablen.$C$6]" office:value-type="string" office:string-value="Stichwörter" calcext:value-type="string">
            <text:p>Stichwörter</text:p>
          </table:table-cell>
          <table:table-cell table:style-name="ce73" office:value-type="string" calcext:value-type="string">
            <text:p>epic</text:p>
          </table:table-cell>
          <table:table-cell table:style-name="ce75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2];#REF!);IF([$Abschnitte.$D2];&quot;Anwend &quot;;&quot;FiSi &quot;);&quot;&quot;);[$Abschnitte.$C2])" office:value-type="string" office:string-value="" calcext:value-type="error">
            <text:p>Fehler:504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3];#REF!);IF([$Abschnitte.$D3];&quot;Anwend &quot;;&quot;FiSi &quot;);&quot;&quot;);[$Abschnitte.$C3])" office:value-type="string" office:string-value="" calcext:value-type="error">
            <text:p>Fehler:504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4];#REF!);IF([$Abschnitte.$D4];&quot;Anwend &quot;;&quot;FiSi &quot;);&quot;&quot;);[$Abschnitte.$C4])" office:value-type="string" office:string-value="" calcext:value-type="error">
            <text:p>Fehler:504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5];#REF!);IF([$Abschnitte.$D5];&quot;Anwend &quot;;&quot;FiSi &quot;);&quot;&quot;);[$Abschnitte.$C5])" office:value-type="string" office:string-value="" calcext:value-type="error">
            <text:p>Fehler:504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6];#REF!);IF([$Abschnitte.$D6];&quot;Anwend &quot;;&quot;FiSi &quot;);&quot;&quot;);[$Abschnitte.$C6])" office:value-type="string" office:string-value="" calcext:value-type="error">
            <text:p>Fehler:504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7];#REF!);IF([$Abschnitte.$D7];&quot;Anwend &quot;;&quot;FiSi &quot;);&quot;&quot;);[$Abschnitte.$C7])" office:value-type="string" office:string-value="" calcext:value-type="error">
            <text:p>Fehler:504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66" table:formula="of:=CONCATENATE(IF(XOR([$Abschnitte.$D8];#REF!);IF([$Abschnitte.$D8];&quot;Anwend &quot;;&quot;FiSi &quot;);&quot;&quot;);[$Abschnitte.$C8])" office:value-type="string" office:string-value="" calcext:value-type="error">
            <text:p>Fehler:504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0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]);IF(#REF!;&quot;Fisi &quot;;&quot;Anw &quot;);&quot;&quot;);[$Bereiche.$F2])" office:value-type="string" office:string-value="" calcext:value-type="error">
            <text:p>Fehler:504</text:p>
          </table:table-cell>
          <table:table-cell table:formula="of:=CONCATENATE([$Variablen.$D$2];[$Bereiche.$B2]*10000+([$Bereiche.$E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3]);IF(#REF!;&quot;Fisi &quot;;&quot;Anw &quot;);&quot;&quot;);[$Bereiche.$F3])" office:value-type="string" office:string-value="" calcext:value-type="error">
            <text:p>Fehler:504</text:p>
          </table:table-cell>
          <table:table-cell table:formula="of:=CONCATENATE([$Variablen.$D$2];[$Bereiche.$B3]*10000+([$Bereiche.$E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4]);IF(#REF!;&quot;Fisi &quot;;&quot;Anw &quot;);&quot;&quot;);[$Bereiche.$F4])" office:value-type="string" office:string-value="" calcext:value-type="error">
            <text:p>Fehler:504</text:p>
          </table:table-cell>
          <table:table-cell table:formula="of:=CONCATENATE([$Variablen.$D$2];[$Bereiche.$B4]*10000+([$Bereiche.$E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5]);IF(#REF!;&quot;Fisi &quot;;&quot;Anw &quot;);&quot;&quot;);[$Bereiche.$F5])" office:value-type="string" office:string-value="" calcext:value-type="error">
            <text:p>Fehler:504</text:p>
          </table:table-cell>
          <table:table-cell table:formula="of:=CONCATENATE([$Variablen.$D$2];[$Bereiche.$B5]*10000+([$Bereiche.$E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6]);IF(#REF!;&quot;Fisi &quot;;&quot;Anw &quot;);&quot;&quot;);[$Bereiche.$F6])" office:value-type="string" office:string-value="" calcext:value-type="error">
            <text:p>Fehler:504</text:p>
          </table:table-cell>
          <table:table-cell table:formula="of:=CONCATENATE([$Variablen.$D$2];[$Bereiche.$B6]*10000+([$Bereiche.$E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7]);IF(#REF!;&quot;Fisi &quot;;&quot;Anw &quot;);&quot;&quot;);[$Bereiche.$F7])" office:value-type="string" office:string-value="" calcext:value-type="error">
            <text:p>Fehler:504</text:p>
          </table:table-cell>
          <table:table-cell table:formula="of:=CONCATENATE([$Variablen.$D$2];[$Bereiche.$B7]*10000+([$Bereiche.$E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8]);IF(#REF!;&quot;Fisi &quot;;&quot;Anw &quot;);&quot;&quot;);[$Bereiche.$F8])" office:value-type="string" office:string-value="" calcext:value-type="error">
            <text:p>Fehler:504</text:p>
          </table:table-cell>
          <table:table-cell table:formula="of:=CONCATENATE([$Variablen.$D$2];[$Bereiche.$B8]*10000+([$Bereiche.$E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9]);IF(#REF!;&quot;Fisi &quot;;&quot;Anw &quot;);&quot;&quot;);[$Bereiche.$F9])" office:value-type="string" office:string-value="" calcext:value-type="error">
            <text:p>Fehler:504</text:p>
          </table:table-cell>
          <table:table-cell table:formula="of:=CONCATENATE([$Variablen.$D$2];[$Bereiche.$B9]*10000+([$Bereiche.$E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0]);IF(#REF!;&quot;Fisi &quot;;&quot;Anw &quot;);&quot;&quot;);[$Bereiche.$F10])" office:value-type="string" office:string-value="" calcext:value-type="error">
            <text:p>Fehler:504</text:p>
          </table:table-cell>
          <table:table-cell table:formula="of:=CONCATENATE([$Variablen.$D$2];[$Bereiche.$B10]*10000+([$Bereiche.$E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1]);IF(#REF!;&quot;Fisi &quot;;&quot;Anw &quot;);&quot;&quot;);[$Bereiche.$F11])" office:value-type="string" office:string-value="" calcext:value-type="error">
            <text:p>Fehler:504</text:p>
          </table:table-cell>
          <table:table-cell table:formula="of:=CONCATENATE([$Variablen.$D$2];[$Bereiche.$B11]*10000+([$Bereiche.$E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2]);IF(#REF!;&quot;Fisi &quot;;&quot;Anw &quot;);&quot;&quot;);[$Bereiche.$F12])" office:value-type="string" office:string-value="" calcext:value-type="error">
            <text:p>Fehler:504</text:p>
          </table:table-cell>
          <table:table-cell table:formula="of:=CONCATENATE([$Variablen.$D$2];[$Bereiche.$B12]*10000+([$Bereiche.$E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3]);IF(#REF!;&quot;Fisi &quot;;&quot;Anw &quot;);&quot;&quot;);[$Bereiche.$F13])" office:value-type="string" office:string-value="" calcext:value-type="error">
            <text:p>Fehler:504</text:p>
          </table:table-cell>
          <table:table-cell table:formula="of:=CONCATENATE([$Variablen.$D$2];[$Bereiche.$B13]*10000+([$Bereiche.$E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4]);IF(#REF!;&quot;Fisi &quot;;&quot;Anw &quot;);&quot;&quot;);[$Bereiche.$F14])" office:value-type="string" office:string-value="" calcext:value-type="error">
            <text:p>Fehler:504</text:p>
          </table:table-cell>
          <table:table-cell table:formula="of:=CONCATENATE([$Variablen.$D$2];[$Bereiche.$B14]*10000+([$Bereiche.$E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5]);IF(#REF!;&quot;Fisi &quot;;&quot;Anw &quot;);&quot;&quot;);[$Bereiche.$F15])" office:value-type="string" office:string-value="" calcext:value-type="error">
            <text:p>Fehler:504</text:p>
          </table:table-cell>
          <table:table-cell table:formula="of:=CONCATENATE([$Variablen.$D$2];[$Bereiche.$B15]*10000+([$Bereiche.$E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6]);IF(#REF!;&quot;Fisi &quot;;&quot;Anw &quot;);&quot;&quot;);[$Bereiche.$F16])" office:value-type="string" office:string-value="" calcext:value-type="error">
            <text:p>Fehler:504</text:p>
          </table:table-cell>
          <table:table-cell table:formula="of:=CONCATENATE([$Variablen.$D$2];[$Bereiche.$B16]*10000+([$Bereiche.$E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7]);IF(#REF!;&quot;Fisi &quot;;&quot;Anw &quot;);&quot;&quot;);[$Bereiche.$F17])" office:value-type="string" office:string-value="" calcext:value-type="error">
            <text:p>Fehler:504</text:p>
          </table:table-cell>
          <table:table-cell table:formula="of:=CONCATENATE([$Variablen.$D$2];[$Bereiche.$B17]*10000+([$Bereiche.$E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8]);IF(#REF!;&quot;Fisi &quot;;&quot;Anw &quot;);&quot;&quot;);[$Bereiche.$F18])" office:value-type="string" office:string-value="" calcext:value-type="error">
            <text:p>Fehler:504</text:p>
          </table:table-cell>
          <table:table-cell table:formula="of:=CONCATENATE([$Variablen.$D$2];[$Bereiche.$B18]*10000+([$Bereiche.$E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9]);IF(#REF!;&quot;Fisi &quot;;&quot;Anw &quot;);&quot;&quot;);[$Bereiche.$F19])" office:value-type="string" office:string-value="" calcext:value-type="error">
            <text:p>Fehler:504</text:p>
          </table:table-cell>
          <table:table-cell table:formula="of:=CONCATENATE([$Variablen.$D$2];[$Bereiche.$B19]*10000+([$Bereiche.$E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0]);IF(#REF!;&quot;Fisi &quot;;&quot;Anw &quot;);&quot;&quot;);[$Bereiche.$F20])" office:value-type="string" office:string-value="" calcext:value-type="error">
            <text:p>Fehler:504</text:p>
          </table:table-cell>
          <table:table-cell table:formula="of:=CONCATENATE([$Variablen.$D$2];[$Bereiche.$B20]*10000+([$Bereiche.$E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1]);IF(#REF!;&quot;Fisi &quot;;&quot;Anw &quot;);&quot;&quot;);[$Bereiche.$F21])" office:value-type="string" office:string-value="" calcext:value-type="error">
            <text:p>Fehler:504</text:p>
          </table:table-cell>
          <table:table-cell table:formula="of:=CONCATENATE([$Variablen.$D$2];[$Bereiche.$B21]*10000+([$Bereiche.$E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2]);IF(#REF!;&quot;Fisi &quot;;&quot;Anw &quot;);&quot;&quot;);[$Bereiche.$F22])" office:value-type="string" office:string-value="" calcext:value-type="error">
            <text:p>Fehler:504</text:p>
          </table:table-cell>
          <table:table-cell table:formula="of:=CONCATENATE([$Variablen.$D$2];[$Bereiche.$B22]*10000+([$Bereiche.$E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3]);IF(#REF!;&quot;Fisi &quot;;&quot;Anw &quot;);&quot;&quot;);[$Bereiche.$F23])" office:value-type="string" office:string-value="" calcext:value-type="error">
            <text:p>Fehler:504</text:p>
          </table:table-cell>
          <table:table-cell table:formula="of:=CONCATENATE([$Variablen.$D$2];[$Bereiche.$B23]*10000+([$Bereiche.$E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4]);IF(#REF!;&quot;Fisi &quot;;&quot;Anw &quot;);&quot;&quot;);[$Bereiche.$F24])" office:value-type="string" office:string-value="" calcext:value-type="error">
            <text:p>Fehler:504</text:p>
          </table:table-cell>
          <table:table-cell table:formula="of:=CONCATENATE([$Variablen.$D$2];[$Bereiche.$B24]*10000+([$Bereiche.$E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5]);IF(#REF!;&quot;Fisi &quot;;&quot;Anw &quot;);&quot;&quot;);[$Bereiche.$F25])" office:value-type="string" office:string-value="" calcext:value-type="error">
            <text:p>Fehler:504</text:p>
          </table:table-cell>
          <table:table-cell table:formula="of:=CONCATENATE([$Variablen.$D$2];[$Bereiche.$B25]*10000+([$Bereiche.$E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6]);IF(#REF!;&quot;Fisi &quot;;&quot;Anw &quot;);&quot;&quot;);[$Bereiche.$F26])" office:value-type="string" office:string-value="" calcext:value-type="error">
            <text:p>Fehler:504</text:p>
          </table:table-cell>
          <table:table-cell table:formula="of:=CONCATENATE([$Variablen.$D$2];[$Bereiche.$B26]*10000+([$Bereiche.$E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7]);IF(#REF!;&quot;Fisi &quot;;&quot;Anw &quot;);&quot;&quot;);[$Bereiche.$F27])" office:value-type="string" office:string-value="" calcext:value-type="error">
            <text:p>Fehler:504</text:p>
          </table:table-cell>
          <table:table-cell table:formula="of:=CONCATENATE([$Variablen.$D$2];[$Bereiche.$B27]*10000+([$Bereiche.$E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8]);IF(#REF!;&quot;Fisi &quot;;&quot;Anw &quot;);&quot;&quot;);[$Bereiche.$F28])" office:value-type="string" office:string-value="" calcext:value-type="error">
            <text:p>Fehler:504</text:p>
          </table:table-cell>
          <table:table-cell table:formula="of:=CONCATENATE([$Variablen.$D$2];[$Bereiche.$B28]*10000+([$Bereiche.$E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9]);IF(#REF!;&quot;Fisi &quot;;&quot;Anw &quot;);&quot;&quot;);[$Bereiche.$F29])" office:value-type="string" office:string-value="" calcext:value-type="error">
            <text:p>Fehler:504</text:p>
          </table:table-cell>
          <table:table-cell table:formula="of:=CONCATENATE([$Variablen.$D$2];[$Bereiche.$B29]*10000+([$Bereiche.$E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31" table:default-cell-style-name="ce49"/>
        <table:table-column table:style-name="co32" table:default-cell-style-name="ce130"/>
        <table:table-column table:style-name="co33" table:default-cell-style-name="ce130"/>
        <table:table-column table:style-name="co27" table:default-cell-style-name="ce49"/>
        <table:table-column table:style-name="co28" table:default-cell-style-name="ce49"/>
        <table:table-column table:style-name="co34" table:default-cell-style-name="ce49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75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" calcext:value-type="error">
            <text:p>#WERT!</text:p>
          </table:table-cell>
          <table:table-cell table:formula="of:=CONCATENATE([$Variablen.$D$2];IF([$Themenliste.$I2];[$Themenliste.$H2]*10;0))" office:value-type="string" office:string-value="" calcext:value-type="error">
            <text:p>#WERT!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" calcext:value-type="error">
            <text:p>#WERT!</text:p>
          </table:table-cell>
          <table:table-cell table:formula="of:=CONCATENATE([$Variablen.$D$2];IF([$Themenliste.$I3];[$Themenliste.$H3]*10;0))" office:value-type="string" office:string-value="" calcext:value-type="error">
            <text:p>#WERT!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" calcext:value-type="error">
            <text:p>#WERT!</text:p>
          </table:table-cell>
          <table:table-cell table:formula="of:=CONCATENATE([$Variablen.$D$2];IF([$Themenliste.$I4];[$Themenliste.$H4]*10;0))" office:value-type="string" office:string-value="" calcext:value-type="error">
            <text:p>#WERT!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" calcext:value-type="error">
            <text:p>#WERT!</text:p>
          </table:table-cell>
          <table:table-cell table:formula="of:=CONCATENATE([$Variablen.$D$2];IF([$Themenliste.$I5];[$Themenliste.$H5]*10;0))" office:value-type="string" office:string-value="" calcext:value-type="error">
            <text:p>#WERT!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" calcext:value-type="error">
            <text:p>#WERT!</text:p>
          </table:table-cell>
          <table:table-cell table:formula="of:=CONCATENATE([$Variablen.$D$2];IF([$Themenliste.$I6];[$Themenliste.$H6]*10;0))" office:value-type="string" office:string-value="" calcext:value-type="error">
            <text:p>#WERT!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" calcext:value-type="error">
            <text:p>#WERT!</text:p>
          </table:table-cell>
          <table:table-cell table:formula="of:=CONCATENATE([$Variablen.$D$2];IF([$Themenliste.$I7];[$Themenliste.$H7]*10;0))" office:value-type="string" office:string-value="" calcext:value-type="error">
            <text:p>#WERT!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" calcext:value-type="error">
            <text:p>#WERT!</text:p>
          </table:table-cell>
          <table:table-cell table:formula="of:=CONCATENATE([$Variablen.$D$2];IF([$Themenliste.$I8];[$Themenliste.$H8]*10;0))" office:value-type="string" office:string-value="" calcext:value-type="error">
            <text:p>#WERT!</text:p>
          </table:table-cell>
          <table:table-cell table:formula="of:=CONCATENATE([$Themenliste.$D8];&quot; &quot;;IF(#REF!;&quot;Jahr_1 &quot;;&quot;&quot;);IF(#REF!;&quot;Jahr_2 &quot;;&quot;&quot;);IF(#REF!;&quot;Jahr_3&quot;;&quot;&quot;);&quot; &quot;;CONCATENATE(IF(XOR([$Themenliste.$I8];#REF!);IF(#REF!;&quot;A.&quot;;&quot;S.&quot;);&quot;X.&quot;);[$Themenliste.$A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" calcext:value-type="error">
            <text:p>#WERT!</text:p>
          </table:table-cell>
          <table:table-cell table:formula="of:=CONCATENATE([$Variablen.$D$2];IF([$Themenliste.$I9];[$Themenliste.$H9]*10;0))" office:value-type="string" office:string-value="" calcext:value-type="error">
            <text:p>#WERT!</text:p>
          </table:table-cell>
          <table:table-cell table:formula="of:=CONCATENATE([$Themenliste.$D9];&quot; &quot;;IF(#REF!;&quot;Jahr_1 &quot;;&quot;&quot;);IF(#REF!;&quot;Jahr_2 &quot;;&quot;&quot;);IF(#REF!;&quot;Jahr_3&quot;;&quot;&quot;);&quot; &quot;;CONCATENATE(IF(XOR([$Themenliste.$I9];#REF!);IF(#REF!;&quot;A.&quot;;&quot;S.&quot;);&quot;X.&quot;);[$Themenliste.$A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" calcext:value-type="error">
            <text:p>#WERT!</text:p>
          </table:table-cell>
          <table:table-cell table:formula="of:=CONCATENATE([$Variablen.$D$2];IF([$Themenliste.$I10];[$Themenliste.$H10]*10;0))" office:value-type="string" office:string-value="" calcext:value-type="error">
            <text:p>#WERT!</text:p>
          </table:table-cell>
          <table:table-cell table:formula="of:=CONCATENATE([$Themenliste.$D10];&quot; &quot;;IF(#REF!;&quot;Jahr_1 &quot;;&quot;&quot;);IF(#REF!;&quot;Jahr_2 &quot;;&quot;&quot;);IF(#REF!;&quot;Jahr_3&quot;;&quot;&quot;);&quot; &quot;;CONCATENATE(IF(XOR([$Themenliste.$I10];#REF!);IF(#REF!;&quot;A.&quot;;&quot;S.&quot;);&quot;X.&quot;);[$Themenliste.$A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" calcext:value-type="error">
            <text:p>#WERT!</text:p>
          </table:table-cell>
          <table:table-cell table:formula="of:=CONCATENATE([$Variablen.$D$2];IF([$Themenliste.$I11];[$Themenliste.$H11]*10;0))" office:value-type="string" office:string-value="" calcext:value-type="error">
            <text:p>#WERT!</text:p>
          </table:table-cell>
          <table:table-cell table:formula="of:=CONCATENATE([$Themenliste.$D11];&quot; &quot;;IF(#REF!;&quot;Jahr_1 &quot;;&quot;&quot;);IF(#REF!;&quot;Jahr_2 &quot;;&quot;&quot;);IF(#REF!;&quot;Jahr_3&quot;;&quot;&quot;);&quot; &quot;;CONCATENATE(IF(XOR([$Themenliste.$I11];#REF!);IF(#REF!;&quot;A.&quot;;&quot;S.&quot;);&quot;X.&quot;);[$Themenliste.$A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" calcext:value-type="error">
            <text:p>#WERT!</text:p>
          </table:table-cell>
          <table:table-cell table:formula="of:=CONCATENATE([$Variablen.$D$2];IF([$Themenliste.$I12];[$Themenliste.$H12]*10;0))" office:value-type="string" office:string-value="" calcext:value-type="error">
            <text:p>#WERT!</text:p>
          </table:table-cell>
          <table:table-cell table:formula="of:=CONCATENATE([$Themenliste.$D12];&quot; &quot;;IF(#REF!;&quot;Jahr_1 &quot;;&quot;&quot;);IF(#REF!;&quot;Jahr_2 &quot;;&quot;&quot;);IF(#REF!;&quot;Jahr_3&quot;;&quot;&quot;);&quot; &quot;;CONCATENATE(IF(XOR([$Themenliste.$I12];#REF!);IF(#REF!;&quot;A.&quot;;&quot;S.&quot;);&quot;X.&quot;);[$Themenliste.$A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" calcext:value-type="error">
            <text:p>#WERT!</text:p>
          </table:table-cell>
          <table:table-cell table:formula="of:=CONCATENATE([$Variablen.$D$2];IF([$Themenliste.$I13];[$Themenliste.$H13]*10;0))" office:value-type="string" office:string-value="" calcext:value-type="error">
            <text:p>#WERT!</text:p>
          </table:table-cell>
          <table:table-cell table:formula="of:=CONCATENATE([$Themenliste.$D13];&quot; &quot;;IF(#REF!;&quot;Jahr_1 &quot;;&quot;&quot;);IF(#REF!;&quot;Jahr_2 &quot;;&quot;&quot;);IF(#REF!;&quot;Jahr_3&quot;;&quot;&quot;);&quot; &quot;;CONCATENATE(IF(XOR([$Themenliste.$I13];#REF!);IF(#REF!;&quot;A.&quot;;&quot;S.&quot;);&quot;X.&quot;);[$Themenliste.$A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" calcext:value-type="error">
            <text:p>#WERT!</text:p>
          </table:table-cell>
          <table:table-cell table:formula="of:=CONCATENATE([$Variablen.$D$2];IF([$Themenliste.$I14];[$Themenliste.$H14]*10;0))" office:value-type="string" office:string-value="" calcext:value-type="error">
            <text:p>#WERT!</text:p>
          </table:table-cell>
          <table:table-cell table:formula="of:=CONCATENATE([$Themenliste.$D14];&quot; &quot;;IF(#REF!;&quot;Jahr_1 &quot;;&quot;&quot;);IF(#REF!;&quot;Jahr_2 &quot;;&quot;&quot;);IF(#REF!;&quot;Jahr_3&quot;;&quot;&quot;);&quot; &quot;;CONCATENATE(IF(XOR([$Themenliste.$I14];#REF!);IF(#REF!;&quot;A.&quot;;&quot;S.&quot;);&quot;X.&quot;);[$Themenliste.$A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" calcext:value-type="error">
            <text:p>#WERT!</text:p>
          </table:table-cell>
          <table:table-cell table:formula="of:=CONCATENATE([$Variablen.$D$2];IF([$Themenliste.$I15];[$Themenliste.$H15]*10;0))" office:value-type="string" office:string-value="" calcext:value-type="error">
            <text:p>#WERT!</text:p>
          </table:table-cell>
          <table:table-cell table:formula="of:=CONCATENATE([$Themenliste.$D15];&quot; &quot;;IF(#REF!;&quot;Jahr_1 &quot;;&quot;&quot;);IF(#REF!;&quot;Jahr_2 &quot;;&quot;&quot;);IF(#REF!;&quot;Jahr_3&quot;;&quot;&quot;);&quot; &quot;;CONCATENATE(IF(XOR([$Themenliste.$I15];#REF!);IF(#REF!;&quot;A.&quot;;&quot;S.&quot;);&quot;X.&quot;);[$Themenliste.$A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" calcext:value-type="error">
            <text:p>#WERT!</text:p>
          </table:table-cell>
          <table:table-cell table:formula="of:=CONCATENATE([$Variablen.$D$2];IF([$Themenliste.$I16];[$Themenliste.$H16]*10;0))" office:value-type="string" office:string-value="" calcext:value-type="error">
            <text:p>#WERT!</text:p>
          </table:table-cell>
          <table:table-cell table:formula="of:=CONCATENATE([$Themenliste.$D16];&quot; &quot;;IF(#REF!;&quot;Jahr_1 &quot;;&quot;&quot;);IF(#REF!;&quot;Jahr_2 &quot;;&quot;&quot;);IF(#REF!;&quot;Jahr_3&quot;;&quot;&quot;);&quot; &quot;;CONCATENATE(IF(XOR([$Themenliste.$I16];#REF!);IF(#REF!;&quot;A.&quot;;&quot;S.&quot;);&quot;X.&quot;);[$Themenliste.$A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" calcext:value-type="error">
            <text:p>#WERT!</text:p>
          </table:table-cell>
          <table:table-cell table:formula="of:=CONCATENATE([$Variablen.$D$2];IF([$Themenliste.$I17];[$Themenliste.$H17]*10;0))" office:value-type="string" office:string-value="" calcext:value-type="error">
            <text:p>#WERT!</text:p>
          </table:table-cell>
          <table:table-cell table:formula="of:=CONCATENATE([$Themenliste.$D17];&quot; &quot;;IF(#REF!;&quot;Jahr_1 &quot;;&quot;&quot;);IF(#REF!;&quot;Jahr_2 &quot;;&quot;&quot;);IF(#REF!;&quot;Jahr_3&quot;;&quot;&quot;);&quot; &quot;;CONCATENATE(IF(XOR([$Themenliste.$I17];#REF!);IF(#REF!;&quot;A.&quot;;&quot;S.&quot;);&quot;X.&quot;);[$Themenliste.$A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" calcext:value-type="error">
            <text:p>#WERT!</text:p>
          </table:table-cell>
          <table:table-cell table:formula="of:=CONCATENATE([$Variablen.$D$2];IF([$Themenliste.$I18];[$Themenliste.$H18]*10;0))" office:value-type="string" office:string-value="" calcext:value-type="error">
            <text:p>#WERT!</text:p>
          </table:table-cell>
          <table:table-cell table:formula="of:=CONCATENATE([$Themenliste.$D18];&quot; &quot;;IF(#REF!;&quot;Jahr_1 &quot;;&quot;&quot;);IF(#REF!;&quot;Jahr_2 &quot;;&quot;&quot;);IF(#REF!;&quot;Jahr_3&quot;;&quot;&quot;);&quot; &quot;;CONCATENATE(IF(XOR([$Themenliste.$I18];#REF!);IF(#REF!;&quot;A.&quot;;&quot;S.&quot;);&quot;X.&quot;);[$Themenliste.$A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" calcext:value-type="error">
            <text:p>#WERT!</text:p>
          </table:table-cell>
          <table:table-cell table:formula="of:=CONCATENATE([$Variablen.$D$2];IF([$Themenliste.$I19];[$Themenliste.$H19]*10;0))" office:value-type="string" office:string-value="" calcext:value-type="error">
            <text:p>#WERT!</text:p>
          </table:table-cell>
          <table:table-cell table:formula="of:=CONCATENATE([$Themenliste.$D19];&quot; &quot;;IF(#REF!;&quot;Jahr_1 &quot;;&quot;&quot;);IF(#REF!;&quot;Jahr_2 &quot;;&quot;&quot;);IF(#REF!;&quot;Jahr_3&quot;;&quot;&quot;);&quot; &quot;;CONCATENATE(IF(XOR([$Themenliste.$I19];#REF!);IF(#REF!;&quot;A.&quot;;&quot;S.&quot;);&quot;X.&quot;);[$Themenliste.$A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" calcext:value-type="error">
            <text:p>#WERT!</text:p>
          </table:table-cell>
          <table:table-cell table:formula="of:=CONCATENATE([$Variablen.$D$2];IF([$Themenliste.$I20];[$Themenliste.$H20]*10;0))" office:value-type="string" office:string-value="" calcext:value-type="error">
            <text:p>#WERT!</text:p>
          </table:table-cell>
          <table:table-cell table:formula="of:=CONCATENATE([$Themenliste.$D20];&quot; &quot;;IF(#REF!;&quot;Jahr_1 &quot;;&quot;&quot;);IF(#REF!;&quot;Jahr_2 &quot;;&quot;&quot;);IF(#REF!;&quot;Jahr_3&quot;;&quot;&quot;);&quot; &quot;;CONCATENATE(IF(XOR([$Themenliste.$I20];#REF!);IF(#REF!;&quot;A.&quot;;&quot;S.&quot;);&quot;X.&quot;);[$Themenliste.$A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" calcext:value-type="error">
            <text:p>#WERT!</text:p>
          </table:table-cell>
          <table:table-cell table:formula="of:=CONCATENATE([$Variablen.$D$2];IF([$Themenliste.$I21];[$Themenliste.$H21]*10;0))" office:value-type="string" office:string-value="" calcext:value-type="error">
            <text:p>#WERT!</text:p>
          </table:table-cell>
          <table:table-cell table:formula="of:=CONCATENATE([$Themenliste.$D21];&quot; &quot;;IF(#REF!;&quot;Jahr_1 &quot;;&quot;&quot;);IF(#REF!;&quot;Jahr_2 &quot;;&quot;&quot;);IF(#REF!;&quot;Jahr_3&quot;;&quot;&quot;);&quot; &quot;;CONCATENATE(IF(XOR([$Themenliste.$I21];#REF!);IF(#REF!;&quot;A.&quot;;&quot;S.&quot;);&quot;X.&quot;);[$Themenliste.$A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" calcext:value-type="error">
            <text:p>#WERT!</text:p>
          </table:table-cell>
          <table:table-cell table:formula="of:=CONCATENATE([$Variablen.$D$2];IF([$Themenliste.$I22];[$Themenliste.$H22]*10;0))" office:value-type="string" office:string-value="" calcext:value-type="error">
            <text:p>#WERT!</text:p>
          </table:table-cell>
          <table:table-cell table:formula="of:=CONCATENATE([$Themenliste.$D22];&quot; &quot;;IF(#REF!;&quot;Jahr_1 &quot;;&quot;&quot;);IF(#REF!;&quot;Jahr_2 &quot;;&quot;&quot;);IF(#REF!;&quot;Jahr_3&quot;;&quot;&quot;);&quot; &quot;;CONCATENATE(IF(XOR([$Themenliste.$I22];#REF!);IF(#REF!;&quot;A.&quot;;&quot;S.&quot;);&quot;X.&quot;);[$Themenliste.$A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" calcext:value-type="error">
            <text:p>#WERT!</text:p>
          </table:table-cell>
          <table:table-cell table:formula="of:=CONCATENATE([$Variablen.$D$2];IF([$Themenliste.$I23];[$Themenliste.$H23]*10;0))" office:value-type="string" office:string-value="" calcext:value-type="error">
            <text:p>#WERT!</text:p>
          </table:table-cell>
          <table:table-cell table:formula="of:=CONCATENATE([$Themenliste.$D23];&quot; &quot;;IF(#REF!;&quot;Jahr_1 &quot;;&quot;&quot;);IF(#REF!;&quot;Jahr_2 &quot;;&quot;&quot;);IF(#REF!;&quot;Jahr_3&quot;;&quot;&quot;);&quot; &quot;;CONCATENATE(IF(XOR([$Themenliste.$I23];#REF!);IF(#REF!;&quot;A.&quot;;&quot;S.&quot;);&quot;X.&quot;);[$Themenliste.$A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" calcext:value-type="error">
            <text:p>#WERT!</text:p>
          </table:table-cell>
          <table:table-cell table:formula="of:=CONCATENATE([$Variablen.$D$2];IF([$Themenliste.$I24];[$Themenliste.$H24]*10;0))" office:value-type="string" office:string-value="" calcext:value-type="error">
            <text:p>#WERT!</text:p>
          </table:table-cell>
          <table:table-cell table:formula="of:=CONCATENATE([$Themenliste.$D24];&quot; &quot;;IF(#REF!;&quot;Jahr_1 &quot;;&quot;&quot;);IF(#REF!;&quot;Jahr_2 &quot;;&quot;&quot;);IF(#REF!;&quot;Jahr_3&quot;;&quot;&quot;);&quot; &quot;;CONCATENATE(IF(XOR([$Themenliste.$I24];#REF!);IF(#REF!;&quot;A.&quot;;&quot;S.&quot;);&quot;X.&quot;);[$Themenliste.$A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" calcext:value-type="error">
            <text:p>#WERT!</text:p>
          </table:table-cell>
          <table:table-cell table:formula="of:=CONCATENATE([$Variablen.$D$2];IF([$Themenliste.$I25];[$Themenliste.$H25]*10;0))" office:value-type="string" office:string-value="" calcext:value-type="error">
            <text:p>#WERT!</text:p>
          </table:table-cell>
          <table:table-cell table:formula="of:=CONCATENATE([$Themenliste.$D25];&quot; &quot;;IF(#REF!;&quot;Jahr_1 &quot;;&quot;&quot;);IF(#REF!;&quot;Jahr_2 &quot;;&quot;&quot;);IF(#REF!;&quot;Jahr_3&quot;;&quot;&quot;);&quot; &quot;;CONCATENATE(IF(XOR([$Themenliste.$I25];#REF!);IF(#REF!;&quot;A.&quot;;&quot;S.&quot;);&quot;X.&quot;);[$Themenliste.$A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" calcext:value-type="error">
            <text:p>#WERT!</text:p>
          </table:table-cell>
          <table:table-cell table:formula="of:=CONCATENATE([$Variablen.$D$2];IF([$Themenliste.$I26];[$Themenliste.$H26]*10;0))" office:value-type="string" office:string-value="" calcext:value-type="error">
            <text:p>#WERT!</text:p>
          </table:table-cell>
          <table:table-cell table:formula="of:=CONCATENATE([$Themenliste.$D26];&quot; &quot;;IF(#REF!;&quot;Jahr_1 &quot;;&quot;&quot;);IF(#REF!;&quot;Jahr_2 &quot;;&quot;&quot;);IF(#REF!;&quot;Jahr_3&quot;;&quot;&quot;);&quot; &quot;;CONCATENATE(IF(XOR([$Themenliste.$I26];#REF!);IF(#REF!;&quot;A.&quot;;&quot;S.&quot;);&quot;X.&quot;);[$Themenliste.$A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" calcext:value-type="error">
            <text:p>#WERT!</text:p>
          </table:table-cell>
          <table:table-cell table:formula="of:=CONCATENATE([$Variablen.$D$2];IF([$Themenliste.$I27];[$Themenliste.$H27]*10;0))" office:value-type="string" office:string-value="" calcext:value-type="error">
            <text:p>#WERT!</text:p>
          </table:table-cell>
          <table:table-cell table:formula="of:=CONCATENATE([$Themenliste.$D27];&quot; &quot;;IF(#REF!;&quot;Jahr_1 &quot;;&quot;&quot;);IF(#REF!;&quot;Jahr_2 &quot;;&quot;&quot;);IF(#REF!;&quot;Jahr_3&quot;;&quot;&quot;);&quot; &quot;;CONCATENATE(IF(XOR([$Themenliste.$I27];#REF!);IF(#REF!;&quot;A.&quot;;&quot;S.&quot;);&quot;X.&quot;);[$Themenliste.$A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" calcext:value-type="error">
            <text:p>#WERT!</text:p>
          </table:table-cell>
          <table:table-cell table:formula="of:=CONCATENATE([$Variablen.$D$2];IF([$Themenliste.$I28];[$Themenliste.$H28]*10;0))" office:value-type="string" office:string-value="" calcext:value-type="error">
            <text:p>#WERT!</text:p>
          </table:table-cell>
          <table:table-cell table:formula="of:=CONCATENATE([$Themenliste.$D28];&quot; &quot;;IF(#REF!;&quot;Jahr_1 &quot;;&quot;&quot;);IF(#REF!;&quot;Jahr_2 &quot;;&quot;&quot;);IF(#REF!;&quot;Jahr_3&quot;;&quot;&quot;);&quot; &quot;;CONCATENATE(IF(XOR([$Themenliste.$I28];#REF!);IF(#REF!;&quot;A.&quot;;&quot;S.&quot;);&quot;X.&quot;);[$Themenliste.$A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" calcext:value-type="error">
            <text:p>#WERT!</text:p>
          </table:table-cell>
          <table:table-cell table:formula="of:=CONCATENATE([$Variablen.$D$2];IF([$Themenliste.$I29];[$Themenliste.$H29]*10;0))" office:value-type="string" office:string-value="" calcext:value-type="error">
            <text:p>#WERT!</text:p>
          </table:table-cell>
          <table:table-cell table:formula="of:=CONCATENATE([$Themenliste.$D29];&quot; &quot;;IF(#REF!;&quot;Jahr_1 &quot;;&quot;&quot;);IF(#REF!;&quot;Jahr_2 &quot;;&quot;&quot;);IF(#REF!;&quot;Jahr_3&quot;;&quot;&quot;);&quot; &quot;;CONCATENATE(IF(XOR([$Themenliste.$I29];#REF!);IF(#REF!;&quot;A.&quot;;&quot;S.&quot;);&quot;X.&quot;);[$Themenliste.$A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" calcext:value-type="error">
            <text:p>#WERT!</text:p>
          </table:table-cell>
          <table:table-cell table:formula="of:=CONCATENATE([$Variablen.$D$2];IF([$Themenliste.$I30];[$Themenliste.$H30]*10;0))" office:value-type="string" office:string-value="" calcext:value-type="error">
            <text:p>#WERT!</text:p>
          </table:table-cell>
          <table:table-cell table:formula="of:=CONCATENATE([$Themenliste.$D30];&quot; &quot;;IF(#REF!;&quot;Jahr_1 &quot;;&quot;&quot;);IF(#REF!;&quot;Jahr_2 &quot;;&quot;&quot;);IF(#REF!;&quot;Jahr_3&quot;;&quot;&quot;);&quot; &quot;;CONCATENATE(IF(XOR([$Themenliste.$I30];#REF!);IF(#REF!;&quot;A.&quot;;&quot;S.&quot;);&quot;X.&quot;);[$Themenliste.$A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" calcext:value-type="error">
            <text:p>#WERT!</text:p>
          </table:table-cell>
          <table:table-cell table:formula="of:=CONCATENATE([$Variablen.$D$2];IF([$Themenliste.$I31];[$Themenliste.$H31]*10;0))" office:value-type="string" office:string-value="" calcext:value-type="error">
            <text:p>#WERT!</text:p>
          </table:table-cell>
          <table:table-cell table:formula="of:=CONCATENATE([$Themenliste.$D31];&quot; &quot;;IF(#REF!;&quot;Jahr_1 &quot;;&quot;&quot;);IF(#REF!;&quot;Jahr_2 &quot;;&quot;&quot;);IF(#REF!;&quot;Jahr_3&quot;;&quot;&quot;);&quot; &quot;;CONCATENATE(IF(XOR([$Themenliste.$I31];#REF!);IF(#REF!;&quot;A.&quot;;&quot;S.&quot;);&quot;X.&quot;);[$Themenliste.$A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" calcext:value-type="error">
            <text:p>#WERT!</text:p>
          </table:table-cell>
          <table:table-cell table:formula="of:=CONCATENATE([$Variablen.$D$2];IF([$Themenliste.$I32];[$Themenliste.$H32]*10;0))" office:value-type="string" office:string-value="" calcext:value-type="error">
            <text:p>#WERT!</text:p>
          </table:table-cell>
          <table:table-cell table:formula="of:=CONCATENATE([$Themenliste.$D32];&quot; &quot;;IF(#REF!;&quot;Jahr_1 &quot;;&quot;&quot;);IF(#REF!;&quot;Jahr_2 &quot;;&quot;&quot;);IF(#REF!;&quot;Jahr_3&quot;;&quot;&quot;);&quot; &quot;;CONCATENATE(IF(XOR([$Themenliste.$I32];#REF!);IF(#REF!;&quot;A.&quot;;&quot;S.&quot;);&quot;X.&quot;);[$Themenliste.$A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" calcext:value-type="error">
            <text:p>#WERT!</text:p>
          </table:table-cell>
          <table:table-cell table:formula="of:=CONCATENATE([$Variablen.$D$2];IF([$Themenliste.$I33];[$Themenliste.$H33]*10;0))" office:value-type="string" office:string-value="" calcext:value-type="error">
            <text:p>#WERT!</text:p>
          </table:table-cell>
          <table:table-cell table:formula="of:=CONCATENATE([$Themenliste.$D33];&quot; &quot;;IF(#REF!;&quot;Jahr_1 &quot;;&quot;&quot;);IF(#REF!;&quot;Jahr_2 &quot;;&quot;&quot;);IF(#REF!;&quot;Jahr_3&quot;;&quot;&quot;);&quot; &quot;;CONCATENATE(IF(XOR([$Themenliste.$I33];#REF!);IF(#REF!;&quot;A.&quot;;&quot;S.&quot;);&quot;X.&quot;);[$Themenliste.$A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" calcext:value-type="error">
            <text:p>#WERT!</text:p>
          </table:table-cell>
          <table:table-cell table:formula="of:=CONCATENATE([$Variablen.$D$2];IF([$Themenliste.$I34];[$Themenliste.$H34]*10;0))" office:value-type="string" office:string-value="" calcext:value-type="error">
            <text:p>#WERT!</text:p>
          </table:table-cell>
          <table:table-cell table:formula="of:=CONCATENATE([$Themenliste.$D34];&quot; &quot;;IF(#REF!;&quot;Jahr_1 &quot;;&quot;&quot;);IF(#REF!;&quot;Jahr_2 &quot;;&quot;&quot;);IF(#REF!;&quot;Jahr_3&quot;;&quot;&quot;);&quot; &quot;;CONCATENATE(IF(XOR([$Themenliste.$I34];#REF!);IF(#REF!;&quot;A.&quot;;&quot;S.&quot;);&quot;X.&quot;);[$Themenliste.$A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" calcext:value-type="error">
            <text:p>#WERT!</text:p>
          </table:table-cell>
          <table:table-cell table:formula="of:=CONCATENATE([$Variablen.$D$2];IF([$Themenliste.$I35];[$Themenliste.$H35]*10;0))" office:value-type="string" office:string-value="" calcext:value-type="error">
            <text:p>#WERT!</text:p>
          </table:table-cell>
          <table:table-cell table:formula="of:=CONCATENATE([$Themenliste.$D35];&quot; &quot;;IF(#REF!;&quot;Jahr_1 &quot;;&quot;&quot;);IF(#REF!;&quot;Jahr_2 &quot;;&quot;&quot;);IF(#REF!;&quot;Jahr_3&quot;;&quot;&quot;);&quot; &quot;;CONCATENATE(IF(XOR([$Themenliste.$I35];#REF!);IF(#REF!;&quot;A.&quot;;&quot;S.&quot;);&quot;X.&quot;);[$Themenliste.$A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" calcext:value-type="error">
            <text:p>#WERT!</text:p>
          </table:table-cell>
          <table:table-cell table:formula="of:=CONCATENATE([$Variablen.$D$2];IF([$Themenliste.$I36];[$Themenliste.$H36]*10;0))" office:value-type="string" office:string-value="" calcext:value-type="error">
            <text:p>#WERT!</text:p>
          </table:table-cell>
          <table:table-cell table:formula="of:=CONCATENATE([$Themenliste.$D36];&quot; &quot;;IF(#REF!;&quot;Jahr_1 &quot;;&quot;&quot;);IF(#REF!;&quot;Jahr_2 &quot;;&quot;&quot;);IF(#REF!;&quot;Jahr_3&quot;;&quot;&quot;);&quot; &quot;;CONCATENATE(IF(XOR([$Themenliste.$I36];#REF!);IF(#REF!;&quot;A.&quot;;&quot;S.&quot;);&quot;X.&quot;);[$Themenliste.$A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" calcext:value-type="error">
            <text:p>#WERT!</text:p>
          </table:table-cell>
          <table:table-cell table:formula="of:=CONCATENATE([$Variablen.$D$2];IF([$Themenliste.$I37];[$Themenliste.$H37]*10;0))" office:value-type="string" office:string-value="" calcext:value-type="error">
            <text:p>#WERT!</text:p>
          </table:table-cell>
          <table:table-cell table:formula="of:=CONCATENATE([$Themenliste.$D37];&quot; &quot;;IF(#REF!;&quot;Jahr_1 &quot;;&quot;&quot;);IF(#REF!;&quot;Jahr_2 &quot;;&quot;&quot;);IF(#REF!;&quot;Jahr_3&quot;;&quot;&quot;);&quot; &quot;;CONCATENATE(IF(XOR([$Themenliste.$I37];#REF!);IF(#REF!;&quot;A.&quot;;&quot;S.&quot;);&quot;X.&quot;);[$Themenliste.$A3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" calcext:value-type="error">
            <text:p>#WERT!</text:p>
          </table:table-cell>
          <table:table-cell table:formula="of:=CONCATENATE([$Variablen.$D$2];IF([$Themenliste.$I38];[$Themenliste.$H38]*10;0))" office:value-type="string" office:string-value="" calcext:value-type="error">
            <text:p>#WERT!</text:p>
          </table:table-cell>
          <table:table-cell table:formula="of:=CONCATENATE([$Themenliste.$D38];&quot; &quot;;IF(#REF!;&quot;Jahr_1 &quot;;&quot;&quot;);IF(#REF!;&quot;Jahr_2 &quot;;&quot;&quot;);IF(#REF!;&quot;Jahr_3&quot;;&quot;&quot;);&quot; &quot;;CONCATENATE(IF(XOR([$Themenliste.$I38];#REF!);IF(#REF!;&quot;A.&quot;;&quot;S.&quot;);&quot;X.&quot;);[$Themenliste.$A3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" calcext:value-type="error">
            <text:p>#WERT!</text:p>
          </table:table-cell>
          <table:table-cell table:formula="of:=CONCATENATE([$Variablen.$D$2];IF([$Themenliste.$I39];[$Themenliste.$H39]*10;0))" office:value-type="string" office:string-value="" calcext:value-type="error">
            <text:p>#WERT!</text:p>
          </table:table-cell>
          <table:table-cell table:formula="of:=CONCATENATE([$Themenliste.$D39];&quot; &quot;;IF(#REF!;&quot;Jahr_1 &quot;;&quot;&quot;);IF(#REF!;&quot;Jahr_2 &quot;;&quot;&quot;);IF(#REF!;&quot;Jahr_3&quot;;&quot;&quot;);&quot; &quot;;CONCATENATE(IF(XOR([$Themenliste.$I39];#REF!);IF(#REF!;&quot;A.&quot;;&quot;S.&quot;);&quot;X.&quot;);[$Themenliste.$A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" calcext:value-type="error">
            <text:p>#WERT!</text:p>
          </table:table-cell>
          <table:table-cell table:formula="of:=CONCATENATE([$Variablen.$D$2];IF([$Themenliste.$I40];[$Themenliste.$H40]*10;0))" office:value-type="string" office:string-value="" calcext:value-type="error">
            <text:p>#WERT!</text:p>
          </table:table-cell>
          <table:table-cell table:formula="of:=CONCATENATE([$Themenliste.$D40];&quot; &quot;;IF(#REF!;&quot;Jahr_1 &quot;;&quot;&quot;);IF(#REF!;&quot;Jahr_2 &quot;;&quot;&quot;);IF(#REF!;&quot;Jahr_3&quot;;&quot;&quot;);&quot; &quot;;CONCATENATE(IF(XOR([$Themenliste.$I40];#REF!);IF(#REF!;&quot;A.&quot;;&quot;S.&quot;);&quot;X.&quot;);[$Themenliste.$A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" calcext:value-type="error">
            <text:p>#WERT!</text:p>
          </table:table-cell>
          <table:table-cell table:formula="of:=CONCATENATE([$Variablen.$D$2];IF([$Themenliste.$I41];[$Themenliste.$H41]*10;0))" office:value-type="string" office:string-value="" calcext:value-type="error">
            <text:p>#WERT!</text:p>
          </table:table-cell>
          <table:table-cell table:formula="of:=CONCATENATE([$Themenliste.$D41];&quot; &quot;;IF(#REF!;&quot;Jahr_1 &quot;;&quot;&quot;);IF(#REF!;&quot;Jahr_2 &quot;;&quot;&quot;);IF(#REF!;&quot;Jahr_3&quot;;&quot;&quot;);&quot; &quot;;CONCATENATE(IF(XOR([$Themenliste.$I41];#REF!);IF(#REF!;&quot;A.&quot;;&quot;S.&quot;);&quot;X.&quot;);[$Themenliste.$A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[$Themenliste.$E42]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CONCATENATE([$Variablen.$D$2];IF([$Themenliste.$I42];[$Themenliste.$H42]*10+UNICODE([$Themenliste.$D42])-96;0))" office:value-type="string" office:string-value="" calcext:value-type="error">
            <text:p>#WERT!</text:p>
          </table:table-cell>
          <table:table-cell table:formula="of:=CONCATENATE([$Variablen.$D$2];IF([$Themenliste.$I42];[$Themenliste.$H42]*10;0))" office:value-type="string" office:string-value="" calcext:value-type="error">
            <text:p>#WERT!</text:p>
          </table:table-cell>
          <table:table-cell table:formula="of:=CONCATENATE([$Themenliste.$D42];&quot; &quot;;IF(#REF!;&quot;Jahr_1 &quot;;&quot;&quot;);IF(#REF!;&quot;Jahr_2 &quot;;&quot;&quot;);IF(#REF!;&quot;Jahr_3&quot;;&quot;&quot;);&quot; &quot;;CONCATENATE(IF(XOR([$Themenliste.$I42];#REF!);IF(#REF!;&quot;A.&quot;;&quot;S.&quot;);&quot;X.&quot;);[$Themenliste.$A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" calcext:value-type="error">
            <text:p>#WERT!</text:p>
          </table:table-cell>
          <table:table-cell table:formula="of:=CONCATENATE([$Variablen.$D$2];IF([$Themenliste.$I43];[$Themenliste.$H43]*10;0))" office:value-type="string" office:string-value="" calcext:value-type="error">
            <text:p>#WERT!</text:p>
          </table:table-cell>
          <table:table-cell table:formula="of:=CONCATENATE([$Themenliste.$D43];&quot; &quot;;IF(#REF!;&quot;Jahr_1 &quot;;&quot;&quot;);IF(#REF!;&quot;Jahr_2 &quot;;&quot;&quot;);IF(#REF!;&quot;Jahr_3&quot;;&quot;&quot;);&quot; &quot;;CONCATENATE(IF(XOR([$Themenliste.$I43];#REF!);IF(#REF!;&quot;A.&quot;;&quot;S.&quot;);&quot;X.&quot;);[$Themenliste.$A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" calcext:value-type="error">
            <text:p>#WERT!</text:p>
          </table:table-cell>
          <table:table-cell table:formula="of:=CONCATENATE([$Variablen.$D$2];IF([$Themenliste.$I44];[$Themenliste.$H44]*10;0))" office:value-type="string" office:string-value="" calcext:value-type="error">
            <text:p>#WERT!</text:p>
          </table:table-cell>
          <table:table-cell table:formula="of:=CONCATENATE([$Themenliste.$D44];&quot; &quot;;IF(#REF!;&quot;Jahr_1 &quot;;&quot;&quot;);IF(#REF!;&quot;Jahr_2 &quot;;&quot;&quot;);IF(#REF!;&quot;Jahr_3&quot;;&quot;&quot;);&quot; &quot;;CONCATENATE(IF(XOR([$Themenliste.$I44];#REF!);IF(#REF!;&quot;A.&quot;;&quot;S.&quot;);&quot;X.&quot;);[$Themenliste.$A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" calcext:value-type="error">
            <text:p>#WERT!</text:p>
          </table:table-cell>
          <table:table-cell table:formula="of:=CONCATENATE([$Variablen.$D$2];IF([$Themenliste.$I45];[$Themenliste.$H45]*10;0))" office:value-type="string" office:string-value="" calcext:value-type="error">
            <text:p>#WERT!</text:p>
          </table:table-cell>
          <table:table-cell table:formula="of:=CONCATENATE([$Themenliste.$D45];&quot; &quot;;IF(#REF!;&quot;Jahr_1 &quot;;&quot;&quot;);IF(#REF!;&quot;Jahr_2 &quot;;&quot;&quot;);IF(#REF!;&quot;Jahr_3&quot;;&quot;&quot;);&quot; &quot;;CONCATENATE(IF(XOR([$Themenliste.$I45];#REF!);IF(#REF!;&quot;A.&quot;;&quot;S.&quot;);&quot;X.&quot;);[$Themenliste.$A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" calcext:value-type="error">
            <text:p>#WERT!</text:p>
          </table:table-cell>
          <table:table-cell table:formula="of:=CONCATENATE([$Variablen.$D$2];IF([$Themenliste.$I46];[$Themenliste.$H46]*10;0))" office:value-type="string" office:string-value="" calcext:value-type="error">
            <text:p>#WERT!</text:p>
          </table:table-cell>
          <table:table-cell table:formula="of:=CONCATENATE([$Themenliste.$D46];&quot; &quot;;IF(#REF!;&quot;Jahr_1 &quot;;&quot;&quot;);IF(#REF!;&quot;Jahr_2 &quot;;&quot;&quot;);IF(#REF!;&quot;Jahr_3&quot;;&quot;&quot;);&quot; &quot;;CONCATENATE(IF(XOR([$Themenliste.$I46];#REF!);IF(#REF!;&quot;A.&quot;;&quot;S.&quot;);&quot;X.&quot;);[$Themenliste.$A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" calcext:value-type="error">
            <text:p>#WERT!</text:p>
          </table:table-cell>
          <table:table-cell table:formula="of:=CONCATENATE([$Variablen.$D$2];IF([$Themenliste.$I47];[$Themenliste.$H47]*10;0))" office:value-type="string" office:string-value="" calcext:value-type="error">
            <text:p>#WERT!</text:p>
          </table:table-cell>
          <table:table-cell table:formula="of:=CONCATENATE([$Themenliste.$D47];&quot; &quot;;IF(#REF!;&quot;Jahr_1 &quot;;&quot;&quot;);IF(#REF!;&quot;Jahr_2 &quot;;&quot;&quot;);IF(#REF!;&quot;Jahr_3&quot;;&quot;&quot;);&quot; &quot;;CONCATENATE(IF(XOR([$Themenliste.$I47];#REF!);IF(#REF!;&quot;A.&quot;;&quot;S.&quot;);&quot;X.&quot;);[$Themenliste.$A4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" calcext:value-type="error">
            <text:p>#WERT!</text:p>
          </table:table-cell>
          <table:table-cell table:formula="of:=CONCATENATE([$Variablen.$D$2];IF([$Themenliste.$I49];[$Themenliste.$H49]*10;0))" office:value-type="string" office:string-value="" calcext:value-type="error">
            <text:p>#WERT!</text:p>
          </table:table-cell>
          <table:table-cell table:formula="of:=CONCATENATE([$Themenliste.$D49];&quot; &quot;;IF(#REF!;&quot;Jahr_1 &quot;;&quot;&quot;);IF(#REF!;&quot;Jahr_2 &quot;;&quot;&quot;);IF(#REF!;&quot;Jahr_3&quot;;&quot;&quot;);&quot; &quot;;CONCATENATE(IF(XOR([$Themenliste.$I49];#REF!);IF(#REF!;&quot;A.&quot;;&quot;S.&quot;);&quot;X.&quot;);[$Themenliste.$A4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" calcext:value-type="error">
            <text:p>#WERT!</text:p>
          </table:table-cell>
          <table:table-cell table:formula="of:=CONCATENATE([$Variablen.$D$2];IF([$Themenliste.$I50];[$Themenliste.$H50]*10;0))" office:value-type="string" office:string-value="" calcext:value-type="error">
            <text:p>#WERT!</text:p>
          </table:table-cell>
          <table:table-cell table:formula="of:=CONCATENATE([$Themenliste.$D50];&quot; &quot;;IF(#REF!;&quot;Jahr_1 &quot;;&quot;&quot;);IF(#REF!;&quot;Jahr_2 &quot;;&quot;&quot;);IF(#REF!;&quot;Jahr_3&quot;;&quot;&quot;);&quot; &quot;;CONCATENATE(IF(XOR([$Themenliste.$I50];#REF!);IF(#REF!;&quot;A.&quot;;&quot;S.&quot;);&quot;X.&quot;);[$Themenliste.$A5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" calcext:value-type="error">
            <text:p>#WERT!</text:p>
          </table:table-cell>
          <table:table-cell table:formula="of:=CONCATENATE([$Variablen.$D$2];IF([$Themenliste.$I51];[$Themenliste.$H51]*10;0))" office:value-type="string" office:string-value="" calcext:value-type="error">
            <text:p>#WERT!</text:p>
          </table:table-cell>
          <table:table-cell table:formula="of:=CONCATENATE([$Themenliste.$D51];&quot; &quot;;IF(#REF!;&quot;Jahr_1 &quot;;&quot;&quot;);IF(#REF!;&quot;Jahr_2 &quot;;&quot;&quot;);IF(#REF!;&quot;Jahr_3&quot;;&quot;&quot;);&quot; &quot;;CONCATENATE(IF(XOR([$Themenliste.$I51];#REF!);IF(#REF!;&quot;A.&quot;;&quot;S.&quot;);&quot;X.&quot;);[$Themenliste.$A5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" calcext:value-type="error">
            <text:p>#WERT!</text:p>
          </table:table-cell>
          <table:table-cell table:formula="of:=CONCATENATE([$Variablen.$D$2];IF([$Themenliste.$I52];[$Themenliste.$H52]*10;0))" office:value-type="string" office:string-value="" calcext:value-type="error">
            <text:p>#WERT!</text:p>
          </table:table-cell>
          <table:table-cell table:formula="of:=CONCATENATE([$Themenliste.$D52];&quot; &quot;;IF(#REF!;&quot;Jahr_1 &quot;;&quot;&quot;);IF(#REF!;&quot;Jahr_2 &quot;;&quot;&quot;);IF(#REF!;&quot;Jahr_3&quot;;&quot;&quot;);&quot; &quot;;CONCATENATE(IF(XOR([$Themenliste.$I52];#REF!);IF(#REF!;&quot;A.&quot;;&quot;S.&quot;);&quot;X.&quot;);[$Themenliste.$A5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" calcext:value-type="error">
            <text:p>#WERT!</text:p>
          </table:table-cell>
          <table:table-cell table:formula="of:=CONCATENATE([$Variablen.$D$2];IF([$Themenliste.$I53];[$Themenliste.$H53]*10;0))" office:value-type="string" office:string-value="" calcext:value-type="error">
            <text:p>#WERT!</text:p>
          </table:table-cell>
          <table:table-cell table:formula="of:=CONCATENATE([$Themenliste.$D53];&quot; &quot;;IF(#REF!;&quot;Jahr_1 &quot;;&quot;&quot;);IF(#REF!;&quot;Jahr_2 &quot;;&quot;&quot;);IF(#REF!;&quot;Jahr_3&quot;;&quot;&quot;);&quot; &quot;;CONCATENATE(IF(XOR([$Themenliste.$I53];#REF!);IF(#REF!;&quot;A.&quot;;&quot;S.&quot;);&quot;X.&quot;);[$Themenliste.$A5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" calcext:value-type="error">
            <text:p>#WERT!</text:p>
          </table:table-cell>
          <table:table-cell table:formula="of:=CONCATENATE([$Variablen.$D$2];IF([$Themenliste.$I54];[$Themenliste.$H54]*10;0))" office:value-type="string" office:string-value="" calcext:value-type="error">
            <text:p>#WERT!</text:p>
          </table:table-cell>
          <table:table-cell table:formula="of:=CONCATENATE([$Themenliste.$D54];&quot; &quot;;IF(#REF!;&quot;Jahr_1 &quot;;&quot;&quot;);IF(#REF!;&quot;Jahr_2 &quot;;&quot;&quot;);IF(#REF!;&quot;Jahr_3&quot;;&quot;&quot;);&quot; &quot;;CONCATENATE(IF(XOR([$Themenliste.$I54];#REF!);IF(#REF!;&quot;A.&quot;;&quot;S.&quot;);&quot;X.&quot;);[$Themenliste.$A5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" calcext:value-type="error">
            <text:p>#WERT!</text:p>
          </table:table-cell>
          <table:table-cell table:formula="of:=CONCATENATE([$Variablen.$D$2];IF([$Themenliste.$I55];[$Themenliste.$H55]*10;0))" office:value-type="string" office:string-value="" calcext:value-type="error">
            <text:p>#WERT!</text:p>
          </table:table-cell>
          <table:table-cell table:formula="of:=CONCATENATE([$Themenliste.$D55];&quot; &quot;;IF(#REF!;&quot;Jahr_1 &quot;;&quot;&quot;);IF(#REF!;&quot;Jahr_2 &quot;;&quot;&quot;);IF(#REF!;&quot;Jahr_3&quot;;&quot;&quot;);&quot; &quot;;CONCATENATE(IF(XOR([$Themenliste.$I55];#REF!);IF(#REF!;&quot;A.&quot;;&quot;S.&quot;);&quot;X.&quot;);[$Themenliste.$A5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" calcext:value-type="error">
            <text:p>#WERT!</text:p>
          </table:table-cell>
          <table:table-cell table:formula="of:=CONCATENATE([$Variablen.$D$2];IF([$Themenliste.$I56];[$Themenliste.$H56]*10;0))" office:value-type="string" office:string-value="" calcext:value-type="error">
            <text:p>#WERT!</text:p>
          </table:table-cell>
          <table:table-cell table:formula="of:=CONCATENATE([$Themenliste.$D56];&quot; &quot;;IF(#REF!;&quot;Jahr_1 &quot;;&quot;&quot;);IF(#REF!;&quot;Jahr_2 &quot;;&quot;&quot;);IF(#REF!;&quot;Jahr_3&quot;;&quot;&quot;);&quot; &quot;;CONCATENATE(IF(XOR([$Themenliste.$I56];#REF!);IF(#REF!;&quot;A.&quot;;&quot;S.&quot;);&quot;X.&quot;);[$Themenliste.$A5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" calcext:value-type="error">
            <text:p>#WERT!</text:p>
          </table:table-cell>
          <table:table-cell table:formula="of:=CONCATENATE([$Variablen.$D$2];IF([$Themenliste.$I57];[$Themenliste.$H57]*10;0))" office:value-type="string" office:string-value="" calcext:value-type="error">
            <text:p>#WERT!</text:p>
          </table:table-cell>
          <table:table-cell table:formula="of:=CONCATENATE([$Themenliste.$D57];&quot; &quot;;IF(#REF!;&quot;Jahr_1 &quot;;&quot;&quot;);IF(#REF!;&quot;Jahr_2 &quot;;&quot;&quot;);IF(#REF!;&quot;Jahr_3&quot;;&quot;&quot;);&quot; &quot;;CONCATENATE(IF(XOR([$Themenliste.$I57];#REF!);IF(#REF!;&quot;A.&quot;;&quot;S.&quot;);&quot;X.&quot;);[$Themenliste.$A5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" calcext:value-type="error">
            <text:p>#WERT!</text:p>
          </table:table-cell>
          <table:table-cell table:formula="of:=CONCATENATE([$Variablen.$D$2];IF([$Themenliste.$I58];[$Themenliste.$H58]*10;0))" office:value-type="string" office:string-value="" calcext:value-type="error">
            <text:p>#WERT!</text:p>
          </table:table-cell>
          <table:table-cell table:formula="of:=CONCATENATE([$Themenliste.$D58];&quot; &quot;;IF(#REF!;&quot;Jahr_1 &quot;;&quot;&quot;);IF(#REF!;&quot;Jahr_2 &quot;;&quot;&quot;);IF(#REF!;&quot;Jahr_3&quot;;&quot;&quot;);&quot; &quot;;CONCATENATE(IF(XOR([$Themenliste.$I58];#REF!);IF(#REF!;&quot;A.&quot;;&quot;S.&quot;);&quot;X.&quot;);[$Themenliste.$A5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" calcext:value-type="error">
            <text:p>#WERT!</text:p>
          </table:table-cell>
          <table:table-cell table:formula="of:=CONCATENATE([$Variablen.$D$2];IF([$Themenliste.$I59];[$Themenliste.$H59]*10;0))" office:value-type="string" office:string-value="" calcext:value-type="error">
            <text:p>#WERT!</text:p>
          </table:table-cell>
          <table:table-cell table:formula="of:=CONCATENATE([$Themenliste.$D59];&quot; &quot;;IF(#REF!;&quot;Jahr_1 &quot;;&quot;&quot;);IF(#REF!;&quot;Jahr_2 &quot;;&quot;&quot;);IF(#REF!;&quot;Jahr_3&quot;;&quot;&quot;);&quot; &quot;;CONCATENATE(IF(XOR([$Themenliste.$I59];#REF!);IF(#REF!;&quot;A.&quot;;&quot;S.&quot;);&quot;X.&quot;);[$Themenliste.$A5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" calcext:value-type="error">
            <text:p>#WERT!</text:p>
          </table:table-cell>
          <table:table-cell table:formula="of:=CONCATENATE([$Variablen.$D$2];IF([$Themenliste.$I60];[$Themenliste.$H60]*10;0))" office:value-type="string" office:string-value="" calcext:value-type="error">
            <text:p>#WERT!</text:p>
          </table:table-cell>
          <table:table-cell table:formula="of:=CONCATENATE([$Themenliste.$D60];&quot; &quot;;IF(#REF!;&quot;Jahr_1 &quot;;&quot;&quot;);IF(#REF!;&quot;Jahr_2 &quot;;&quot;&quot;);IF(#REF!;&quot;Jahr_3&quot;;&quot;&quot;);&quot; &quot;;CONCATENATE(IF(XOR([$Themenliste.$I60];#REF!);IF(#REF!;&quot;A.&quot;;&quot;S.&quot;);&quot;X.&quot;);[$Themenliste.$A6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" calcext:value-type="error">
            <text:p>#WERT!</text:p>
          </table:table-cell>
          <table:table-cell table:formula="of:=CONCATENATE([$Variablen.$D$2];IF([$Themenliste.$I61];[$Themenliste.$H61]*10;0))" office:value-type="string" office:string-value="" calcext:value-type="error">
            <text:p>#WERT!</text:p>
          </table:table-cell>
          <table:table-cell table:formula="of:=CONCATENATE([$Themenliste.$D61];&quot; &quot;;IF(#REF!;&quot;Jahr_1 &quot;;&quot;&quot;);IF(#REF!;&quot;Jahr_2 &quot;;&quot;&quot;);IF(#REF!;&quot;Jahr_3&quot;;&quot;&quot;);&quot; &quot;;CONCATENATE(IF(XOR([$Themenliste.$I61];#REF!);IF(#REF!;&quot;A.&quot;;&quot;S.&quot;);&quot;X.&quot;);[$Themenliste.$A6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" calcext:value-type="error">
            <text:p>#WERT!</text:p>
          </table:table-cell>
          <table:table-cell table:formula="of:=CONCATENATE([$Variablen.$D$2];IF([$Themenliste.$I62];[$Themenliste.$H62]*10;0))" office:value-type="string" office:string-value="" calcext:value-type="error">
            <text:p>#WERT!</text:p>
          </table:table-cell>
          <table:table-cell table:formula="of:=CONCATENATE([$Themenliste.$D62];&quot; &quot;;IF(#REF!;&quot;Jahr_1 &quot;;&quot;&quot;);IF(#REF!;&quot;Jahr_2 &quot;;&quot;&quot;);IF(#REF!;&quot;Jahr_3&quot;;&quot;&quot;);&quot; &quot;;CONCATENATE(IF(XOR([$Themenliste.$I62];#REF!);IF(#REF!;&quot;A.&quot;;&quot;S.&quot;);&quot;X.&quot;);[$Themenliste.$A6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" calcext:value-type="error">
            <text:p>#WERT!</text:p>
          </table:table-cell>
          <table:table-cell table:formula="of:=CONCATENATE([$Variablen.$D$2];IF([$Themenliste.$I63];[$Themenliste.$H63]*10;0))" office:value-type="string" office:string-value="" calcext:value-type="error">
            <text:p>#WERT!</text:p>
          </table:table-cell>
          <table:table-cell table:formula="of:=CONCATENATE([$Themenliste.$D63];&quot; &quot;;IF(#REF!;&quot;Jahr_1 &quot;;&quot;&quot;);IF(#REF!;&quot;Jahr_2 &quot;;&quot;&quot;);IF(#REF!;&quot;Jahr_3&quot;;&quot;&quot;);&quot; &quot;;CONCATENATE(IF(XOR([$Themenliste.$I63];#REF!);IF(#REF!;&quot;A.&quot;;&quot;S.&quot;);&quot;X.&quot;);[$Themenliste.$A6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" calcext:value-type="error">
            <text:p>#WERT!</text:p>
          </table:table-cell>
          <table:table-cell table:formula="of:=CONCATENATE([$Variablen.$D$2];IF([$Themenliste.$I64];[$Themenliste.$H64]*10;0))" office:value-type="string" office:string-value="" calcext:value-type="error">
            <text:p>#WERT!</text:p>
          </table:table-cell>
          <table:table-cell table:formula="of:=CONCATENATE([$Themenliste.$D64];&quot; &quot;;IF(#REF!;&quot;Jahr_1 &quot;;&quot;&quot;);IF(#REF!;&quot;Jahr_2 &quot;;&quot;&quot;);IF(#REF!;&quot;Jahr_3&quot;;&quot;&quot;);&quot; &quot;;CONCATENATE(IF(XOR([$Themenliste.$I64];#REF!);IF(#REF!;&quot;A.&quot;;&quot;S.&quot;);&quot;X.&quot;);[$Themenliste.$A6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" calcext:value-type="error">
            <text:p>#WERT!</text:p>
          </table:table-cell>
          <table:table-cell table:formula="of:=CONCATENATE([$Variablen.$D$2];IF([$Themenliste.$I65];[$Themenliste.$H65]*10;0))" office:value-type="string" office:string-value="" calcext:value-type="error">
            <text:p>#WERT!</text:p>
          </table:table-cell>
          <table:table-cell table:formula="of:=CONCATENATE([$Themenliste.$D65];&quot; &quot;;IF(#REF!;&quot;Jahr_1 &quot;;&quot;&quot;);IF(#REF!;&quot;Jahr_2 &quot;;&quot;&quot;);IF(#REF!;&quot;Jahr_3&quot;;&quot;&quot;);&quot; &quot;;CONCATENATE(IF(XOR([$Themenliste.$I65];#REF!);IF(#REF!;&quot;A.&quot;;&quot;S.&quot;);&quot;X.&quot;);[$Themenliste.$A6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" calcext:value-type="error">
            <text:p>#WERT!</text:p>
          </table:table-cell>
          <table:table-cell table:formula="of:=CONCATENATE([$Variablen.$D$2];IF([$Themenliste.$I66];[$Themenliste.$H66]*10;0))" office:value-type="string" office:string-value="" calcext:value-type="error">
            <text:p>#WERT!</text:p>
          </table:table-cell>
          <table:table-cell table:formula="of:=CONCATENATE([$Themenliste.$D66];&quot; &quot;;IF(#REF!;&quot;Jahr_1 &quot;;&quot;&quot;);IF(#REF!;&quot;Jahr_2 &quot;;&quot;&quot;);IF(#REF!;&quot;Jahr_3&quot;;&quot;&quot;);&quot; &quot;;CONCATENATE(IF(XOR([$Themenliste.$I66];#REF!);IF(#REF!;&quot;A.&quot;;&quot;S.&quot;);&quot;X.&quot;);[$Themenliste.$A6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" calcext:value-type="error">
            <text:p>#WERT!</text:p>
          </table:table-cell>
          <table:table-cell table:formula="of:=CONCATENATE([$Variablen.$D$2];IF([$Themenliste.$I67];[$Themenliste.$H67]*10;0))" office:value-type="string" office:string-value="" calcext:value-type="error">
            <text:p>#WERT!</text:p>
          </table:table-cell>
          <table:table-cell table:formula="of:=CONCATENATE([$Themenliste.$D67];&quot; &quot;;IF(#REF!;&quot;Jahr_1 &quot;;&quot;&quot;);IF(#REF!;&quot;Jahr_2 &quot;;&quot;&quot;);IF(#REF!;&quot;Jahr_3&quot;;&quot;&quot;);&quot; &quot;;CONCATENATE(IF(XOR([$Themenliste.$I67];#REF!);IF(#REF!;&quot;A.&quot;;&quot;S.&quot;);&quot;X.&quot;);[$Themenliste.$A6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" calcext:value-type="error">
            <text:p>#WERT!</text:p>
          </table:table-cell>
          <table:table-cell table:formula="of:=CONCATENATE([$Variablen.$D$2];IF([$Themenliste.$I68];[$Themenliste.$H68]*10;0))" office:value-type="string" office:string-value="" calcext:value-type="error">
            <text:p>#WERT!</text:p>
          </table:table-cell>
          <table:table-cell table:formula="of:=CONCATENATE([$Themenliste.$D68];&quot; &quot;;IF(#REF!;&quot;Jahr_1 &quot;;&quot;&quot;);IF(#REF!;&quot;Jahr_2 &quot;;&quot;&quot;);IF(#REF!;&quot;Jahr_3&quot;;&quot;&quot;);&quot; &quot;;CONCATENATE(IF(XOR([$Themenliste.$I68];#REF!);IF(#REF!;&quot;A.&quot;;&quot;S.&quot;);&quot;X.&quot;);[$Themenliste.$A6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" calcext:value-type="error">
            <text:p>#WERT!</text:p>
          </table:table-cell>
          <table:table-cell table:formula="of:=CONCATENATE([$Variablen.$D$2];IF([$Themenliste.$I69];[$Themenliste.$H69]*10;0))" office:value-type="string" office:string-value="" calcext:value-type="error">
            <text:p>#WERT!</text:p>
          </table:table-cell>
          <table:table-cell table:formula="of:=CONCATENATE([$Themenliste.$D69];&quot; &quot;;IF(#REF!;&quot;Jahr_1 &quot;;&quot;&quot;);IF(#REF!;&quot;Jahr_2 &quot;;&quot;&quot;);IF(#REF!;&quot;Jahr_3&quot;;&quot;&quot;);&quot; &quot;;CONCATENATE(IF(XOR([$Themenliste.$I69];#REF!);IF(#REF!;&quot;A.&quot;;&quot;S.&quot;);&quot;X.&quot;);[$Themenliste.$A6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" calcext:value-type="error">
            <text:p>#WERT!</text:p>
          </table:table-cell>
          <table:table-cell table:formula="of:=CONCATENATE([$Variablen.$D$2];IF([$Themenliste.$I70];[$Themenliste.$H70]*10;0))" office:value-type="string" office:string-value="" calcext:value-type="error">
            <text:p>#WERT!</text:p>
          </table:table-cell>
          <table:table-cell table:formula="of:=CONCATENATE([$Themenliste.$D70];&quot; &quot;;IF(#REF!;&quot;Jahr_1 &quot;;&quot;&quot;);IF(#REF!;&quot;Jahr_2 &quot;;&quot;&quot;);IF(#REF!;&quot;Jahr_3&quot;;&quot;&quot;);&quot; &quot;;CONCATENATE(IF(XOR([$Themenliste.$I70];#REF!);IF(#REF!;&quot;A.&quot;;&quot;S.&quot;);&quot;X.&quot;);[$Themenliste.$A7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" calcext:value-type="error">
            <text:p>#WERT!</text:p>
          </table:table-cell>
          <table:table-cell table:formula="of:=CONCATENATE([$Variablen.$D$2];IF([$Themenliste.$I71];[$Themenliste.$H71]*10;0))" office:value-type="string" office:string-value="" calcext:value-type="error">
            <text:p>#WERT!</text:p>
          </table:table-cell>
          <table:table-cell table:formula="of:=CONCATENATE([$Themenliste.$D71];&quot; &quot;;IF(#REF!;&quot;Jahr_1 &quot;;&quot;&quot;);IF(#REF!;&quot;Jahr_2 &quot;;&quot;&quot;);IF(#REF!;&quot;Jahr_3&quot;;&quot;&quot;);&quot; &quot;;CONCATENATE(IF(XOR([$Themenliste.$I71];#REF!);IF(#REF!;&quot;A.&quot;;&quot;S.&quot;);&quot;X.&quot;);[$Themenliste.$A7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" calcext:value-type="error">
            <text:p>#WERT!</text:p>
          </table:table-cell>
          <table:table-cell table:formula="of:=CONCATENATE([$Variablen.$D$2];IF([$Themenliste.$I72];[$Themenliste.$H72]*10;0))" office:value-type="string" office:string-value="" calcext:value-type="error">
            <text:p>#WERT!</text:p>
          </table:table-cell>
          <table:table-cell table:formula="of:=CONCATENATE([$Themenliste.$D72];&quot; &quot;;IF(#REF!;&quot;Jahr_1 &quot;;&quot;&quot;);IF(#REF!;&quot;Jahr_2 &quot;;&quot;&quot;);IF(#REF!;&quot;Jahr_3&quot;;&quot;&quot;);&quot; &quot;;CONCATENATE(IF(XOR([$Themenliste.$I72];#REF!);IF(#REF!;&quot;A.&quot;;&quot;S.&quot;);&quot;X.&quot;);[$Themenliste.$A7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" calcext:value-type="error">
            <text:p>#WERT!</text:p>
          </table:table-cell>
          <table:table-cell table:formula="of:=CONCATENATE([$Variablen.$D$2];IF([$Themenliste.$I73];[$Themenliste.$H73]*10;0))" office:value-type="string" office:string-value="" calcext:value-type="error">
            <text:p>#WERT!</text:p>
          </table:table-cell>
          <table:table-cell table:formula="of:=CONCATENATE([$Themenliste.$D73];&quot; &quot;;IF(#REF!;&quot;Jahr_1 &quot;;&quot;&quot;);IF(#REF!;&quot;Jahr_2 &quot;;&quot;&quot;);IF(#REF!;&quot;Jahr_3&quot;;&quot;&quot;);&quot; &quot;;CONCATENATE(IF(XOR([$Themenliste.$I73];#REF!);IF(#REF!;&quot;A.&quot;;&quot;S.&quot;);&quot;X.&quot;);[$Themenliste.$A7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" calcext:value-type="error">
            <text:p>#WERT!</text:p>
          </table:table-cell>
          <table:table-cell table:formula="of:=CONCATENATE([$Variablen.$D$2];IF([$Themenliste.$I74];[$Themenliste.$H74]*10;0))" office:value-type="string" office:string-value="" calcext:value-type="error">
            <text:p>#WERT!</text:p>
          </table:table-cell>
          <table:table-cell table:formula="of:=CONCATENATE([$Themenliste.$D74];&quot; &quot;;IF(#REF!;&quot;Jahr_1 &quot;;&quot;&quot;);IF(#REF!;&quot;Jahr_2 &quot;;&quot;&quot;);IF(#REF!;&quot;Jahr_3&quot;;&quot;&quot;);&quot; &quot;;CONCATENATE(IF(XOR([$Themenliste.$I74];#REF!);IF(#REF!;&quot;A.&quot;;&quot;S.&quot;);&quot;X.&quot;);[$Themenliste.$A7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" calcext:value-type="error">
            <text:p>#WERT!</text:p>
          </table:table-cell>
          <table:table-cell table:formula="of:=CONCATENATE([$Variablen.$D$2];IF([$Themenliste.$I75];[$Themenliste.$H75]*10;0))" office:value-type="string" office:string-value="" calcext:value-type="error">
            <text:p>#WERT!</text:p>
          </table:table-cell>
          <table:table-cell table:formula="of:=CONCATENATE([$Themenliste.$D75];&quot; &quot;;IF(#REF!;&quot;Jahr_1 &quot;;&quot;&quot;);IF(#REF!;&quot;Jahr_2 &quot;;&quot;&quot;);IF(#REF!;&quot;Jahr_3&quot;;&quot;&quot;);&quot; &quot;;CONCATENATE(IF(XOR([$Themenliste.$I75];#REF!);IF(#REF!;&quot;A.&quot;;&quot;S.&quot;);&quot;X.&quot;);[$Themenliste.$A7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" calcext:value-type="error">
            <text:p>#WERT!</text:p>
          </table:table-cell>
          <table:table-cell table:formula="of:=CONCATENATE([$Variablen.$D$2];IF([$Themenliste.$I76];[$Themenliste.$H76]*10;0))" office:value-type="string" office:string-value="" calcext:value-type="error">
            <text:p>#WERT!</text:p>
          </table:table-cell>
          <table:table-cell table:formula="of:=CONCATENATE([$Themenliste.$D76];&quot; &quot;;IF(#REF!;&quot;Jahr_1 &quot;;&quot;&quot;);IF(#REF!;&quot;Jahr_2 &quot;;&quot;&quot;);IF(#REF!;&quot;Jahr_3&quot;;&quot;&quot;);&quot; &quot;;CONCATENATE(IF(XOR([$Themenliste.$I76];#REF!);IF(#REF!;&quot;A.&quot;;&quot;S.&quot;);&quot;X.&quot;);[$Themenliste.$A7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" calcext:value-type="error">
            <text:p>#WERT!</text:p>
          </table:table-cell>
          <table:table-cell table:formula="of:=CONCATENATE([$Variablen.$D$2];IF([$Themenliste.$I77];[$Themenliste.$H77]*10;0))" office:value-type="string" office:string-value="" calcext:value-type="error">
            <text:p>#WERT!</text:p>
          </table:table-cell>
          <table:table-cell table:formula="of:=CONCATENATE([$Themenliste.$D77];&quot; &quot;;IF(#REF!;&quot;Jahr_1 &quot;;&quot;&quot;);IF(#REF!;&quot;Jahr_2 &quot;;&quot;&quot;);IF(#REF!;&quot;Jahr_3&quot;;&quot;&quot;);&quot; &quot;;CONCATENATE(IF(XOR([$Themenliste.$I77];#REF!);IF(#REF!;&quot;A.&quot;;&quot;S.&quot;);&quot;X.&quot;);[$Themenliste.$A7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" calcext:value-type="error">
            <text:p>#WERT!</text:p>
          </table:table-cell>
          <table:table-cell table:formula="of:=CONCATENATE([$Variablen.$D$2];IF([$Themenliste.$I78];[$Themenliste.$H78]*10;0))" office:value-type="string" office:string-value="" calcext:value-type="error">
            <text:p>#WERT!</text:p>
          </table:table-cell>
          <table:table-cell table:formula="of:=CONCATENATE([$Themenliste.$D78];&quot; &quot;;IF(#REF!;&quot;Jahr_1 &quot;;&quot;&quot;);IF(#REF!;&quot;Jahr_2 &quot;;&quot;&quot;);IF(#REF!;&quot;Jahr_3&quot;;&quot;&quot;);&quot; &quot;;CONCATENATE(IF(XOR([$Themenliste.$I78];#REF!);IF(#REF!;&quot;A.&quot;;&quot;S.&quot;);&quot;X.&quot;);[$Themenliste.$A7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" calcext:value-type="error">
            <text:p>#WERT!</text:p>
          </table:table-cell>
          <table:table-cell table:formula="of:=CONCATENATE([$Variablen.$D$2];IF([$Themenliste.$I79];[$Themenliste.$H79]*10;0))" office:value-type="string" office:string-value="" calcext:value-type="error">
            <text:p>#WERT!</text:p>
          </table:table-cell>
          <table:table-cell table:formula="of:=CONCATENATE([$Themenliste.$D79];&quot; &quot;;IF(#REF!;&quot;Jahr_1 &quot;;&quot;&quot;);IF(#REF!;&quot;Jahr_2 &quot;;&quot;&quot;);IF(#REF!;&quot;Jahr_3&quot;;&quot;&quot;);&quot; &quot;;CONCATENATE(IF(XOR([$Themenliste.$I79];#REF!);IF(#REF!;&quot;A.&quot;;&quot;S.&quot;);&quot;X.&quot;);[$Themenliste.$A7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" calcext:value-type="error">
            <text:p>#WERT!</text:p>
          </table:table-cell>
          <table:table-cell table:formula="of:=CONCATENATE([$Variablen.$D$2];IF([$Themenliste.$I80];[$Themenliste.$H80]*10;0))" office:value-type="string" office:string-value="" calcext:value-type="error">
            <text:p>#WERT!</text:p>
          </table:table-cell>
          <table:table-cell table:formula="of:=CONCATENATE([$Themenliste.$D80];&quot; &quot;;IF(#REF!;&quot;Jahr_1 &quot;;&quot;&quot;);IF(#REF!;&quot;Jahr_2 &quot;;&quot;&quot;);IF(#REF!;&quot;Jahr_3&quot;;&quot;&quot;);&quot; &quot;;CONCATENATE(IF(XOR([$Themenliste.$I80];#REF!);IF(#REF!;&quot;A.&quot;;&quot;S.&quot;);&quot;X.&quot;);[$Themenliste.$A8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" calcext:value-type="error">
            <text:p>#WERT!</text:p>
          </table:table-cell>
          <table:table-cell table:formula="of:=CONCATENATE([$Variablen.$D$2];IF([$Themenliste.$I81];[$Themenliste.$H81]*10;0))" office:value-type="string" office:string-value="" calcext:value-type="error">
            <text:p>#WERT!</text:p>
          </table:table-cell>
          <table:table-cell table:formula="of:=CONCATENATE([$Themenliste.$D81];&quot; &quot;;IF(#REF!;&quot;Jahr_1 &quot;;&quot;&quot;);IF(#REF!;&quot;Jahr_2 &quot;;&quot;&quot;);IF(#REF!;&quot;Jahr_3&quot;;&quot;&quot;);&quot; &quot;;CONCATENATE(IF(XOR([$Themenliste.$I81];#REF!);IF(#REF!;&quot;A.&quot;;&quot;S.&quot;);&quot;X.&quot;);[$Themenliste.$A8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" calcext:value-type="error">
            <text:p>#WERT!</text:p>
          </table:table-cell>
          <table:table-cell table:formula="of:=CONCATENATE([$Variablen.$D$2];IF([$Themenliste.$I82];[$Themenliste.$H82]*10;0))" office:value-type="string" office:string-value="" calcext:value-type="error">
            <text:p>#WERT!</text:p>
          </table:table-cell>
          <table:table-cell table:formula="of:=CONCATENATE([$Themenliste.$D82];&quot; &quot;;IF(#REF!;&quot;Jahr_1 &quot;;&quot;&quot;);IF(#REF!;&quot;Jahr_2 &quot;;&quot;&quot;);IF(#REF!;&quot;Jahr_3&quot;;&quot;&quot;);&quot; &quot;;CONCATENATE(IF(XOR([$Themenliste.$I82];#REF!);IF(#REF!;&quot;A.&quot;;&quot;S.&quot;);&quot;X.&quot;);[$Themenliste.$A8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" calcext:value-type="error">
            <text:p>#WERT!</text:p>
          </table:table-cell>
          <table:table-cell table:formula="of:=CONCATENATE([$Variablen.$D$2];IF([$Themenliste.$I83];[$Themenliste.$H83]*10;0))" office:value-type="string" office:string-value="" calcext:value-type="error">
            <text:p>#WERT!</text:p>
          </table:table-cell>
          <table:table-cell table:formula="of:=CONCATENATE([$Themenliste.$D83];&quot; &quot;;IF(#REF!;&quot;Jahr_1 &quot;;&quot;&quot;);IF(#REF!;&quot;Jahr_2 &quot;;&quot;&quot;);IF(#REF!;&quot;Jahr_3&quot;;&quot;&quot;);&quot; &quot;;CONCATENATE(IF(XOR([$Themenliste.$I83];#REF!);IF(#REF!;&quot;A.&quot;;&quot;S.&quot;);&quot;X.&quot;);[$Themenliste.$A8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" calcext:value-type="error">
            <text:p>#WERT!</text:p>
          </table:table-cell>
          <table:table-cell table:formula="of:=CONCATENATE([$Variablen.$D$2];IF([$Themenliste.$I84];[$Themenliste.$H84]*10;0))" office:value-type="string" office:string-value="" calcext:value-type="error">
            <text:p>#WERT!</text:p>
          </table:table-cell>
          <table:table-cell table:formula="of:=CONCATENATE([$Themenliste.$D84];&quot; &quot;;IF(#REF!;&quot;Jahr_1 &quot;;&quot;&quot;);IF(#REF!;&quot;Jahr_2 &quot;;&quot;&quot;);IF(#REF!;&quot;Jahr_3&quot;;&quot;&quot;);&quot; &quot;;CONCATENATE(IF(XOR([$Themenliste.$I84];#REF!);IF(#REF!;&quot;A.&quot;;&quot;S.&quot;);&quot;X.&quot;);[$Themenliste.$A8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" calcext:value-type="error">
            <text:p>#WERT!</text:p>
          </table:table-cell>
          <table:table-cell table:formula="of:=CONCATENATE([$Variablen.$D$2];IF([$Themenliste.$I85];[$Themenliste.$H85]*10;0))" office:value-type="string" office:string-value="" calcext:value-type="error">
            <text:p>#WERT!</text:p>
          </table:table-cell>
          <table:table-cell table:formula="of:=CONCATENATE([$Themenliste.$D85];&quot; &quot;;IF(#REF!;&quot;Jahr_1 &quot;;&quot;&quot;);IF(#REF!;&quot;Jahr_2 &quot;;&quot;&quot;);IF(#REF!;&quot;Jahr_3&quot;;&quot;&quot;);&quot; &quot;;CONCATENATE(IF(XOR([$Themenliste.$I85];#REF!);IF(#REF!;&quot;A.&quot;;&quot;S.&quot;);&quot;X.&quot;);[$Themenliste.$A8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" calcext:value-type="error">
            <text:p>#WERT!</text:p>
          </table:table-cell>
          <table:table-cell table:formula="of:=CONCATENATE([$Variablen.$D$2];IF([$Themenliste.$I86];[$Themenliste.$H86]*10;0))" office:value-type="string" office:string-value="" calcext:value-type="error">
            <text:p>#WERT!</text:p>
          </table:table-cell>
          <table:table-cell table:formula="of:=CONCATENATE([$Themenliste.$D86];&quot; &quot;;IF(#REF!;&quot;Jahr_1 &quot;;&quot;&quot;);IF(#REF!;&quot;Jahr_2 &quot;;&quot;&quot;);IF(#REF!;&quot;Jahr_3&quot;;&quot;&quot;);&quot; &quot;;CONCATENATE(IF(XOR([$Themenliste.$I86];#REF!);IF(#REF!;&quot;A.&quot;;&quot;S.&quot;);&quot;X.&quot;);[$Themenliste.$A8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" calcext:value-type="error">
            <text:p>#WERT!</text:p>
          </table:table-cell>
          <table:table-cell table:formula="of:=CONCATENATE([$Variablen.$D$2];IF([$Themenliste.$I87];[$Themenliste.$H87]*10;0))" office:value-type="string" office:string-value="" calcext:value-type="error">
            <text:p>#WERT!</text:p>
          </table:table-cell>
          <table:table-cell table:formula="of:=CONCATENATE([$Themenliste.$D87];&quot; &quot;;IF(#REF!;&quot;Jahr_1 &quot;;&quot;&quot;);IF(#REF!;&quot;Jahr_2 &quot;;&quot;&quot;);IF(#REF!;&quot;Jahr_3&quot;;&quot;&quot;);&quot; &quot;;CONCATENATE(IF(XOR([$Themenliste.$I87];#REF!);IF(#REF!;&quot;A.&quot;;&quot;S.&quot;);&quot;X.&quot;);[$Themenliste.$A8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" calcext:value-type="error">
            <text:p>#WERT!</text:p>
          </table:table-cell>
          <table:table-cell table:formula="of:=CONCATENATE([$Variablen.$D$2];IF([$Themenliste.$I88];[$Themenliste.$H88]*10;0))" office:value-type="string" office:string-value="" calcext:value-type="error">
            <text:p>#WERT!</text:p>
          </table:table-cell>
          <table:table-cell table:formula="of:=CONCATENATE([$Themenliste.$D88];&quot; &quot;;IF(#REF!;&quot;Jahr_1 &quot;;&quot;&quot;);IF(#REF!;&quot;Jahr_2 &quot;;&quot;&quot;);IF(#REF!;&quot;Jahr_3&quot;;&quot;&quot;);&quot; &quot;;CONCATENATE(IF(XOR([$Themenliste.$I88];#REF!);IF(#REF!;&quot;A.&quot;;&quot;S.&quot;);&quot;X.&quot;);[$Themenliste.$A8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" calcext:value-type="error">
            <text:p>#WERT!</text:p>
          </table:table-cell>
          <table:table-cell table:formula="of:=CONCATENATE([$Variablen.$D$2];IF([$Themenliste.$I89];[$Themenliste.$H89]*10;0))" office:value-type="string" office:string-value="" calcext:value-type="error">
            <text:p>#WERT!</text:p>
          </table:table-cell>
          <table:table-cell table:formula="of:=CONCATENATE([$Themenliste.$D89];&quot; &quot;;IF(#REF!;&quot;Jahr_1 &quot;;&quot;&quot;);IF(#REF!;&quot;Jahr_2 &quot;;&quot;&quot;);IF(#REF!;&quot;Jahr_3&quot;;&quot;&quot;);&quot; &quot;;CONCATENATE(IF(XOR([$Themenliste.$I89];#REF!);IF(#REF!;&quot;A.&quot;;&quot;S.&quot;);&quot;X.&quot;);[$Themenliste.$A8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" calcext:value-type="error">
            <text:p>#WERT!</text:p>
          </table:table-cell>
          <table:table-cell table:formula="of:=CONCATENATE([$Variablen.$D$2];IF([$Themenliste.$I90];[$Themenliste.$H90]*10;0))" office:value-type="string" office:string-value="" calcext:value-type="error">
            <text:p>#WERT!</text:p>
          </table:table-cell>
          <table:table-cell table:formula="of:=CONCATENATE([$Themenliste.$D90];&quot; &quot;;IF(#REF!;&quot;Jahr_1 &quot;;&quot;&quot;);IF(#REF!;&quot;Jahr_2 &quot;;&quot;&quot;);IF(#REF!;&quot;Jahr_3&quot;;&quot;&quot;);&quot; &quot;;CONCATENATE(IF(XOR([$Themenliste.$I90];#REF!);IF(#REF!;&quot;A.&quot;;&quot;S.&quot;);&quot;X.&quot;);[$Themenliste.$A9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" calcext:value-type="error">
            <text:p>#WERT!</text:p>
          </table:table-cell>
          <table:table-cell table:formula="of:=CONCATENATE([$Variablen.$D$2];IF([$Themenliste.$I91];[$Themenliste.$H91]*10;0))" office:value-type="string" office:string-value="" calcext:value-type="error">
            <text:p>#WERT!</text:p>
          </table:table-cell>
          <table:table-cell table:formula="of:=CONCATENATE([$Themenliste.$D91];&quot; &quot;;IF(#REF!;&quot;Jahr_1 &quot;;&quot;&quot;);IF(#REF!;&quot;Jahr_2 &quot;;&quot;&quot;);IF(#REF!;&quot;Jahr_3&quot;;&quot;&quot;);&quot; &quot;;CONCATENATE(IF(XOR([$Themenliste.$I91];#REF!);IF(#REF!;&quot;A.&quot;;&quot;S.&quot;);&quot;X.&quot;);[$Themenliste.$A9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" calcext:value-type="error">
            <text:p>#WERT!</text:p>
          </table:table-cell>
          <table:table-cell table:formula="of:=CONCATENATE([$Variablen.$D$2];IF([$Themenliste.$I92];[$Themenliste.$H92]*10;0))" office:value-type="string" office:string-value="" calcext:value-type="error">
            <text:p>#WERT!</text:p>
          </table:table-cell>
          <table:table-cell table:formula="of:=CONCATENATE([$Themenliste.$D92];&quot; &quot;;IF(#REF!;&quot;Jahr_1 &quot;;&quot;&quot;);IF(#REF!;&quot;Jahr_2 &quot;;&quot;&quot;);IF(#REF!;&quot;Jahr_3&quot;;&quot;&quot;);&quot; &quot;;CONCATENATE(IF(XOR([$Themenliste.$I92];#REF!);IF(#REF!;&quot;A.&quot;;&quot;S.&quot;);&quot;X.&quot;);[$Themenliste.$A9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" calcext:value-type="error">
            <text:p>#WERT!</text:p>
          </table:table-cell>
          <table:table-cell table:formula="of:=CONCATENATE([$Variablen.$D$2];IF([$Themenliste.$I93];[$Themenliste.$H93]*10;0))" office:value-type="string" office:string-value="" calcext:value-type="error">
            <text:p>#WERT!</text:p>
          </table:table-cell>
          <table:table-cell table:formula="of:=CONCATENATE([$Themenliste.$D93];&quot; &quot;;IF(#REF!;&quot;Jahr_1 &quot;;&quot;&quot;);IF(#REF!;&quot;Jahr_2 &quot;;&quot;&quot;);IF(#REF!;&quot;Jahr_3&quot;;&quot;&quot;);&quot; &quot;;CONCATENATE(IF(XOR([$Themenliste.$I93];#REF!);IF(#REF!;&quot;A.&quot;;&quot;S.&quot;);&quot;X.&quot;);[$Themenliste.$A9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" calcext:value-type="error">
            <text:p>#WERT!</text:p>
          </table:table-cell>
          <table:table-cell table:formula="of:=CONCATENATE([$Variablen.$D$2];IF([$Themenliste.$I94];[$Themenliste.$H94]*10;0))" office:value-type="string" office:string-value="" calcext:value-type="error">
            <text:p>#WERT!</text:p>
          </table:table-cell>
          <table:table-cell table:formula="of:=CONCATENATE([$Themenliste.$D94];&quot; &quot;;IF(#REF!;&quot;Jahr_1 &quot;;&quot;&quot;);IF(#REF!;&quot;Jahr_2 &quot;;&quot;&quot;);IF(#REF!;&quot;Jahr_3&quot;;&quot;&quot;);&quot; &quot;;CONCATENATE(IF(XOR([$Themenliste.$I94];#REF!);IF(#REF!;&quot;A.&quot;;&quot;S.&quot;);&quot;X.&quot;);[$Themenliste.$A9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" calcext:value-type="error">
            <text:p>#WERT!</text:p>
          </table:table-cell>
          <table:table-cell table:formula="of:=CONCATENATE([$Variablen.$D$2];IF([$Themenliste.$I95];[$Themenliste.$H95]*10;0))" office:value-type="string" office:string-value="" calcext:value-type="error">
            <text:p>#WERT!</text:p>
          </table:table-cell>
          <table:table-cell table:formula="of:=CONCATENATE([$Themenliste.$D95];&quot; &quot;;IF(#REF!;&quot;Jahr_1 &quot;;&quot;&quot;);IF(#REF!;&quot;Jahr_2 &quot;;&quot;&quot;);IF(#REF!;&quot;Jahr_3&quot;;&quot;&quot;);&quot; &quot;;CONCATENATE(IF(XOR([$Themenliste.$I95];#REF!);IF(#REF!;&quot;A.&quot;;&quot;S.&quot;);&quot;X.&quot;);[$Themenliste.$A9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" calcext:value-type="error">
            <text:p>#WERT!</text:p>
          </table:table-cell>
          <table:table-cell table:formula="of:=CONCATENATE([$Variablen.$D$2];IF([$Themenliste.$I96];[$Themenliste.$H96]*10;0))" office:value-type="string" office:string-value="" calcext:value-type="error">
            <text:p>#WERT!</text:p>
          </table:table-cell>
          <table:table-cell table:formula="of:=CONCATENATE([$Themenliste.$D96];&quot; &quot;;IF(#REF!;&quot;Jahr_1 &quot;;&quot;&quot;);IF(#REF!;&quot;Jahr_2 &quot;;&quot;&quot;);IF(#REF!;&quot;Jahr_3&quot;;&quot;&quot;);&quot; &quot;;CONCATENATE(IF(XOR([$Themenliste.$I96];#REF!);IF(#REF!;&quot;A.&quot;;&quot;S.&quot;);&quot;X.&quot;);[$Themenliste.$A9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" calcext:value-type="error">
            <text:p>#WERT!</text:p>
          </table:table-cell>
          <table:table-cell table:formula="of:=CONCATENATE([$Variablen.$D$2];IF([$Themenliste.$I97];[$Themenliste.$H97]*10;0))" office:value-type="string" office:string-value="" calcext:value-type="error">
            <text:p>#WERT!</text:p>
          </table:table-cell>
          <table:table-cell table:formula="of:=CONCATENATE([$Themenliste.$D97];&quot; &quot;;IF(#REF!;&quot;Jahr_1 &quot;;&quot;&quot;);IF(#REF!;&quot;Jahr_2 &quot;;&quot;&quot;);IF(#REF!;&quot;Jahr_3&quot;;&quot;&quot;);&quot; &quot;;CONCATENATE(IF(XOR([$Themenliste.$I97];#REF!);IF(#REF!;&quot;A.&quot;;&quot;S.&quot;);&quot;X.&quot;);[$Themenliste.$A9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" calcext:value-type="error">
            <text:p>#WERT!</text:p>
          </table:table-cell>
          <table:table-cell table:formula="of:=CONCATENATE([$Variablen.$D$2];IF([$Themenliste.$I98];[$Themenliste.$H98]*10;0))" office:value-type="string" office:string-value="" calcext:value-type="error">
            <text:p>#WERT!</text:p>
          </table:table-cell>
          <table:table-cell table:formula="of:=CONCATENATE([$Themenliste.$D98];&quot; &quot;;IF(#REF!;&quot;Jahr_1 &quot;;&quot;&quot;);IF(#REF!;&quot;Jahr_2 &quot;;&quot;&quot;);IF(#REF!;&quot;Jahr_3&quot;;&quot;&quot;);&quot; &quot;;CONCATENATE(IF(XOR([$Themenliste.$I98];#REF!);IF(#REF!;&quot;A.&quot;;&quot;S.&quot;);&quot;X.&quot;);[$Themenliste.$A9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" calcext:value-type="error">
            <text:p>#WERT!</text:p>
          </table:table-cell>
          <table:table-cell table:formula="of:=CONCATENATE([$Variablen.$D$2];IF([$Themenliste.$I99];[$Themenliste.$H99]*10;0))" office:value-type="string" office:string-value="" calcext:value-type="error">
            <text:p>#WERT!</text:p>
          </table:table-cell>
          <table:table-cell table:formula="of:=CONCATENATE([$Themenliste.$D99];&quot; &quot;;IF(#REF!;&quot;Jahr_1 &quot;;&quot;&quot;);IF(#REF!;&quot;Jahr_2 &quot;;&quot;&quot;);IF(#REF!;&quot;Jahr_3&quot;;&quot;&quot;);&quot; &quot;;CONCATENATE(IF(XOR([$Themenliste.$I99];#REF!);IF(#REF!;&quot;A.&quot;;&quot;S.&quot;);&quot;X.&quot;);[$Themenliste.$A9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" calcext:value-type="error">
            <text:p>#WERT!</text:p>
          </table:table-cell>
          <table:table-cell table:formula="of:=CONCATENATE([$Variablen.$D$2];IF([$Themenliste.$I100];[$Themenliste.$H100]*10;0))" office:value-type="string" office:string-value="" calcext:value-type="error">
            <text:p>#WERT!</text:p>
          </table:table-cell>
          <table:table-cell table:formula="of:=CONCATENATE([$Themenliste.$D100];&quot; &quot;;IF(#REF!;&quot;Jahr_1 &quot;;&quot;&quot;);IF(#REF!;&quot;Jahr_2 &quot;;&quot;&quot;);IF(#REF!;&quot;Jahr_3&quot;;&quot;&quot;);&quot; &quot;;CONCATENATE(IF(XOR([$Themenliste.$I100];#REF!);IF(#REF!;&quot;A.&quot;;&quot;S.&quot;);&quot;X.&quot;);[$Themenliste.$A10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" calcext:value-type="error">
            <text:p>#WERT!</text:p>
          </table:table-cell>
          <table:table-cell table:formula="of:=CONCATENATE([$Variablen.$D$2];IF([$Themenliste.$I101];[$Themenliste.$H101]*10;0))" office:value-type="string" office:string-value="" calcext:value-type="error">
            <text:p>#WERT!</text:p>
          </table:table-cell>
          <table:table-cell table:formula="of:=CONCATENATE([$Themenliste.$D101];&quot; &quot;;IF(#REF!;&quot;Jahr_1 &quot;;&quot;&quot;);IF(#REF!;&quot;Jahr_2 &quot;;&quot;&quot;);IF(#REF!;&quot;Jahr_3&quot;;&quot;&quot;);&quot; &quot;;CONCATENATE(IF(XOR([$Themenliste.$I101];#REF!);IF(#REF!;&quot;A.&quot;;&quot;S.&quot;);&quot;X.&quot;);[$Themenliste.$A10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" calcext:value-type="error">
            <text:p>#WERT!</text:p>
          </table:table-cell>
          <table:table-cell table:formula="of:=CONCATENATE([$Variablen.$D$2];IF([$Themenliste.$I102];[$Themenliste.$H102]*10;0))" office:value-type="string" office:string-value="" calcext:value-type="error">
            <text:p>#WERT!</text:p>
          </table:table-cell>
          <table:table-cell table:formula="of:=CONCATENATE([$Themenliste.$D102];&quot; &quot;;IF(#REF!;&quot;Jahr_1 &quot;;&quot;&quot;);IF(#REF!;&quot;Jahr_2 &quot;;&quot;&quot;);IF(#REF!;&quot;Jahr_3&quot;;&quot;&quot;);&quot; &quot;;CONCATENATE(IF(XOR([$Themenliste.$I102];#REF!);IF(#REF!;&quot;A.&quot;;&quot;S.&quot;);&quot;X.&quot;);[$Themenliste.$A10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" calcext:value-type="error">
            <text:p>#WERT!</text:p>
          </table:table-cell>
          <table:table-cell table:formula="of:=CONCATENATE([$Variablen.$D$2];IF([$Themenliste.$I103];[$Themenliste.$H103]*10;0))" office:value-type="string" office:string-value="" calcext:value-type="error">
            <text:p>#WERT!</text:p>
          </table:table-cell>
          <table:table-cell table:formula="of:=CONCATENATE([$Themenliste.$D103];&quot; &quot;;IF(#REF!;&quot;Jahr_1 &quot;;&quot;&quot;);IF(#REF!;&quot;Jahr_2 &quot;;&quot;&quot;);IF(#REF!;&quot;Jahr_3&quot;;&quot;&quot;);&quot; &quot;;CONCATENATE(IF(XOR([$Themenliste.$I103];#REF!);IF(#REF!;&quot;A.&quot;;&quot;S.&quot;);&quot;X.&quot;);[$Themenliste.$A10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" calcext:value-type="error">
            <text:p>#WERT!</text:p>
          </table:table-cell>
          <table:table-cell table:formula="of:=CONCATENATE([$Variablen.$D$2];IF([$Themenliste.$I104];[$Themenliste.$H104]*10;0))" office:value-type="string" office:string-value="" calcext:value-type="error">
            <text:p>#WERT!</text:p>
          </table:table-cell>
          <table:table-cell table:formula="of:=CONCATENATE([$Themenliste.$D104];&quot; &quot;;IF(#REF!;&quot;Jahr_1 &quot;;&quot;&quot;);IF(#REF!;&quot;Jahr_2 &quot;;&quot;&quot;);IF(#REF!;&quot;Jahr_3&quot;;&quot;&quot;);&quot; &quot;;CONCATENATE(IF(XOR([$Themenliste.$I104];#REF!);IF(#REF!;&quot;A.&quot;;&quot;S.&quot;);&quot;X.&quot;);[$Themenliste.$A10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" calcext:value-type="error">
            <text:p>#WERT!</text:p>
          </table:table-cell>
          <table:table-cell table:formula="of:=CONCATENATE([$Variablen.$D$2];IF([$Themenliste.$I105];[$Themenliste.$H105]*10;0))" office:value-type="string" office:string-value="" calcext:value-type="error">
            <text:p>#WERT!</text:p>
          </table:table-cell>
          <table:table-cell table:formula="of:=CONCATENATE([$Themenliste.$D105];&quot; &quot;;IF(#REF!;&quot;Jahr_1 &quot;;&quot;&quot;);IF(#REF!;&quot;Jahr_2 &quot;;&quot;&quot;);IF(#REF!;&quot;Jahr_3&quot;;&quot;&quot;);&quot; &quot;;CONCATENATE(IF(XOR([$Themenliste.$I105];#REF!);IF(#REF!;&quot;A.&quot;;&quot;S.&quot;);&quot;X.&quot;);[$Themenliste.$A10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" calcext:value-type="error">
            <text:p>#WERT!</text:p>
          </table:table-cell>
          <table:table-cell table:formula="of:=CONCATENATE([$Variablen.$D$2];IF([$Themenliste.$I106];[$Themenliste.$H106]*10;0))" office:value-type="string" office:string-value="" calcext:value-type="error">
            <text:p>#WERT!</text:p>
          </table:table-cell>
          <table:table-cell table:formula="of:=CONCATENATE([$Themenliste.$D106];&quot; &quot;;IF(#REF!;&quot;Jahr_1 &quot;;&quot;&quot;);IF(#REF!;&quot;Jahr_2 &quot;;&quot;&quot;);IF(#REF!;&quot;Jahr_3&quot;;&quot;&quot;);&quot; &quot;;CONCATENATE(IF(XOR([$Themenliste.$I106];#REF!);IF(#REF!;&quot;A.&quot;;&quot;S.&quot;);&quot;X.&quot;);[$Themenliste.$A10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" calcext:value-type="error">
            <text:p>#WERT!</text:p>
          </table:table-cell>
          <table:table-cell table:formula="of:=CONCATENATE([$Variablen.$D$2];IF([$Themenliste.$I107];[$Themenliste.$H107]*10;0))" office:value-type="string" office:string-value="" calcext:value-type="error">
            <text:p>#WERT!</text:p>
          </table:table-cell>
          <table:table-cell table:formula="of:=CONCATENATE([$Themenliste.$D107];&quot; &quot;;IF(#REF!;&quot;Jahr_1 &quot;;&quot;&quot;);IF(#REF!;&quot;Jahr_2 &quot;;&quot;&quot;);IF(#REF!;&quot;Jahr_3&quot;;&quot;&quot;);&quot; &quot;;CONCATENATE(IF(XOR([$Themenliste.$I107];#REF!);IF(#REF!;&quot;A.&quot;;&quot;S.&quot;);&quot;X.&quot;);[$Themenliste.$A10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" calcext:value-type="error">
            <text:p>#WERT!</text:p>
          </table:table-cell>
          <table:table-cell table:formula="of:=CONCATENATE([$Variablen.$D$2];IF([$Themenliste.$I108];[$Themenliste.$H108]*10;0))" office:value-type="string" office:string-value="" calcext:value-type="error">
            <text:p>#WERT!</text:p>
          </table:table-cell>
          <table:table-cell table:formula="of:=CONCATENATE([$Themenliste.$D108];&quot; &quot;;IF(#REF!;&quot;Jahr_1 &quot;;&quot;&quot;);IF(#REF!;&quot;Jahr_2 &quot;;&quot;&quot;);IF(#REF!;&quot;Jahr_3&quot;;&quot;&quot;);&quot; &quot;;CONCATENATE(IF(XOR([$Themenliste.$I108];#REF!);IF(#REF!;&quot;A.&quot;;&quot;S.&quot;);&quot;X.&quot;);[$Themenliste.$A10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" calcext:value-type="error">
            <text:p>#WERT!</text:p>
          </table:table-cell>
          <table:table-cell table:formula="of:=CONCATENATE([$Variablen.$D$2];IF([$Themenliste.$I109];[$Themenliste.$H109]*10;0))" office:value-type="string" office:string-value="" calcext:value-type="error">
            <text:p>#WERT!</text:p>
          </table:table-cell>
          <table:table-cell table:formula="of:=CONCATENATE([$Themenliste.$D109];&quot; &quot;;IF(#REF!;&quot;Jahr_1 &quot;;&quot;&quot;);IF(#REF!;&quot;Jahr_2 &quot;;&quot;&quot;);IF(#REF!;&quot;Jahr_3&quot;;&quot;&quot;);&quot; &quot;;CONCATENATE(IF(XOR([$Themenliste.$I109];#REF!);IF(#REF!;&quot;A.&quot;;&quot;S.&quot;);&quot;X.&quot;);[$Themenliste.$A10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" calcext:value-type="error">
            <text:p>#WERT!</text:p>
          </table:table-cell>
          <table:table-cell table:formula="of:=CONCATENATE([$Variablen.$D$2];IF([$Themenliste.$I110];[$Themenliste.$H110]*10;0))" office:value-type="string" office:string-value="" calcext:value-type="error">
            <text:p>#WERT!</text:p>
          </table:table-cell>
          <table:table-cell table:formula="of:=CONCATENATE([$Themenliste.$D110];&quot; &quot;;IF(#REF!;&quot;Jahr_1 &quot;;&quot;&quot;);IF(#REF!;&quot;Jahr_2 &quot;;&quot;&quot;);IF(#REF!;&quot;Jahr_3&quot;;&quot;&quot;);&quot; &quot;;CONCATENATE(IF(XOR([$Themenliste.$I110];#REF!);IF(#REF!;&quot;A.&quot;;&quot;S.&quot;);&quot;X.&quot;);[$Themenliste.$A1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" calcext:value-type="error">
            <text:p>#WERT!</text:p>
          </table:table-cell>
          <table:table-cell table:formula="of:=CONCATENATE([$Variablen.$D$2];IF([$Themenliste.$I111];[$Themenliste.$H111]*10;0))" office:value-type="string" office:string-value="" calcext:value-type="error">
            <text:p>#WERT!</text:p>
          </table:table-cell>
          <table:table-cell table:formula="of:=CONCATENATE([$Themenliste.$D111];&quot; &quot;;IF(#REF!;&quot;Jahr_1 &quot;;&quot;&quot;);IF(#REF!;&quot;Jahr_2 &quot;;&quot;&quot;);IF(#REF!;&quot;Jahr_3&quot;;&quot;&quot;);&quot; &quot;;CONCATENATE(IF(XOR([$Themenliste.$I111];#REF!);IF(#REF!;&quot;A.&quot;;&quot;S.&quot;);&quot;X.&quot;);[$Themenliste.$A1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" calcext:value-type="error">
            <text:p>#WERT!</text:p>
          </table:table-cell>
          <table:table-cell table:formula="of:=CONCATENATE([$Variablen.$D$2];IF([$Themenliste.$I112];[$Themenliste.$H112]*10;0))" office:value-type="string" office:string-value="" calcext:value-type="error">
            <text:p>#WERT!</text:p>
          </table:table-cell>
          <table:table-cell table:formula="of:=CONCATENATE([$Themenliste.$D112];&quot; &quot;;IF(#REF!;&quot;Jahr_1 &quot;;&quot;&quot;);IF(#REF!;&quot;Jahr_2 &quot;;&quot;&quot;);IF(#REF!;&quot;Jahr_3&quot;;&quot;&quot;);&quot; &quot;;CONCATENATE(IF(XOR([$Themenliste.$I112];#REF!);IF(#REF!;&quot;A.&quot;;&quot;S.&quot;);&quot;X.&quot;);[$Themenliste.$A1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" calcext:value-type="error">
            <text:p>#WERT!</text:p>
          </table:table-cell>
          <table:table-cell table:formula="of:=CONCATENATE([$Variablen.$D$2];IF([$Themenliste.$I113];[$Themenliste.$H113]*10;0))" office:value-type="string" office:string-value="" calcext:value-type="error">
            <text:p>#WERT!</text:p>
          </table:table-cell>
          <table:table-cell table:formula="of:=CONCATENATE([$Themenliste.$D113];&quot; &quot;;IF(#REF!;&quot;Jahr_1 &quot;;&quot;&quot;);IF(#REF!;&quot;Jahr_2 &quot;;&quot;&quot;);IF(#REF!;&quot;Jahr_3&quot;;&quot;&quot;);&quot; &quot;;CONCATENATE(IF(XOR([$Themenliste.$I113];#REF!);IF(#REF!;&quot;A.&quot;;&quot;S.&quot;);&quot;X.&quot;);[$Themenliste.$A1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" calcext:value-type="error">
            <text:p>#WERT!</text:p>
          </table:table-cell>
          <table:table-cell table:formula="of:=CONCATENATE([$Variablen.$D$2];IF([$Themenliste.$I114];[$Themenliste.$H114]*10;0))" office:value-type="string" office:string-value="" calcext:value-type="error">
            <text:p>#WERT!</text:p>
          </table:table-cell>
          <table:table-cell table:formula="of:=CONCATENATE([$Themenliste.$D114];&quot; &quot;;IF(#REF!;&quot;Jahr_1 &quot;;&quot;&quot;);IF(#REF!;&quot;Jahr_2 &quot;;&quot;&quot;);IF(#REF!;&quot;Jahr_3&quot;;&quot;&quot;);&quot; &quot;;CONCATENATE(IF(XOR([$Themenliste.$I114];#REF!);IF(#REF!;&quot;A.&quot;;&quot;S.&quot;);&quot;X.&quot;);[$Themenliste.$A1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" calcext:value-type="error">
            <text:p>#WERT!</text:p>
          </table:table-cell>
          <table:table-cell table:formula="of:=CONCATENATE([$Variablen.$D$2];IF([$Themenliste.$I115];[$Themenliste.$H115]*10;0))" office:value-type="string" office:string-value="" calcext:value-type="error">
            <text:p>#WERT!</text:p>
          </table:table-cell>
          <table:table-cell table:formula="of:=CONCATENATE([$Themenliste.$D115];&quot; &quot;;IF(#REF!;&quot;Jahr_1 &quot;;&quot;&quot;);IF(#REF!;&quot;Jahr_2 &quot;;&quot;&quot;);IF(#REF!;&quot;Jahr_3&quot;;&quot;&quot;);&quot; &quot;;CONCATENATE(IF(XOR([$Themenliste.$I115];#REF!);IF(#REF!;&quot;A.&quot;;&quot;S.&quot;);&quot;X.&quot;);[$Themenliste.$A1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" calcext:value-type="error">
            <text:p>#WERT!</text:p>
          </table:table-cell>
          <table:table-cell table:formula="of:=CONCATENATE([$Variablen.$D$2];IF([$Themenliste.$I116];[$Themenliste.$H116]*10;0))" office:value-type="string" office:string-value="" calcext:value-type="error">
            <text:p>#WERT!</text:p>
          </table:table-cell>
          <table:table-cell table:formula="of:=CONCATENATE([$Themenliste.$D116];&quot; &quot;;IF(#REF!;&quot;Jahr_1 &quot;;&quot;&quot;);IF(#REF!;&quot;Jahr_2 &quot;;&quot;&quot;);IF(#REF!;&quot;Jahr_3&quot;;&quot;&quot;);&quot; &quot;;CONCATENATE(IF(XOR([$Themenliste.$I116];#REF!);IF(#REF!;&quot;A.&quot;;&quot;S.&quot;);&quot;X.&quot;);[$Themenliste.$A1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" calcext:value-type="error">
            <text:p>#WERT!</text:p>
          </table:table-cell>
          <table:table-cell table:formula="of:=CONCATENATE([$Variablen.$D$2];IF([$Themenliste.$I117];[$Themenliste.$H117]*10;0))" office:value-type="string" office:string-value="" calcext:value-type="error">
            <text:p>#WERT!</text:p>
          </table:table-cell>
          <table:table-cell table:formula="of:=CONCATENATE([$Themenliste.$D117];&quot; &quot;;IF(#REF!;&quot;Jahr_1 &quot;;&quot;&quot;);IF(#REF!;&quot;Jahr_2 &quot;;&quot;&quot;);IF(#REF!;&quot;Jahr_3&quot;;&quot;&quot;);&quot; &quot;;CONCATENATE(IF(XOR([$Themenliste.$I117];#REF!);IF(#REF!;&quot;A.&quot;;&quot;S.&quot;);&quot;X.&quot;);[$Themenliste.$A1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" calcext:value-type="error">
            <text:p>#WERT!</text:p>
          </table:table-cell>
          <table:table-cell table:formula="of:=CONCATENATE([$Variablen.$D$2];IF([$Themenliste.$I118];[$Themenliste.$H118]*10;0))" office:value-type="string" office:string-value="" calcext:value-type="error">
            <text:p>#WERT!</text:p>
          </table:table-cell>
          <table:table-cell table:formula="of:=CONCATENATE([$Themenliste.$D118];&quot; &quot;;IF(#REF!;&quot;Jahr_1 &quot;;&quot;&quot;);IF(#REF!;&quot;Jahr_2 &quot;;&quot;&quot;);IF(#REF!;&quot;Jahr_3&quot;;&quot;&quot;);&quot; &quot;;CONCATENATE(IF(XOR([$Themenliste.$I118];#REF!);IF(#REF!;&quot;A.&quot;;&quot;S.&quot;);&quot;X.&quot;);[$Themenliste.$A1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" calcext:value-type="error">
            <text:p>#WERT!</text:p>
          </table:table-cell>
          <table:table-cell table:formula="of:=CONCATENATE([$Variablen.$D$2];IF([$Themenliste.$I119];[$Themenliste.$H119]*10;0))" office:value-type="string" office:string-value="" calcext:value-type="error">
            <text:p>#WERT!</text:p>
          </table:table-cell>
          <table:table-cell table:formula="of:=CONCATENATE([$Themenliste.$D119];&quot; &quot;;IF(#REF!;&quot;Jahr_1 &quot;;&quot;&quot;);IF(#REF!;&quot;Jahr_2 &quot;;&quot;&quot;);IF(#REF!;&quot;Jahr_3&quot;;&quot;&quot;);&quot; &quot;;CONCATENATE(IF(XOR([$Themenliste.$I119];#REF!);IF(#REF!;&quot;A.&quot;;&quot;S.&quot;);&quot;X.&quot;);[$Themenliste.$A1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" calcext:value-type="error">
            <text:p>#WERT!</text:p>
          </table:table-cell>
          <table:table-cell table:formula="of:=CONCATENATE([$Variablen.$D$2];IF([$Themenliste.$I120];[$Themenliste.$H120]*10;0))" office:value-type="string" office:string-value="" calcext:value-type="error">
            <text:p>#WERT!</text:p>
          </table:table-cell>
          <table:table-cell table:formula="of:=CONCATENATE([$Themenliste.$D120];&quot; &quot;;IF(#REF!;&quot;Jahr_1 &quot;;&quot;&quot;);IF(#REF!;&quot;Jahr_2 &quot;;&quot;&quot;);IF(#REF!;&quot;Jahr_3&quot;;&quot;&quot;);&quot; &quot;;CONCATENATE(IF(XOR([$Themenliste.$I120];#REF!);IF(#REF!;&quot;A.&quot;;&quot;S.&quot;);&quot;X.&quot;);[$Themenliste.$A1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" calcext:value-type="error">
            <text:p>#WERT!</text:p>
          </table:table-cell>
          <table:table-cell table:formula="of:=CONCATENATE([$Variablen.$D$2];IF([$Themenliste.$I121];[$Themenliste.$H121]*10;0))" office:value-type="string" office:string-value="" calcext:value-type="error">
            <text:p>#WERT!</text:p>
          </table:table-cell>
          <table:table-cell table:formula="of:=CONCATENATE([$Themenliste.$D121];&quot; &quot;;IF(#REF!;&quot;Jahr_1 &quot;;&quot;&quot;);IF(#REF!;&quot;Jahr_2 &quot;;&quot;&quot;);IF(#REF!;&quot;Jahr_3&quot;;&quot;&quot;);&quot; &quot;;CONCATENATE(IF(XOR([$Themenliste.$I121];#REF!);IF(#REF!;&quot;A.&quot;;&quot;S.&quot;);&quot;X.&quot;);[$Themenliste.$A1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" calcext:value-type="error">
            <text:p>#WERT!</text:p>
          </table:table-cell>
          <table:table-cell table:formula="of:=CONCATENATE([$Variablen.$D$2];IF([$Themenliste.$I122];[$Themenliste.$H122]*10;0))" office:value-type="string" office:string-value="" calcext:value-type="error">
            <text:p>#WERT!</text:p>
          </table:table-cell>
          <table:table-cell table:formula="of:=CONCATENATE([$Themenliste.$D122];&quot; &quot;;IF(#REF!;&quot;Jahr_1 &quot;;&quot;&quot;);IF(#REF!;&quot;Jahr_2 &quot;;&quot;&quot;);IF(#REF!;&quot;Jahr_3&quot;;&quot;&quot;);&quot; &quot;;CONCATENATE(IF(XOR([$Themenliste.$I122];#REF!);IF(#REF!;&quot;A.&quot;;&quot;S.&quot;);&quot;X.&quot;);[$Themenliste.$A1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" calcext:value-type="error">
            <text:p>#WERT!</text:p>
          </table:table-cell>
          <table:table-cell table:formula="of:=CONCATENATE([$Variablen.$D$2];IF([$Themenliste.$I123];[$Themenliste.$H123]*10;0))" office:value-type="string" office:string-value="" calcext:value-type="error">
            <text:p>#WERT!</text:p>
          </table:table-cell>
          <table:table-cell table:formula="of:=CONCATENATE([$Themenliste.$D123];&quot; &quot;;IF(#REF!;&quot;Jahr_1 &quot;;&quot;&quot;);IF(#REF!;&quot;Jahr_2 &quot;;&quot;&quot;);IF(#REF!;&quot;Jahr_3&quot;;&quot;&quot;);&quot; &quot;;CONCATENATE(IF(XOR([$Themenliste.$I123];#REF!);IF(#REF!;&quot;A.&quot;;&quot;S.&quot;);&quot;X.&quot;);[$Themenliste.$A1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" calcext:value-type="error">
            <text:p>#WERT!</text:p>
          </table:table-cell>
          <table:table-cell table:formula="of:=CONCATENATE([$Variablen.$D$2];IF([$Themenliste.$I124];[$Themenliste.$H124]*10;0))" office:value-type="string" office:string-value="" calcext:value-type="error">
            <text:p>#WERT!</text:p>
          </table:table-cell>
          <table:table-cell table:formula="of:=CONCATENATE([$Themenliste.$D124];&quot; &quot;;IF(#REF!;&quot;Jahr_1 &quot;;&quot;&quot;);IF(#REF!;&quot;Jahr_2 &quot;;&quot;&quot;);IF(#REF!;&quot;Jahr_3&quot;;&quot;&quot;);&quot; &quot;;CONCATENATE(IF(XOR([$Themenliste.$I124];#REF!);IF(#REF!;&quot;A.&quot;;&quot;S.&quot;);&quot;X.&quot;);[$Themenliste.$A1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" calcext:value-type="error">
            <text:p>#WERT!</text:p>
          </table:table-cell>
          <table:table-cell table:formula="of:=CONCATENATE([$Variablen.$D$2];IF([$Themenliste.$I125];[$Themenliste.$H125]*10;0))" office:value-type="string" office:string-value="" calcext:value-type="error">
            <text:p>#WERT!</text:p>
          </table:table-cell>
          <table:table-cell table:formula="of:=CONCATENATE([$Themenliste.$D125];&quot; &quot;;IF(#REF!;&quot;Jahr_1 &quot;;&quot;&quot;);IF(#REF!;&quot;Jahr_2 &quot;;&quot;&quot;);IF(#REF!;&quot;Jahr_3&quot;;&quot;&quot;);&quot; &quot;;CONCATENATE(IF(XOR([$Themenliste.$I125];#REF!);IF(#REF!;&quot;A.&quot;;&quot;S.&quot;);&quot;X.&quot;);[$Themenliste.$A1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" calcext:value-type="error">
            <text:p>#WERT!</text:p>
          </table:table-cell>
          <table:table-cell table:formula="of:=CONCATENATE([$Variablen.$D$2];IF([$Themenliste.$I126];[$Themenliste.$H126]*10;0))" office:value-type="string" office:string-value="" calcext:value-type="error">
            <text:p>#WERT!</text:p>
          </table:table-cell>
          <table:table-cell table:formula="of:=CONCATENATE([$Themenliste.$D126];&quot; &quot;;IF(#REF!;&quot;Jahr_1 &quot;;&quot;&quot;);IF(#REF!;&quot;Jahr_2 &quot;;&quot;&quot;);IF(#REF!;&quot;Jahr_3&quot;;&quot;&quot;);&quot; &quot;;CONCATENATE(IF(XOR([$Themenliste.$I126];#REF!);IF(#REF!;&quot;A.&quot;;&quot;S.&quot;);&quot;X.&quot;);[$Themenliste.$A1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" calcext:value-type="error">
            <text:p>#WERT!</text:p>
          </table:table-cell>
          <table:table-cell table:formula="of:=CONCATENATE([$Variablen.$D$2];IF([$Themenliste.$I127];[$Themenliste.$H127]*10;0))" office:value-type="string" office:string-value="" calcext:value-type="error">
            <text:p>#WERT!</text:p>
          </table:table-cell>
          <table:table-cell table:formula="of:=CONCATENATE([$Themenliste.$D127];&quot; &quot;;IF(#REF!;&quot;Jahr_1 &quot;;&quot;&quot;);IF(#REF!;&quot;Jahr_2 &quot;;&quot;&quot;);IF(#REF!;&quot;Jahr_3&quot;;&quot;&quot;);&quot; &quot;;CONCATENATE(IF(XOR([$Themenliste.$I127];#REF!);IF(#REF!;&quot;A.&quot;;&quot;S.&quot;);&quot;X.&quot;);[$Themenliste.$A1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" calcext:value-type="error">
            <text:p>#WERT!</text:p>
          </table:table-cell>
          <table:table-cell table:formula="of:=CONCATENATE([$Variablen.$D$2];IF([$Themenliste.$I128];[$Themenliste.$H128]*10;0))" office:value-type="string" office:string-value="" calcext:value-type="error">
            <text:p>#WERT!</text:p>
          </table:table-cell>
          <table:table-cell table:formula="of:=CONCATENATE([$Themenliste.$D128];&quot; &quot;;IF(#REF!;&quot;Jahr_1 &quot;;&quot;&quot;);IF(#REF!;&quot;Jahr_2 &quot;;&quot;&quot;);IF(#REF!;&quot;Jahr_3&quot;;&quot;&quot;);&quot; &quot;;CONCATENATE(IF(XOR([$Themenliste.$I128];#REF!);IF(#REF!;&quot;A.&quot;;&quot;S.&quot;);&quot;X.&quot;);[$Themenliste.$A1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" calcext:value-type="error">
            <text:p>#WERT!</text:p>
          </table:table-cell>
          <table:table-cell table:formula="of:=CONCATENATE([$Variablen.$D$2];IF([$Themenliste.$I129];[$Themenliste.$H129]*10;0))" office:value-type="string" office:string-value="" calcext:value-type="error">
            <text:p>#WERT!</text:p>
          </table:table-cell>
          <table:table-cell table:formula="of:=CONCATENATE([$Themenliste.$D129];&quot; &quot;;IF(#REF!;&quot;Jahr_1 &quot;;&quot;&quot;);IF(#REF!;&quot;Jahr_2 &quot;;&quot;&quot;);IF(#REF!;&quot;Jahr_3&quot;;&quot;&quot;);&quot; &quot;;CONCATENATE(IF(XOR([$Themenliste.$I129];#REF!);IF(#REF!;&quot;A.&quot;;&quot;S.&quot;);&quot;X.&quot;);[$Themenliste.$A1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" calcext:value-type="error">
            <text:p>#WERT!</text:p>
          </table:table-cell>
          <table:table-cell table:formula="of:=CONCATENATE([$Variablen.$D$2];IF([$Themenliste.$I130];[$Themenliste.$H130]*10;0))" office:value-type="string" office:string-value="" calcext:value-type="error">
            <text:p>#WERT!</text:p>
          </table:table-cell>
          <table:table-cell table:formula="of:=CONCATENATE([$Themenliste.$D130];&quot; &quot;;IF(#REF!;&quot;Jahr_1 &quot;;&quot;&quot;);IF(#REF!;&quot;Jahr_2 &quot;;&quot;&quot;);IF(#REF!;&quot;Jahr_3&quot;;&quot;&quot;);&quot; &quot;;CONCATENATE(IF(XOR([$Themenliste.$I130];#REF!);IF(#REF!;&quot;A.&quot;;&quot;S.&quot;);&quot;X.&quot;);[$Themenliste.$A1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" calcext:value-type="error">
            <text:p>#WERT!</text:p>
          </table:table-cell>
          <table:table-cell table:formula="of:=CONCATENATE([$Variablen.$D$2];IF([$Themenliste.$I131];[$Themenliste.$H131]*10;0))" office:value-type="string" office:string-value="" calcext:value-type="error">
            <text:p>#WERT!</text:p>
          </table:table-cell>
          <table:table-cell table:formula="of:=CONCATENATE([$Themenliste.$D131];&quot; &quot;;IF(#REF!;&quot;Jahr_1 &quot;;&quot;&quot;);IF(#REF!;&quot;Jahr_2 &quot;;&quot;&quot;);IF(#REF!;&quot;Jahr_3&quot;;&quot;&quot;);&quot; &quot;;CONCATENATE(IF(XOR([$Themenliste.$I131];#REF!);IF(#REF!;&quot;A.&quot;;&quot;S.&quot;);&quot;X.&quot;);[$Themenliste.$A1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" calcext:value-type="error">
            <text:p>#WERT!</text:p>
          </table:table-cell>
          <table:table-cell table:formula="of:=CONCATENATE([$Variablen.$D$2];IF([$Themenliste.$I132];[$Themenliste.$H132]*10;0))" office:value-type="string" office:string-value="" calcext:value-type="error">
            <text:p>#WERT!</text:p>
          </table:table-cell>
          <table:table-cell table:formula="of:=CONCATENATE([$Themenliste.$D132];&quot; &quot;;IF(#REF!;&quot;Jahr_1 &quot;;&quot;&quot;);IF(#REF!;&quot;Jahr_2 &quot;;&quot;&quot;);IF(#REF!;&quot;Jahr_3&quot;;&quot;&quot;);&quot; &quot;;CONCATENATE(IF(XOR([$Themenliste.$I132];#REF!);IF(#REF!;&quot;A.&quot;;&quot;S.&quot;);&quot;X.&quot;);[$Themenliste.$A1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" calcext:value-type="error">
            <text:p>#WERT!</text:p>
          </table:table-cell>
          <table:table-cell table:formula="of:=CONCATENATE([$Variablen.$D$2];IF([$Themenliste.$I133];[$Themenliste.$H133]*10;0))" office:value-type="string" office:string-value="" calcext:value-type="error">
            <text:p>#WERT!</text:p>
          </table:table-cell>
          <table:table-cell table:style-name="ce98" table:formula="of:=CONCATENATE([$Themenliste.$D133];&quot; &quot;;IF(#REF!;&quot;Jahr_1 &quot;;&quot;&quot;);IF(#REF!;&quot;Jahr_2 &quot;;&quot;&quot;);IF(#REF!;&quot;Jahr_3&quot;;&quot;&quot;);&quot; &quot;;CONCATENATE(IF(XOR([$Themenliste.$I133];#REF!);IF(#REF!;&quot;A.&quot;;&quot;S.&quot;);&quot;X.&quot;);[$Themenliste.$A1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" calcext:value-type="error">
            <text:p>#WERT!</text:p>
          </table:table-cell>
          <table:table-cell table:formula="of:=CONCATENATE([$Variablen.$D$2];IF([$Themenliste.$I134];[$Themenliste.$H134]*10;0))" office:value-type="string" office:string-value="" calcext:value-type="error">
            <text:p>#WERT!</text:p>
          </table:table-cell>
          <table:table-cell table:style-name="ce98" table:formula="of:=CONCATENATE([$Themenliste.$D134];&quot; &quot;;IF(#REF!;&quot;Jahr_1 &quot;;&quot;&quot;);IF(#REF!;&quot;Jahr_2 &quot;;&quot;&quot;);IF(#REF!;&quot;Jahr_3&quot;;&quot;&quot;);&quot; &quot;;CONCATENATE(IF(XOR([$Themenliste.$I134];#REF!);IF(#REF!;&quot;A.&quot;;&quot;S.&quot;);&quot;X.&quot;);[$Themenliste.$A1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" calcext:value-type="error">
            <text:p>#WERT!</text:p>
          </table:table-cell>
          <table:table-cell table:formula="of:=CONCATENATE([$Variablen.$D$2];IF([$Themenliste.$I135];[$Themenliste.$H135]*10;0))" office:value-type="string" office:string-value="" calcext:value-type="error">
            <text:p>#WERT!</text:p>
          </table:table-cell>
          <table:table-cell table:style-name="ce98" table:formula="of:=CONCATENATE([$Themenliste.$D135];&quot; &quot;;IF(#REF!;&quot;Jahr_1 &quot;;&quot;&quot;);IF(#REF!;&quot;Jahr_2 &quot;;&quot;&quot;);IF(#REF!;&quot;Jahr_3&quot;;&quot;&quot;);&quot; &quot;;CONCATENATE(IF(XOR([$Themenliste.$I135];#REF!);IF(#REF!;&quot;A.&quot;;&quot;S.&quot;);&quot;X.&quot;);[$Themenliste.$A1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" calcext:value-type="error">
            <text:p>#WERT!</text:p>
          </table:table-cell>
          <table:table-cell table:formula="of:=CONCATENATE([$Variablen.$D$2];IF([$Themenliste.$I136];[$Themenliste.$H136]*10;0))" office:value-type="string" office:string-value="" calcext:value-type="error">
            <text:p>#WERT!</text:p>
          </table:table-cell>
          <table:table-cell table:style-name="ce98" table:formula="of:=CONCATENATE([$Themenliste.$D136];&quot; &quot;;IF(#REF!;&quot;Jahr_1 &quot;;&quot;&quot;);IF(#REF!;&quot;Jahr_2 &quot;;&quot;&quot;);IF(#REF!;&quot;Jahr_3&quot;;&quot;&quot;);&quot; &quot;;CONCATENATE(IF(XOR([$Themenliste.$I136];#REF!);IF(#REF!;&quot;A.&quot;;&quot;S.&quot;);&quot;X.&quot;);[$Themenliste.$A1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" calcext:value-type="error">
            <text:p>#WERT!</text:p>
          </table:table-cell>
          <table:table-cell table:formula="of:=CONCATENATE([$Variablen.$D$2];IF([$Themenliste.$I139];[$Themenliste.$H139]*10;0))" office:value-type="string" office:string-value="" calcext:value-type="error">
            <text:p>#WERT!</text:p>
          </table:table-cell>
          <table:table-cell table:style-name="ce98" table:formula="of:=CONCATENATE([$Themenliste.$D139];&quot; &quot;;IF(#REF!;&quot;Jahr_1 &quot;;&quot;&quot;);IF(#REF!;&quot;Jahr_2 &quot;;&quot;&quot;);IF(#REF!;&quot;Jahr_3&quot;;&quot;&quot;);&quot; &quot;;CONCATENATE(IF(XOR([$Themenliste.$I139];#REF!);IF(#REF!;&quot;A.&quot;;&quot;S.&quot;);&quot;X.&quot;);[$Themenliste.$A1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" calcext:value-type="error">
            <text:p>#WERT!</text:p>
          </table:table-cell>
          <table:table-cell table:formula="of:=CONCATENATE([$Variablen.$D$2];IF([$Themenliste.$I140];[$Themenliste.$H140]*10;0))" office:value-type="string" office:string-value="" calcext:value-type="error">
            <text:p>#WERT!</text:p>
          </table:table-cell>
          <table:table-cell table:style-name="ce98" table:formula="of:=CONCATENATE([$Themenliste.$D140];&quot; &quot;;IF(#REF!;&quot;Jahr_1 &quot;;&quot;&quot;);IF(#REF!;&quot;Jahr_2 &quot;;&quot;&quot;);IF(#REF!;&quot;Jahr_3&quot;;&quot;&quot;);&quot; &quot;;CONCATENATE(IF(XOR([$Themenliste.$I140];#REF!);IF(#REF!;&quot;A.&quot;;&quot;S.&quot;);&quot;X.&quot;);[$Themenliste.$A1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" calcext:value-type="error">
            <text:p>#WERT!</text:p>
          </table:table-cell>
          <table:table-cell table:formula="of:=CONCATENATE([$Variablen.$D$2];IF([$Themenliste.$I141];[$Themenliste.$H141]*10;0))" office:value-type="string" office:string-value="" calcext:value-type="error">
            <text:p>#WERT!</text:p>
          </table:table-cell>
          <table:table-cell table:style-name="ce98" table:formula="of:=CONCATENATE([$Themenliste.$D141];&quot; &quot;;IF(#REF!;&quot;Jahr_1 &quot;;&quot;&quot;);IF(#REF!;&quot;Jahr_2 &quot;;&quot;&quot;);IF(#REF!;&quot;Jahr_3&quot;;&quot;&quot;);&quot; &quot;;CONCATENATE(IF(XOR([$Themenliste.$I141];#REF!);IF(#REF!;&quot;A.&quot;;&quot;S.&quot;);&quot;X.&quot;);[$Themenliste.$A1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" calcext:value-type="error">
            <text:p>#WERT!</text:p>
          </table:table-cell>
          <table:table-cell table:formula="of:=CONCATENATE([$Variablen.$D$2];IF([$Themenliste.$I142];[$Themenliste.$H142]*10;0))" office:value-type="string" office:string-value="" calcext:value-type="error">
            <text:p>#WERT!</text:p>
          </table:table-cell>
          <table:table-cell table:style-name="ce98" table:formula="of:=CONCATENATE([$Themenliste.$D142];&quot; &quot;;IF(#REF!;&quot;Jahr_1 &quot;;&quot;&quot;);IF(#REF!;&quot;Jahr_2 &quot;;&quot;&quot;);IF(#REF!;&quot;Jahr_3&quot;;&quot;&quot;);&quot; &quot;;CONCATENATE(IF(XOR([$Themenliste.$I142];#REF!);IF(#REF!;&quot;A.&quot;;&quot;S.&quot;);&quot;X.&quot;);[$Themenliste.$A1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" calcext:value-type="error">
            <text:p>#WERT!</text:p>
          </table:table-cell>
          <table:table-cell table:formula="of:=CONCATENATE([$Variablen.$D$2];IF([$Themenliste.$I143];[$Themenliste.$H143]*10;0))" office:value-type="string" office:string-value="" calcext:value-type="error">
            <text:p>#WERT!</text:p>
          </table:table-cell>
          <table:table-cell table:style-name="ce98" table:formula="of:=CONCATENATE([$Themenliste.$D143];&quot; &quot;;IF(#REF!;&quot;Jahr_1 &quot;;&quot;&quot;);IF(#REF!;&quot;Jahr_2 &quot;;&quot;&quot;);IF(#REF!;&quot;Jahr_3&quot;;&quot;&quot;);&quot; &quot;;CONCATENATE(IF(XOR([$Themenliste.$I143];#REF!);IF(#REF!;&quot;A.&quot;;&quot;S.&quot;);&quot;X.&quot;);[$Themenliste.$A1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" calcext:value-type="error">
            <text:p>#WERT!</text:p>
          </table:table-cell>
          <table:table-cell table:formula="of:=CONCATENATE([$Variablen.$D$2];IF([$Themenliste.$I144];[$Themenliste.$H144]*10;0))" office:value-type="string" office:string-value="" calcext:value-type="error">
            <text:p>#WERT!</text:p>
          </table:table-cell>
          <table:table-cell table:style-name="ce98" table:formula="of:=CONCATENATE([$Themenliste.$D144];&quot; &quot;;IF(#REF!;&quot;Jahr_1 &quot;;&quot;&quot;);IF(#REF!;&quot;Jahr_2 &quot;;&quot;&quot;);IF(#REF!;&quot;Jahr_3&quot;;&quot;&quot;);&quot; &quot;;CONCATENATE(IF(XOR([$Themenliste.$I144];#REF!);IF(#REF!;&quot;A.&quot;;&quot;S.&quot;);&quot;X.&quot;);[$Themenliste.$A1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" calcext:value-type="error">
            <text:p>#WERT!</text:p>
          </table:table-cell>
          <table:table-cell table:formula="of:=CONCATENATE([$Variablen.$D$2];IF([$Themenliste.$I145];[$Themenliste.$H145]*10;0))" office:value-type="string" office:string-value="" calcext:value-type="error">
            <text:p>#WERT!</text:p>
          </table:table-cell>
          <table:table-cell table:style-name="ce98" table:formula="of:=CONCATENATE([$Themenliste.$D145];&quot; &quot;;IF(#REF!;&quot;Jahr_1 &quot;;&quot;&quot;);IF(#REF!;&quot;Jahr_2 &quot;;&quot;&quot;);IF(#REF!;&quot;Jahr_3&quot;;&quot;&quot;);&quot; &quot;;CONCATENATE(IF(XOR([$Themenliste.$I145];#REF!);IF(#REF!;&quot;A.&quot;;&quot;S.&quot;);&quot;X.&quot;);[$Themenliste.$A1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" calcext:value-type="error">
            <text:p>#WERT!</text:p>
          </table:table-cell>
          <table:table-cell table:formula="of:=CONCATENATE([$Variablen.$D$2];IF([$Themenliste.$I146];[$Themenliste.$H146]*10;0))" office:value-type="string" office:string-value="" calcext:value-type="error">
            <text:p>#WERT!</text:p>
          </table:table-cell>
          <table:table-cell table:formula="of:=CONCATENATE([$Themenliste.$D146];&quot; &quot;;IF(#REF!;&quot;Jahr_1 &quot;;&quot;&quot;);IF(#REF!;&quot;Jahr_2 &quot;;&quot;&quot;);IF(#REF!;&quot;Jahr_3&quot;;&quot;&quot;);&quot; &quot;;CONCATENATE(IF(XOR([$Themenliste.$I146];#REF!);IF(#REF!;&quot;A.&quot;;&quot;S.&quot;);&quot;X.&quot;);[$Themenliste.$A1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90" office:value-type="string" calcext:value-type="string">
            <text:p>1. bis 18. Monat</text:p>
          </table:table-cell>
          <table:table-cell table:style-name="ce90" office:value-type="string" calcext:value-type="string">
            <text:p>19. bis 36. Monat</text:p>
          </table:table-cell>
          <table:table-cell table:style-name="ce90" office:value-type="string" calcext:value-type="string">
            <text:p>War mal jahr3</text:p>
          </table:table-cell>
          <table:table-cell table:style-name="ce83" office:value-type="string" calcext:value-type="string">
            <text:p>Jira_Prefix</text:p>
          </table:table-cell>
          <table:table-cell table:style-name="ce83" office:value-type="string" calcext:value-type="string">
            <text:p>Jira-Epic</text:p>
          </table:table-cell>
          <table:table-cell table:style-name="ce83" office:value-type="string" calcext:value-type="string">
            <text:p>Jira-Story</text:p>
          </table:table-cell>
          <table:table-cell table:style-name="ce83" office:value-type="string" calcext:value-type="string">
            <text:p>Jira-Task</text:p>
          </table:table-cell>
          <table:table-cell table:style-name="ce83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18" office:value-type="string" calcext:value-type="string">
            <text:p>Issue-ID</text:p>
          </table:table-cell>
          <table:table-cell table:style-name="ce118" office:value-type="string" calcext:value-type="string">
            <text:p>IssueType</text:p>
          </table:table-cell>
          <table:table-cell table:style-name="ce118" office:value-type="string" calcext:value-type="string">
            <text:p>Labels</text:p>
          </table:table-cell>
          <table:table-cell table:style-name="ce118" office:value-type="string" calcext:value-type="string">
            <text:p>ParentID</text:p>
          </table:table-cell>
          <table:table-cell table:style-name="ce118" office:value-type="string" calcext:value-type="string">
            <text:p>Summary</text:p>
          </table:table-cell>
          <table:table-cell table:style-name="ce118" office:value-type="string" calcext:value-type="string">
            <text:p>Comments</text:p>
          </table:table-cell>
          <table:table-cell table:style-name="ce118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office:forms form:automatic-focus="false" form:apply-design-mode="false"/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75" office:value-type="string" calcext:value-type="string">
            <text:p>Fachrichtung</text:p>
          </table:table-cell>
          <table:table-cell table:style-name="ce75" office:value-type="string" calcext:value-type="string">
            <text:p>Kürzel</text:p>
          </table:table-cell>
          <table:table-cell table:style-name="ce75" table:number-columns-repeated="62"/>
        </table:table-row>
        <table:table-row table:style-name="ro3">
          <table:table-cell table:style-name="ce102" office:value-type="string" calcext:value-type="string">
            <text:p>übergreifend</text:p>
          </table:table-cell>
          <table:table-cell table:style-name="ce102" office:value-type="string" calcext:value-type="string">
            <text:p>alle</text:p>
          </table:table-cell>
          <table:table-cell table:style-name="ce75" table:number-columns-repeated="62"/>
        </table:table-row>
        <table:table-row table:style-name="ro3">
          <table:table-cell table:style-name="ce102" office:value-type="string" calcext:value-type="string">
            <text:p>niemand</text:p>
          </table:table-cell>
          <table:table-cell table:style-name="ce102" office:value-type="string" calcext:value-type="string">
            <text:p>invisible</text:p>
          </table:table-cell>
          <table:table-cell table:style-name="ce75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office:forms form:automatic-focus="false" form:apply-design-mode="false"/>
        <table:table-column table:style-name="co6" table:default-cell-style-name="Default"/>
        <table:table-column table:style-name="co37" table:default-cell-style-name="ce82"/>
        <table:table-column table:style-name="co38" table:default-cell-style-name="ce93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83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81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</text:span><text:span text:style-name="T1">FIAusbV §4 (1)</text:span></text:p>
            </office:annotation>
            <text:p>Kapitel</text:p>
          </table:table-cell>
          <table:table-cell table:style-name="ce90" office:value-type="string" calcext:value-type="string">
            <text:p>Abschnittname</text:p>
          </table:table-cell>
          <table:table-cell table:style-name="ce83" office:value-type="string" calcext:value-type="string">
            <text:p>Fachrichtung</text:p>
          </table:table-cell>
          <table:table-cell table:style-name="ce83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office:forms form:automatic-focus="false" form:apply-design-mode="false"/>
        <table:table-column table:style-name="co40" table:default-cell-style-name="ce135"/>
        <table:table-column table:style-name="co41" table:default-cell-style-name="ce137"/>
        <table:table-column table:style-name="co21" table:default-cell-style-name="ce110"/>
        <table:table-column table:style-name="co42" table:default-cell-style-name="ce142"/>
        <table:table-column table:style-name="co43" table:default-cell-style-name="ce144"/>
        <table:table-column table:style-name="co44" table:default-cell-style-name="ce144"/>
        <table:table-column table:style-name="co45" table:default-cell-style-name="ce151"/>
        <table:table-column table:style-name="co46" table:default-cell-style-name="ce153"/>
        <table:table-column table:style-name="co47" table:default-cell-style-name="ce155"/>
        <table:table-column table:style-name="co48" table:default-cell-style-name="ce192"/>
        <table:table-column table:style-name="co49" table:default-cell-style-name="ce192"/>
        <table:table-column table:style-name="co50" table:default-cell-style-name="ce110"/>
        <table:table-column table:style-name="co6" table:default-cell-style-name="ce148"/>
        <table:table-column table:style-name="co6" table:number-columns-repeated="47" table:default-cell-style-name="ce158"/>
        <table:table-row table:style-name="ro27">
          <table:table-cell table:style-name="ce134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</text:span><text:span text:style-name="T1">eindeutige </text:span><text:span text:style-name="T1">Kennzeichnung</text:span></text:p>
            </office:annotation>
            <text:p>Key</text:p>
          </table:table-cell>
          <table:table-cell table:style-name="ce136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</text:span><text:span text:style-name="T2">zu Abscnitte</text:span></text:p>
            </office:annotation>
            <text:p>A#</text:p>
          </table:table-cell>
          <table:table-cell table:style-name="ce136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</text:span><text:span text:style-name="T1">Spalte ref1</text:span></text:p>
            </office:annotation>
            <text:p>Abschnittbezeichnung</text:p>
          </table:table-cell>
          <table:table-cell table:style-name="ce141" table:formula="of:=[Abschnitte.C1]" office:value-type="string" office:string-value="Abschnittname" calcext:value-type="string">
            <text:p>Abschnittname</text:p>
          </table:table-cell>
          <table:table-cell table:style-name="ce143" office:value-type="string" calcext:value-type="string">
            <text:p>B#</text:p>
          </table:table-cell>
          <table:table-cell table:style-name="ce143" office:value-type="string" calcext:value-type="string">
            <text:p>Bereich</text:p>
          </table:table-cell>
          <table:table-cell table:style-name="ce159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</text:span><text:span text:style-name="T1">Unterpunkte </text:span><text:span text:style-name="T1">(a...d)</text:span></text:p>
            </office:annotation>
            <text:p>count</text:p>
          </table:table-cell>
          <table:table-cell table:style-name="ce152" office:value-type="string" calcext:value-type="string">
            <text:p>Themen</text:p>
          </table:table-cell>
          <table:table-cell table:style-name="ce139" table:formula="of:=[Themenliste.I1]" office:value-type="string" office:string-value="Fachrichtung" calcext:value-type="string">
            <text:p>Fachrichtung</text:p>
          </table:table-cell>
          <table:table-cell table:style-name="ce139" office:value-type="string" calcext:value-type="string">
            <text:p>teil1</text:p>
          </table:table-cell>
          <table:table-cell table:style-name="ce139" office:value-type="string" calcext:value-type="string">
            <text:p>teil2</text:p>
          </table:table-cell>
          <table:table-cell table:style-name="ce139" office:value-type="string" calcext:value-type="string">
            <text:p>ref1</text:p>
          </table:table-cell>
          <table:table-cell table:style-name="ce146" office:value-type="string" calcext:value-type="string">
            <text:p>ref2</text:p>
          </table:table-cell>
          <table:table-cell table:style-name="ce136" table:number-columns-repeated="45"/>
          <table:table-cell table:style-name="Default" table:number-columns-repeated="2"/>
        </table:table-row>
        <table:table-row table:style-name="ro28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2]);0;1;1)" office:value-type="string" office:string-value="§ 4 Absatz 2" calcext:value-type="string">
            <text:p>§ 4 Absatz 2</text:p>
          </table:table-cell>
          <table:table-cell table:style-name="ce104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 Geschäfts- und Leistungsprozessen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66" table:formula="of:=OFFSET(INDIRECT([.$L2]);0;3;1)" office:value-type="string" office:string-value="alle" calcext:value-type="string">
            <text:p>alle</text:p>
          </table:table-cell>
          <table:table-cell table:style-name="ce168" office:value-type="float" office:value="12" calcext:value-type="float">
            <text:p>12</text:p>
          </table:table-cell>
          <table:table-cell table:style-name="ce168"/>
          <table:table-cell table:style-name="ce140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47"/>
        </table:table-row>
        <table:table-row table:style-name="ro29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3]);0;1;1)" office:value-type="string" office:string-value="§ 4 Absatz 2" calcext:value-type="string">
            <text:p>§ 4 Absatz 2</text:p>
          </table:table-cell>
          <table:table-cell table:style-name="ce104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66" table:formula="of:=OFFSET(INDIRECT([.$L3]);0;3;1)" office:value-type="string" office:string-value="alle" calcext:value-type="string">
            <text:p>alle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40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47"/>
        </table:table-row>
        <table:table-row table:style-name="ro30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4]);0;1;1)" office:value-type="string" office:string-value="§ 4 Absatz 2" calcext:value-type="string">
            <text:p>§ 4 Absatz 2</text:p>
          </table:table-cell>
          <table:table-cell table:style-name="ce104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66" table:formula="of:=OFFSET(INDIRECT([.$L4]);0;3;1)" office:value-type="string" office:string-value="alle" calcext:value-type="string">
            <text:p>alle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5" calcext:value-type="float">
            <text:p>5</text:p>
          </table:table-cell>
          <table:table-cell table:style-name="ce140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47"/>
        </table:table-row>
        <table:table-row table:style-name="ro31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5]);0;1;1)" office:value-type="string" office:string-value="§ 4 Absatz 2" calcext:value-type="string">
            <text:p>§ 4 Absatz 2</text:p>
          </table:table-cell>
          <table:table-cell table:style-name="ce104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66" table:formula="of:=OFFSET(INDIRECT([.$L5]);0;3;1)" office:value-type="string" office:string-value="alle" calcext:value-type="string">
            <text:p>alle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7" calcext:value-type="float">
            <text:p>7</text:p>
          </table:table-cell>
          <table:table-cell table:style-name="ce140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47"/>
        </table:table-row>
        <table:table-row table:style-name="ro30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6]);0;1;1)" office:value-type="string" office:string-value="§ 4 Absatz 2" calcext:value-type="string">
            <text:p>§ 4 Absatz 2</text:p>
          </table:table-cell>
          <table:table-cell table:style-name="ce104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66" table:formula="of:=OFFSET(INDIRECT([.$L6]);0;3;1)" office:value-type="string" office:string-value="alle" calcext:value-type="string">
            <text:p>alle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8" calcext:value-type="float">
            <text:p>8</text:p>
          </table:table-cell>
          <table:table-cell table:style-name="ce140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47"/>
        </table:table-row>
        <table:table-row table:style-name="ro32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7]);0;1;1)" office:value-type="string" office:string-value="§ 4 Absatz 2" calcext:value-type="string">
            <text:p>§ 4 Absatz 2</text:p>
          </table:table-cell>
          <table:table-cell table:style-name="ce104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50" office:value-type="float" office:value="5" calcext:value-type="float">
            <text:p>5</text:p>
          </table:table-cell>
          <table:table-cell table:style-name="ce147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66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68" office:value-type="float" office:value="6" calcext:value-type="float">
            <text:p>6</text:p>
          </table:table-cell>
          <table:table-cell table:style-name="ce140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47"/>
        </table:table-row>
        <table:table-row table:style-name="ro33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8]);0;1;1)" office:value-type="string" office:string-value="§ 4 Absatz 2" calcext:value-type="string">
            <text:p>§ 4 Absatz 2</text:p>
          </table:table-cell>
          <table:table-cell table:style-name="ce104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66" table:formula="of:=OFFSET(INDIRECT([.$L8]);0;3;1)" office:value-type="string" office:string-value="alle" calcext:value-type="string">
            <text:p>alle</text:p>
          </table:table-cell>
          <table:table-cell table:style-name="ce168" office:value-type="float" office:value="7" calcext:value-type="float">
            <text:p>7</text:p>
          </table:table-cell>
          <table:table-cell table:style-name="ce169"/>
          <table:table-cell table:style-name="ce140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47"/>
        </table:table-row>
        <table:table-row table:style-name="ro32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9]);0;1;1)" office:value-type="string" office:string-value="§ 4 Absatz 2" calcext:value-type="string">
            <text:p>§ 4 Absatz 2</text:p>
          </table:table-cell>
          <table:table-cell table:style-name="ce104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66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68" office:value-type="float" office:value="3" calcext:value-type="float">
            <text:p>3</text:p>
          </table:table-cell>
          <table:table-cell table:style-name="ce140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47"/>
        </table:table-row>
        <table:table-row table:style-name="ro34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10]);0;1;1)" office:value-type="string" office:string-value="§ 4 Absatz 2" calcext:value-type="string">
            <text:p>§ 4 Absatz 2</text:p>
          </table:table-cell>
          <table:table-cell table:style-name="ce104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50" office:value-type="float" office:value="2" calcext:value-type="float">
            <text:p>2</text:p>
          </table:table-cell>
          <table:table-cell table:style-name="ce147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66" table:formula="of:=OFFSET(INDIRECT([.$L10]);0;3;1)" office:value-type="string" office:string-value="alle" calcext:value-type="string">
            <text:p>alle</text:p>
          </table:table-cell>
          <table:table-cell table:style-name="ce169"/>
          <table:table-cell table:style-name="ce168" office:value-type="float" office:value="5" calcext:value-type="float">
            <text:p>5</text:p>
          </table:table-cell>
          <table:table-cell table:style-name="ce140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47"/>
        </table:table-row>
        <table:table-row table:style-name="ro35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38" table:formula="of:=OFFSET(INDIRECT([.$L11]);0;1;1)" office:value-type="string" office:string-value="§ 4 Absatz 2" calcext:value-type="string">
            <text:p>§ 4 Absatz 2</text:p>
          </table:table-cell>
          <table:table-cell table:style-name="ce104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66" table:formula="of:=OFFSET(INDIRECT([.$L11]);0;3;1)" office:value-type="string" office:string-value="alle" calcext:value-type="string">
            <text:p>alle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10" calcext:value-type="float">
            <text:p>10</text:p>
          </table:table-cell>
          <table:table-cell table:style-name="ce140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47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47"/>
        </table:table-row>
        <table:table-row table:style-name="ro33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L12]);0;1;1)" office:value-type="string" office:string-value="§ 4 Absatz 3" calcext:value-type="string">
            <text:p>§ 4 Absatz 3</text:p>
          </table:table-cell>
          <table:table-cell table:style-name="ce104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66" table:formula="of:=OFFSET(INDIRECT([.$L12]);0;3;1)" office:value-type="string" office:string-value="Anw" calcext:value-type="string">
            <text:p>Anw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style-name="ce140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47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47"/>
        </table:table-row>
        <table:table-row table:style-name="ro36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38" table:formula="of:=OFFSET(INDIRECT([.$L13]);0;1;1)" office:value-type="string" office:string-value="§ 4 Absatz 3" calcext:value-type="string">
            <text:p>§ 4 Absatz 3</text:p>
          </table:table-cell>
          <table:table-cell table:style-name="ce104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66" table:formula="of:=OFFSET(INDIRECT([.$L13]);0;3;1)" office:value-type="string" office:string-value="Anw" calcext:value-type="string">
            <text:p>Anw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7" calcext:value-type="float">
            <text:p>7</text:p>
          </table:table-cell>
          <table:table-cell table:style-name="ce140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47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47"/>
        </table:table-row>
        <table:table-row table:style-name="ro32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L14]);0;1;1)" office:value-type="string" office:string-value="§ 4 Absatz 4" calcext:value-type="string">
            <text:p>§ 4 Absatz 4</text:p>
          </table:table-cell>
          <table:table-cell table:style-name="ce104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66" table:formula="of:=OFFSET(INDIRECT([.$L14]);0;3;1)" office:value-type="string" office:string-value="FiSi" calcext:value-type="string">
            <text:p>FiSi</text:p>
          </table:table-cell>
          <table:table-cell table:style-name="ce168" office:value-type="float" office:value="8" calcext:value-type="float">
            <text:p>8</text:p>
          </table:table-cell>
          <table:table-cell table:style-name="ce168" office:value-type="float" office:value="12" calcext:value-type="float">
            <text:p>12</text:p>
          </table:table-cell>
          <table:table-cell table:style-name="ce140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47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47"/>
        </table:table-row>
        <table:table-row table:style-name="ro35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L15]);0;1;1)" office:value-type="string" office:string-value="§ 4 Absatz 4" calcext:value-type="string">
            <text:p>§ 4 Absatz 4</text:p>
          </table:table-cell>
          <table:table-cell table:style-name="ce104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Errichten, Ändern und Prüfen von vernetzten Systemen / Installieren und Konfigurieren von Netzwerk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66" table:formula="of:=OFFSET(INDIRECT([.$L15]);0;3;1)" office:value-type="string" office:string-value="FiSi" calcext:value-type="string">
            <text:p>FiSi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40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47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47"/>
        </table:table-row>
        <table:table-row table:style-name="ro33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38" table:formula="of:=OFFSET(INDIRECT([.$L16]);0;1;1)" office:value-type="string" office:string-value="§ 4 Absatz 4" calcext:value-type="string">
            <text:p>§ 4 Absatz 4</text:p>
          </table:table-cell>
          <table:table-cell table:style-name="ce104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Betreiben von vernetzten Systemen und Sicherstellen der Systemverfügbarkeit / Administrieren von IT-Systemen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66" table:formula="of:=OFFSET(INDIRECT([.$L16]);0;3;1)" office:value-type="string" office:string-value="FiSi" calcext:value-type="string">
            <text:p>FiSi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4" calcext:value-type="float">
            <text:p>14</text:p>
          </table:table-cell>
          <table:table-cell table:style-name="ce140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47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47"/>
        </table:table-row>
        <table:table-row table:style-name="ro37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L17]);0;1;1)" office:value-type="string" office:string-value="§ 4 Absatz 5" calcext:value-type="string">
            <text:p>§ 4 Absatz 5</text:p>
          </table:table-cell>
          <table:table-cell table:style-name="ce104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Analysieren von Arbeits- und Geschäftsprozess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66" table:formula="of:=OFFSET(INDIRECT([.$L17]);0;3;1)" office:value-type="string" office:string-value="DaPro" calcext:value-type="string">
            <text:p>DaPro</text:p>
          </table:table-cell>
          <table:table-cell table:style-name="ce168" office:value-type="float" office:value="8" calcext:value-type="float">
            <text:p>8</text:p>
          </table:table-cell>
          <table:table-cell table:style-name="ce169"/>
          <table:table-cell table:style-name="ce140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47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47"/>
        </table:table-row>
        <table:table-row table:style-name="ro35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L18]);0;1;1)" office:value-type="string" office:string-value="§ 4 Absatz 5" calcext:value-type="string">
            <text:p>§ 4 Absatz 5</text:p>
          </table:table-cell>
          <table:table-cell table:style-name="ce104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Analysieren von Datenquellen und Bereitstellen von Daten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66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style-name="ce140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47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47"/>
        </table:table-row>
        <table:table-row table:style-name="ro38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L19]);0;1;1)" office:value-type="string" office:string-value="§ 4 Absatz 5" calcext:value-type="string">
            <text:p>§ 4 Absatz 5</text:p>
          </table:table-cell>
          <table:table-cell table:style-name="ce104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 digitaler Geschäftsmodelle</text:p>
          </table:table-cell>
          <table:table-cell table:style-name="ce150" office:value-type="float" office:value="9" calcext:value-type="float">
            <text:p>9</text:p>
          </table:table-cell>
          <table:table-cell table:style-name="ce147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66" table:formula="of:=OFFSET(INDIRECT([.$L19]);0;3;1)" office:value-type="string" office:string-value="DaPro" calcext:value-type="string">
            <text:p>DaPro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21" calcext:value-type="float">
            <text:p>21</text:p>
          </table:table-cell>
          <table:table-cell table:style-name="ce140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47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47"/>
        </table:table-row>
        <table:table-row table:style-name="ro39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38" table:formula="of:=OFFSET(INDIRECT([.$L20]);0;1;1)" office:value-type="string" office:string-value="§ 4 Absatz 5" calcext:value-type="string">
            <text:p>§ 4 Absatz 5</text:p>
          </table:table-cell>
          <table:table-cell table:style-name="ce104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Umsetzen des Datenschutzes und der Schutzziele der Datensicherheit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66" table:formula="of:=OFFSET(INDIRECT([.$L20]);0;3;1)" office:value-type="string" office:string-value="DaPro" calcext:value-type="string">
            <text:p>DaPro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6" calcext:value-type="float">
            <text:p>6</text:p>
          </table:table-cell>
          <table:table-cell table:style-name="ce140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47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47"/>
        </table:table-row>
        <table:table-row table:style-name="ro40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L21]);0;1;1)" office:value-type="string" office:string-value="§ 4 Absatz 6" calcext:value-type="string">
            <text:p>§ 4 Absatz 6</text:p>
          </table:table-cell>
          <table:table-cell table:style-name="ce104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Analysieren und Planen von Systemen zur Vernetzung von Prozessen und Produkten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66" table:formula="of:=OFFSET(INDIRECT([.$L21]);0;3;1)" office:value-type="string" office:string-value="Net" calcext:value-type="string">
            <text:p>Net</text:p>
          </table:table-cell>
          <table:table-cell table:style-name="ce168" office:value-type="float" office:value="12" calcext:value-type="float">
            <text:p>12</text:p>
          </table:table-cell>
          <table:table-cell table:style-name="ce168" office:value-type="float" office:value="4" calcext:value-type="float">
            <text:p>4</text:p>
          </table:table-cell>
          <table:table-cell table:style-name="ce140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47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47"/>
        </table:table-row>
        <table:table-row table:style-name="ro33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L22]);0;1;1)" office:value-type="string" office:string-value="§ 4 Absatz 6" calcext:value-type="string">
            <text:p>§ 4 Absatz 6</text:p>
          </table:table-cell>
          <table:table-cell table:style-name="ce104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50" office:value-type="float" office:value="6" calcext:value-type="float">
            <text:p>6</text:p>
          </table:table-cell>
          <table:table-cell table:style-name="ce147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66" table:formula="of:=OFFSET(INDIRECT([.$L22]);0;3;1)" office:value-type="string" office:string-value="Net" calcext:value-type="string">
            <text:p>Net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3" calcext:value-type="float">
            <text:p>13</text:p>
          </table:table-cell>
          <table:table-cell table:style-name="ce140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47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47"/>
        </table:table-row>
        <table:table-row table:style-name="ro41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38" table:formula="of:=OFFSET(INDIRECT([.$L23]);0;1;1)" office:value-type="string" office:string-value="§ 4 Absatz 6" calcext:value-type="string">
            <text:p>§ 4 Absatz 6</text:p>
          </table:table-cell>
          <table:table-cell table:style-name="ce104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50" office:value-type="float" office:value="8" calcext:value-type="float">
            <text:p>8</text:p>
          </table:table-cell>
          <table:table-cell table:style-name="ce147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66" table:formula="of:=OFFSET(INDIRECT([.$L23]);0;3;1)" office:value-type="string" office:string-value="Net" calcext:value-type="string">
            <text:p>Net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15" calcext:value-type="float">
            <text:p>15</text:p>
          </table:table-cell>
          <table:table-cell table:style-name="ce140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47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47"/>
        </table:table-row>
        <table:table-row table:style-name="ro42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L24]);0;1;1)" office:value-type="string" office:string-value="§ 4 Absatz 7" calcext:value-type="string">
            <text:p>§ 4 Absatz 7</text:p>
          </table:table-cell>
          <table:table-cell table:style-name="ce104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Berufsbildung sowie Arbeits- und Tarifrecht</text:p>
          </table:table-cell>
          <table:table-cell table:style-name="ce150" office:value-type="float" office:value="7" calcext:value-type="float">
            <text:p>7</text:p>
          </table:table-cell>
          <table:table-cell table:style-name="ce147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66" table:formula="of:=OFFSET(INDIRECT([.$L24]);0;3;1)" office:value-type="string" office:string-value="alle" calcext:value-type="string">
            <text:p>alle</text:p>
          </table:table-cell>
          <table:table-cell table:style-name="ce168" office:value-type="float" office:value="-1" calcext:value-type="float">
            <text:p>-1</text:p>
          </table:table-cell>
          <table:table-cell table:style-name="ce168"/>
          <table:table-cell table:style-name="ce140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47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47"/>
        </table:table-row>
        <table:table-row table:style-name="ro39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L25]);0;1;1)" office:value-type="string" office:string-value="§ 4 Absatz 7" calcext:value-type="string">
            <text:p>§ 4 Absatz 7</text:p>
          </table:table-cell>
          <table:table-cell table:style-name="ce104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45" office:value-type="string" calcext:value-type="string">
            <text:p>Aufbau und Organisation des Ausbildungsbetriebes</text:p>
          </table:table-cell>
          <table:table-cell table:style-name="ce150" office:value-type="float" office:value="3" calcext:value-type="float">
            <text:p>3</text:p>
          </table:table-cell>
          <table:table-cell table:style-name="ce147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66" table:formula="of:=OFFSET(INDIRECT([.$L25]);0;3;1)" office:value-type="string" office:string-value="alle" calcext:value-type="string">
            <text:p>alle</text:p>
          </table:table-cell>
          <table:table-cell table:style-name="ce168" office:value-type="float" office:value="-1" calcext:value-type="float">
            <text:p>-1</text:p>
          </table:table-cell>
          <table:table-cell table:style-name="ce168"/>
          <table:table-cell table:style-name="ce140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47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47"/>
        </table:table-row>
        <table:table-row table:style-name="ro30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L26]);0;1;1)" office:value-type="string" office:string-value="§ 4 Absatz 7" calcext:value-type="string">
            <text:p>§ 4 Absatz 7</text:p>
          </table:table-cell>
          <table:table-cell table:style-name="ce104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66" table:formula="of:=OFFSET(INDIRECT([.$L26]);0;3;1)" office:value-type="string" office:string-value="alle" calcext:value-type="string">
            <text:p>alle</text:p>
          </table:table-cell>
          <table:table-cell table:style-name="ce168" office:value-type="float" office:value="-1" calcext:value-type="float">
            <text:p>-1</text:p>
          </table:table-cell>
          <table:table-cell table:style-name="ce168"/>
          <table:table-cell table:style-name="ce140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47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47"/>
        </table:table-row>
        <table:table-row table:style-name="ro40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L27]);0;1;1)" office:value-type="string" office:string-value="§ 4 Absatz 7" calcext:value-type="string">
            <text:p>§ 4 Absatz 7</text:p>
          </table:table-cell>
          <table:table-cell table:style-name="ce104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66" table:formula="of:=OFFSET(INDIRECT([.$L27]);0;3;1)" office:value-type="string" office:string-value="alle" calcext:value-type="string">
            <text:p>alle</text:p>
          </table:table-cell>
          <table:table-cell table:style-name="ce168" office:value-type="float" office:value="-1" calcext:value-type="float">
            <text:p>-1</text:p>
          </table:table-cell>
          <table:table-cell table:style-name="ce168"/>
          <table:table-cell table:style-name="ce140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47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47"/>
        </table:table-row>
        <table:table-row table:style-name="ro36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38" table:formula="of:=OFFSET(INDIRECT([.$L28]);0;1;1)" office:value-type="string" office:string-value="§ 4 Absatz 7" calcext:value-type="string">
            <text:p>§ 4 Absatz 7</text:p>
          </table:table-cell>
          <table:table-cell table:style-name="ce104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50" office:value-type="float" office:value="4" calcext:value-type="float">
            <text:p>4</text:p>
          </table:table-cell>
          <table:table-cell table:style-name="ce147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66" table:formula="of:=OFFSET(INDIRECT([.$L28]);0;3;1)" office:value-type="string" office:string-value="alle" calcext:value-type="string">
            <text:p>alle</text:p>
          </table:table-cell>
          <table:table-cell table:style-name="ce168" office:value-type="float" office:value="3" calcext:value-type="float">
            <text:p>3</text:p>
          </table:table-cell>
          <table:table-cell table:style-name="ce169"/>
          <table:table-cell table:style-name="ce140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47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47"/>
        </table:table-row>
        <table:table-row table:style-name="ro43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38" table:formula="of:=OFFSET(INDIRECT([.$L29]);0;1;1)" office:value-type="float" office:value="99" calcext:value-type="float">
            <text:p>99</text:p>
          </table:table-cell>
          <table:table-cell table:style-name="ce104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50" office:value-type="float" office:value="1" calcext:value-type="float">
            <text:p>1</text:p>
          </table:table-cell>
          <table:table-cell table:style-name="ce147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66" table:formula="of:=OFFSET(INDIRECT([.$L29]);0;3;1)" office:value-type="string" office:string-value="invisible" calcext:value-type="string">
            <text:p>invisible</text:p>
          </table:table-cell>
          <table:table-cell table:style-name="ce169" table:number-columns-repeated="2"/>
          <table:table-cell table:style-name="ce140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47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47"/>
        </table:table-row>
        <table:table-row table:style-name="ro3" table:number-rows-repeated="1048546">
          <table:table-cell table:number-columns-repeated="60"/>
        </table:table-row>
        <table:table-row table:style-name="ro3">
          <table:table-cell table:number-columns-repeated="60"/>
        </table:table-row>
      </table:table>
      <table:table table:name="Themenliste" table:style-name="ta1">
        <office:forms form:automatic-focus="false" form:apply-design-mode="false"/>
        <table:table-column table:style-name="co51" table:default-cell-style-name="ce178"/>
        <table:table-column table:style-name="co52" table:default-cell-style-name="ce85"/>
        <table:table-column table:style-name="co42" table:default-cell-style-name="ce87"/>
        <table:table-column table:style-name="co53" table:default-cell-style-name="ce89"/>
        <table:table-column table:style-name="co54" table:default-cell-style-name="ce92"/>
        <table:table-column table:style-name="co55" table:default-cell-style-name="ce113"/>
        <table:table-column table:style-name="co56" table:default-cell-style-name="ce114"/>
        <table:table-column table:style-name="co57" table:default-cell-style-name="ce192"/>
        <table:table-column table:style-name="co58" table:default-cell-style-name="ce114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51" table:default-cell-style-name="Default"/>
        <table:table-row table:style-name="ro6">
          <table:table-cell table:style-name="ce86" office:value-type="string" calcext:value-type="string">
            <text:p>id</text:p>
          </table:table-cell>
          <table:table-cell table:style-name="ce84" office:value-type="string" calcext:value-type="string">
            <text:p>Abschnitt</text:p>
          </table:table-cell>
          <table:table-cell table:style-name="ce86" office:value-type="string" calcext:value-type="string">
            <text:p>Bereich</text:p>
          </table:table-cell>
          <table:table-cell table:style-name="ce116" office:value-type="string" calcext:value-type="string">
            <text:p>idx</text:p>
          </table:table-cell>
          <table:table-cell table:style-name="ce143" office:value-type="string" calcext:value-type="string">
            <text:p>Thema</text:p>
          </table:table-cell>
          <table:table-cell table:style-name="ce112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</text:span><text:span text:style-name="T1">zt</text:span><text:span text:style-name="T1"><text:line-break/></text:span><text:span text:style-name="T1">aus idx und </text:span><text:span text:style-name="T1">Thema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</text:span><text:span text:style-name="T1">Bereichnamen </text:span><text:span text:style-name="T1">die Bereichsid</text:span></text:p>
              <text:p text:style-name="P1"><text:span text:style-name="T1"/></text:p>
            </office:annotation>
            <text:p>ref1</text:p>
          </table:table-cell>
          <table:table-cell table:style-name="ce139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</text:span><text:span text:style-name="T1">Form:</text:span></text:p>
              <text:p text:style-name="P1"><text:span text:style-name="T1"/></text:p>
              <text:p text:style-name="P1"><text:span text:style-name="T1">= </text:span><text:span text:style-name="T3">$Bereiche.</text:span><text:span text:style-name="T3">$A$6</text:span></text:p>
            </office:annotation>
            <text:p>Bereichskey</text:p>
          </table:table-cell>
          <table:table-cell table:style-name="ce152" office:value-type="string" calcext:value-type="string">
            <text:p>Fachrichtung</text:p>
          </table:table-cell>
          <table:table-cell table:style-name="ce83" table:number-columns-repeated="2"/>
          <table:table-cell table:style-name="ce83" office:value-type="string" calcext:value-type="string">
            <text:p>Ausbildungsteil</text:p>
          </table:table-cell>
          <table:table-cell table:style-name="ce83" office:value-type="string" calcext:value-type="string">
            <text:p>Bereich</text:p>
          </table:table-cell>
          <table:table-cell table:style-name="ce83" table:number-columns-repeated="47"/>
          <table:table-cell table:number-columns-repeated="4"/>
        </table:table-row>
        <table:table-row table:style-name="ro7">
          <table:table-cell table:style-name="ce17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117" office:value-type="string" calcext:value-type="string">
            <text:p>a</text:p>
          </table:table-cell>
          <table:table-cell table:style-name="ce144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2]);0;8;1)" office:value-type="string" office:string-value="alle" calcext:value-type="string">
            <text:p>alle</text:p>
          </table:table-cell>
          <table:table-cell table:style-name="ce93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117" office:value-type="string" calcext:value-type="string">
            <text:p>b</text:p>
          </table:table-cell>
          <table:table-cell table:style-name="ce144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3]);0;8;1)" office:value-type="string" office:string-value="alle" calcext:value-type="string">
            <text:p>alle</text:p>
          </table:table-cell>
          <table:table-cell table:style-name="ce93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117" office:value-type="string" calcext:value-type="string">
            <text:p>c</text:p>
          </table:table-cell>
          <table:table-cell table:style-name="ce144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4]);0;8;1)" office:value-type="string" office:string-value="alle" calcext:value-type="string">
            <text:p>alle</text:p>
          </table:table-cell>
          <table:table-cell table:style-name="ce93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117" office:value-type="string" calcext:value-type="string">
            <text:p>d</text:p>
          </table:table-cell>
          <table:table-cell table:style-name="ce144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5]);0;8;1)" office:value-type="string" office:string-value="alle" calcext:value-type="string">
            <text:p>alle</text:p>
          </table:table-cell>
          <table:table-cell table:style-name="ce93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5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117" office:value-type="string" calcext:value-type="string">
            <text:p>e</text:p>
          </table:table-cell>
          <table:table-cell table:style-name="ce144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6]);0;8;1)" office:value-type="string" office:string-value="alle" calcext:value-type="string">
            <text:p>alle</text:p>
          </table:table-cell>
          <table:table-cell table:style-name="ce93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6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7]);0;8;1)" office:value-type="string" office:string-value="alle" calcext:value-type="string">
            <text:p>alle</text:p>
          </table:table-cell>
          <table:table-cell table:style-name="ce93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7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8]);0;8;1)" office:value-type="string" office:string-value="alle" calcext:value-type="string">
            <text:p>alle</text:p>
          </table:table-cell>
          <table:table-cell table:style-name="ce93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8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117" office:value-type="string" calcext:value-type="string">
            <text:p>h</text:p>
          </table:table-cell>
          <table:table-cell table:style-name="ce145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9]);0;8;1)" office:value-type="string" office:string-value="alle" calcext:value-type="string">
            <text:p>alle</text:p>
          </table:table-cell>
          <table:table-cell table:style-name="ce93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9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117" office:value-type="string" calcext:value-type="string">
            <text:p>i</text:p>
          </table:table-cell>
          <table:table-cell table:style-name="ce145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193" table:formula="of:=OFFSET(INDIRECT([.$G10]);0;8;1)" office:value-type="string" office:string-value="alle" calcext:value-type="string">
            <text:p>alle</text:p>
          </table:table-cell>
          <table:table-cell table:style-name="ce93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0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1]);0;8;1)" office:value-type="string" office:string-value="alle" calcext:value-type="string">
            <text:p>alle</text:p>
          </table:table-cell>
          <table:table-cell table:style-name="ce93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2]);0;8;1)" office:value-type="string" office:string-value="alle" calcext:value-type="string">
            <text:p>alle</text:p>
          </table:table-cell>
          <table:table-cell table:style-name="ce93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3]);0;8;1)" office:value-type="string" office:string-value="alle" calcext:value-type="string">
            <text:p>alle</text:p>
          </table:table-cell>
          <table:table-cell table:style-name="ce93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4]);0;8;1)" office:value-type="string" office:string-value="alle" calcext:value-type="string">
            <text:p>alle</text:p>
          </table:table-cell>
          <table:table-cell table:style-name="ce93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5]);0;8;1)" office:value-type="string" office:string-value="alle" calcext:value-type="string">
            <text:p>alle</text:p>
          </table:table-cell>
          <table:table-cell table:style-name="ce93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6]);0;8;1)" office:value-type="string" office:string-value="alle" calcext:value-type="string">
            <text:p>alle</text:p>
          </table:table-cell>
          <table:table-cell table:style-name="ce93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117" office:value-type="string" calcext:value-type="string">
            <text:p>g</text:p>
          </table:table-cell>
          <table:table-cell table:style-name="ce144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7]);0;8;1)" office:value-type="string" office:string-value="alle" calcext:value-type="string">
            <text:p>alle</text:p>
          </table:table-cell>
          <table:table-cell table:style-name="ce93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117" office:value-type="string" calcext:value-type="string">
            <text:p>h</text:p>
          </table:table-cell>
          <table:table-cell table:style-name="ce144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193" table:formula="of:=OFFSET(INDIRECT([.$G18]);0;8;1)" office:value-type="string" office:string-value="alle" calcext:value-type="string">
            <text:p>alle</text:p>
          </table:table-cell>
          <table:table-cell table:style-name="ce93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4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93" table:formula="of:=OFFSET(INDIRECT([.$G19]);0;8;1)" office:value-type="string" office:string-value="alle" calcext:value-type="string">
            <text:p>alle</text:p>
          </table:table-cell>
          <table:table-cell table:style-name="ce93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4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93" table:formula="of:=OFFSET(INDIRECT([.$G20]);0;8;1)" office:value-type="string" office:string-value="alle" calcext:value-type="string">
            <text:p>alle</text:p>
          </table:table-cell>
          <table:table-cell table:style-name="ce93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93" table:formula="of:=OFFSET(INDIRECT([.$G21]);0;8;1)" office:value-type="string" office:string-value="alle" calcext:value-type="string">
            <text:p>alle</text:p>
          </table:table-cell>
          <table:table-cell table:style-name="ce93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193" table:formula="of:=OFFSET(INDIRECT([.$G22]);0;8;1)" office:value-type="string" office:string-value="alle" calcext:value-type="string">
            <text:p>alle</text:p>
          </table:table-cell>
          <table:table-cell table:style-name="ce93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93" table:formula="of:=OFFSET(INDIRECT([.$G23]);0;8;1)" office:value-type="string" office:string-value="alle" calcext:value-type="string">
            <text:p>alle</text:p>
          </table:table-cell>
          <table:table-cell table:style-name="ce93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93" table:formula="of:=OFFSET(INDIRECT([.$G24]);0;8;1)" office:value-type="string" office:string-value="alle" calcext:value-type="string">
            <text:p>alle</text:p>
          </table:table-cell>
          <table:table-cell table:style-name="ce93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93" table:formula="of:=OFFSET(INDIRECT([.$G25]);0;8;1)" office:value-type="string" office:string-value="alle" calcext:value-type="string">
            <text:p>alle</text:p>
          </table:table-cell>
          <table:table-cell table:style-name="ce93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93" table:formula="of:=OFFSET(INDIRECT([.$G26]);0;8;1)" office:value-type="string" office:string-value="alle" calcext:value-type="string">
            <text:p>alle</text:p>
          </table:table-cell>
          <table:table-cell table:style-name="ce93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193" table:formula="of:=OFFSET(INDIRECT([.$G27]);0;8;1)" office:value-type="string" office:string-value="alle" calcext:value-type="string">
            <text:p>alle</text:p>
          </table:table-cell>
          <table:table-cell table:style-name="ce93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93" table:formula="of:=OFFSET(INDIRECT([.$G28]);0;8;1)" office:value-type="string" office:string-value="alle" calcext:value-type="string">
            <text:p>alle</text:p>
          </table:table-cell>
          <table:table-cell table:style-name="ce93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4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93" table:formula="of:=OFFSET(INDIRECT([.$G29]);0;8;1)" office:value-type="string" office:string-value="alle" calcext:value-type="string">
            <text:p>alle</text:p>
          </table:table-cell>
          <table:table-cell table:style-name="ce93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193" table:formula="of:=OFFSET(INDIRECT([.$G30]);0;8;1)" office:value-type="string" office:string-value="alle" calcext:value-type="string">
            <text:p>alle</text:p>
          </table:table-cell>
          <table:table-cell table:style-name="ce93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93" table:formula="of:=OFFSET(INDIRECT([.$G31]);0;8;1)" office:value-type="string" office:string-value="alle" calcext:value-type="string">
            <text:p>alle</text:p>
          </table:table-cell>
          <table:table-cell table:style-name="ce93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93" table:formula="of:=OFFSET(INDIRECT([.$G32]);0;8;1)" office:value-type="string" office:string-value="alle" calcext:value-type="string">
            <text:p>alle</text:p>
          </table:table-cell>
          <table:table-cell table:style-name="ce93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93" table:formula="of:=OFFSET(INDIRECT([.$G33]);0;8;1)" office:value-type="string" office:string-value="alle" calcext:value-type="string">
            <text:p>alle</text:p>
          </table:table-cell>
          <table:table-cell table:style-name="ce93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93" table:formula="of:=OFFSET(INDIRECT([.$G34]);0;8;1)" office:value-type="string" office:string-value="alle" calcext:value-type="string">
            <text:p>alle</text:p>
          </table:table-cell>
          <table:table-cell table:style-name="ce93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193" table:formula="of:=OFFSET(INDIRECT([.$G35]);0;8;1)" office:value-type="string" office:string-value="alle" calcext:value-type="string">
            <text:p>alle</text:p>
          </table:table-cell>
          <table:table-cell table:style-name="ce93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36]);0;8;1)" office:value-type="string" office:string-value="alle" calcext:value-type="string">
            <text:p>alle</text:p>
          </table:table-cell>
          <table:table-cell table:style-name="ce93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37]);0;8;1)" office:value-type="string" office:string-value="alle" calcext:value-type="string">
            <text:p>alle</text:p>
          </table:table-cell>
          <table:table-cell table:style-name="ce93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38]);0;8;1)" office:value-type="string" office:string-value="alle" calcext:value-type="string">
            <text:p>alle</text:p>
          </table:table-cell>
          <table:table-cell table:style-name="ce93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39]);0;8;1)" office:value-type="string" office:string-value="alle" calcext:value-type="string">
            <text:p>alle</text:p>
          </table:table-cell>
          <table:table-cell table:style-name="ce93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40]);0;8;1)" office:value-type="string" office:string-value="alle" calcext:value-type="string">
            <text:p>alle</text:p>
          </table:table-cell>
          <table:table-cell table:style-name="ce93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193" table:formula="of:=OFFSET(INDIRECT([.$G41]);0;8;1)" office:value-type="string" office:string-value="alle" calcext:value-type="string">
            <text:p>alle</text:p>
          </table:table-cell>
          <table:table-cell table:style-name="ce93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Netzwerkkonzepte für unterschiedliche dungsgebiete unterscheiden</text:p>
          </table:table-cell>
          <table:table-cell table:formula="of:=CONCATENATE([.D42];&quot;) &quot;;[.E42])" office:value-type="string" office:string-value="a) Netzwerkkonzepte für unterschiedliche dungsgebiete unterscheiden" calcext:value-type="string">
            <text:p>a) Netzwerkkonzepte für unterschiedliche 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2]);0;8;1)" office:value-type="string" office:string-value="alle" calcext:value-type="string">
            <text:p>alle</text:p>
          </table:table-cell>
          <table:table-cell table:style-name="ce93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3]);0;8;1)" office:value-type="string" office:string-value="alle" calcext:value-type="string">
            <text:p>alle</text:p>
          </table:table-cell>
          <table:table-cell table:style-name="ce93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4]);0;8;1)" office:value-type="string" office:string-value="alle" calcext:value-type="string">
            <text:p>alle</text:p>
          </table:table-cell>
          <table:table-cell table:style-name="ce93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5]);0;8;1)" office:value-type="string" office:string-value="alle" calcext:value-type="string">
            <text:p>alle</text:p>
          </table:table-cell>
          <table:table-cell table:style-name="ce93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6]);0;8;1)" office:value-type="string" office:string-value="alle" calcext:value-type="string">
            <text:p>alle</text:p>
          </table:table-cell>
          <table:table-cell table:style-name="ce93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193" table:formula="of:=OFFSET(INDIRECT([.$G47]);0;8;1)" office:value-type="string" office:string-value="alle" calcext:value-type="string">
            <text:p>alle</text:p>
          </table:table-cell>
          <table:table-cell table:style-name="ce93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193" table:formula="of:=OFFSET(INDIRECT([.$G48]);0;8;1)" office:value-type="string" office:string-value="alle" calcext:value-type="string">
            <text:p>alle</text:p>
          </table:table-cell>
          <table:table-cell table:style-name="ce93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117" office:value-type="string" calcext:value-type="string">
            <text:p>b</text:p>
          </table:table-cell>
          <table:table-cell table:style-name="ce186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193" table:formula="of:=OFFSET(INDIRECT([.$G49]);0;8;1)" office:value-type="string" office:string-value="alle" calcext:value-type="string">
            <text:p>alle</text:p>
          </table:table-cell>
          <table:table-cell table:style-name="ce93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93" table:formula="of:=OFFSET(INDIRECT([.$G50]);0;8;1)" office:value-type="string" office:string-value="alle" calcext:value-type="string">
            <text:p>alle</text:p>
          </table:table-cell>
          <table:table-cell table:style-name="ce93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4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93" table:formula="of:=OFFSET(INDIRECT([.$G51]);0;8;1)" office:value-type="string" office:string-value="alle" calcext:value-type="string">
            <text:p>alle</text:p>
          </table:table-cell>
          <table:table-cell table:style-name="ce93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193" table:formula="of:=OFFSET(INDIRECT([.$G52]);0;8;1)" office:value-type="string" office:string-value="alle" calcext:value-type="string">
            <text:p>alle</text:p>
          </table:table-cell>
          <table:table-cell table:style-name="ce93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93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3]);0;8;1)" office:value-type="string" office:string-value="Anw" calcext:value-type="string">
            <text:p>Anw</text:p>
          </table:table-cell>
          <table:table-cell table:style-name="ce93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4]);0;8;1)" office:value-type="string" office:string-value="Anw" calcext:value-type="string">
            <text:p>Anw</text:p>
          </table:table-cell>
          <table:table-cell table:style-name="ce93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117" office:value-type="string" calcext:value-type="string">
            <text:p>c</text:p>
          </table:table-cell>
          <table:table-cell table:style-name="ce144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5]);0;8;1)" office:value-type="string" office:string-value="Anw" calcext:value-type="string">
            <text:p>Anw</text:p>
          </table:table-cell>
          <table:table-cell table:style-name="ce93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6]);0;8;1)" office:value-type="string" office:string-value="Anw" calcext:value-type="string">
            <text:p>Anw</text:p>
          </table:table-cell>
          <table:table-cell table:style-name="ce93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7]);0;8;1)" office:value-type="string" office:string-value="Anw" calcext:value-type="string">
            <text:p>Anw</text:p>
          </table:table-cell>
          <table:table-cell table:style-name="ce93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8]);0;8;1)" office:value-type="string" office:string-value="Anw" calcext:value-type="string">
            <text:p>Anw</text:p>
          </table:table-cell>
          <table:table-cell table:style-name="ce93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193" table:formula="of:=OFFSET(INDIRECT([.$G59]);0;8;1)" office:value-type="string" office:string-value="Anw" calcext:value-type="string">
            <text:p>Anw</text:p>
          </table:table-cell>
          <table:table-cell table:style-name="ce93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0]);0;8;1)" office:value-type="string" office:string-value="Anw" calcext:value-type="string">
            <text:p>Anw</text:p>
          </table:table-cell>
          <table:table-cell table:style-name="ce93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1]);0;8;1)" office:value-type="string" office:string-value="Anw" calcext:value-type="string">
            <text:p>Anw</text:p>
          </table:table-cell>
          <table:table-cell table:style-name="ce93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2]);0;8;1)" office:value-type="string" office:string-value="Anw" calcext:value-type="string">
            <text:p>Anw</text:p>
          </table:table-cell>
          <table:table-cell table:style-name="ce93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3]);0;8;1)" office:value-type="string" office:string-value="Anw" calcext:value-type="string">
            <text:p>Anw</text:p>
          </table:table-cell>
          <table:table-cell table:style-name="ce93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4]);0;8;1)" office:value-type="string" office:string-value="Anw" calcext:value-type="string">
            <text:p>Anw</text:p>
          </table:table-cell>
          <table:table-cell table:style-name="ce93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193" table:formula="of:=OFFSET(INDIRECT([.$G65]);0;8;1)" office:value-type="string" office:string-value="Anw" calcext:value-type="string">
            <text:p>Anw</text:p>
          </table:table-cell>
          <table:table-cell table:style-name="ce93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93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66]);0;8;1)" office:value-type="string" office:string-value="FiSi" calcext:value-type="string">
            <text:p>FiSi</text:p>
          </table:table-cell>
          <table:table-cell table:style-name="ce93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67]);0;8;1)" office:value-type="string" office:string-value="FiSi" calcext:value-type="string">
            <text:p>FiSi</text:p>
          </table:table-cell>
          <table:table-cell table:style-name="ce93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68]);0;8;1)" office:value-type="string" office:string-value="FiSi" calcext:value-type="string">
            <text:p>FiSi</text:p>
          </table:table-cell>
          <table:table-cell table:style-name="ce93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69]);0;8;1)" office:value-type="string" office:string-value="FiSi" calcext:value-type="string">
            <text:p>FiSi</text:p>
          </table:table-cell>
          <table:table-cell table:style-name="ce93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70]);0;8;1)" office:value-type="string" office:string-value="FiSi" calcext:value-type="string">
            <text:p>FiSi</text:p>
          </table:table-cell>
          <table:table-cell table:style-name="ce93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71]);0;8;1)" office:value-type="string" office:string-value="FiSi" calcext:value-type="string">
            <text:p>FiSi</text:p>
          </table:table-cell>
          <table:table-cell table:style-name="ce93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193" table:formula="of:=OFFSET(INDIRECT([.$G72]);0;8;1)" office:value-type="string" office:string-value="FiSi" calcext:value-type="string">
            <text:p>FiSi</text:p>
          </table:table-cell>
          <table:table-cell table:style-name="ce93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93" table:formula="of:=OFFSET(INDIRECT([.$G73]);0;8;1)" office:value-type="string" office:string-value="FiSi" calcext:value-type="string">
            <text:p>FiSi</text:p>
          </table:table-cell>
          <table:table-cell table:style-name="ce93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93" table:formula="of:=OFFSET(INDIRECT([.$G74]);0;8;1)" office:value-type="string" office:string-value="FiSi" calcext:value-type="string">
            <text:p>FiSi</text:p>
          </table:table-cell>
          <table:table-cell table:style-name="ce93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193" table:formula="of:=OFFSET(INDIRECT([.$G75]);0;8;1)" office:value-type="string" office:string-value="FiSi" calcext:value-type="string">
            <text:p>FiSi</text:p>
          </table:table-cell>
          <table:table-cell table:style-name="ce93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76]);0;8;1)" office:value-type="string" office:string-value="FiSi" calcext:value-type="string">
            <text:p>FiSi</text:p>
          </table:table-cell>
          <table:table-cell table:style-name="ce93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6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77]);0;8;1)" office:value-type="string" office:string-value="FiSi" calcext:value-type="string">
            <text:p>FiSi</text:p>
          </table:table-cell>
          <table:table-cell table:style-name="ce93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7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78]);0;8;1)" office:value-type="string" office:string-value="FiSi" calcext:value-type="string">
            <text:p>FiSi</text:p>
          </table:table-cell>
          <table:table-cell table:style-name="ce93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8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79]);0;8;1)" office:value-type="string" office:string-value="FiSi" calcext:value-type="string">
            <text:p>FiSi</text:p>
          </table:table-cell>
          <table:table-cell table:style-name="ce93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79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80]);0;8;1)" office:value-type="string" office:string-value="FiSi" calcext:value-type="string">
            <text:p>FiSi</text:p>
          </table:table-cell>
          <table:table-cell table:style-name="ce93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80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81]);0;8;1)" office:value-type="string" office:string-value="FiSi" calcext:value-type="string">
            <text:p>FiSi</text:p>
          </table:table-cell>
          <table:table-cell table:style-name="ce93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81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82]);0;8;1)" office:value-type="string" office:string-value="FiSi" calcext:value-type="string">
            <text:p>FiSi</text:p>
          </table:table-cell>
          <table:table-cell table:style-name="ce93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82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117" office:value-type="string" calcext:value-type="string">
            <text:p>h</text:p>
          </table:table-cell>
          <table:table-cell table:style-name="ce145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83]);0;8;1)" office:value-type="string" office:string-value="FiSi" calcext:value-type="string">
            <text:p>FiSi</text:p>
          </table:table-cell>
          <table:table-cell table:style-name="ce93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83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117" office:value-type="string" calcext:value-type="string">
            <text:p>i</text:p>
          </table:table-cell>
          <table:table-cell table:style-name="ce145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193" table:formula="of:=OFFSET(INDIRECT([.$G84]);0;8;1)" office:value-type="string" office:string-value="FiSi" calcext:value-type="string">
            <text:p>FiSi</text:p>
          </table:table-cell>
          <table:table-cell table:style-name="ce93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93" table:formula="of:=OFFSET(INDIRECT([.$G84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93" table:formula="of:=OFFSET(INDIRECT([.$G85]);0;8;1)" office:value-type="string" office:string-value="DaPro" calcext:value-type="string">
            <text:p>DaPro</text:p>
          </table:table-cell>
          <table:table-cell table:style-name="ce93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93" table:formula="of:=OFFSET(INDIRECT([.$G86]);0;8;1)" office:value-type="string" office:string-value="DaPro" calcext:value-type="string">
            <text:p>DaPro</text:p>
          </table:table-cell>
          <table:table-cell table:style-name="ce93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193" table:formula="of:=OFFSET(INDIRECT([.$G87]);0;8;1)" office:value-type="string" office:string-value="DaPro" calcext:value-type="string">
            <text:p>DaPro</text:p>
          </table:table-cell>
          <table:table-cell table:style-name="ce93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93" table:formula="of:=OFFSET(INDIRECT([.$G88]);0;8;1)" office:value-type="string" office:string-value="DaPro" calcext:value-type="string">
            <text:p>DaPro</text:p>
          </table:table-cell>
          <table:table-cell table:style-name="ce93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93" table:formula="of:=OFFSET(INDIRECT([.$G89]);0;8;1)" office:value-type="string" office:string-value="DaPro" calcext:value-type="string">
            <text:p>DaPro</text:p>
          </table:table-cell>
          <table:table-cell table:style-name="ce93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193" table:formula="of:=OFFSET(INDIRECT([.$G90]);0;8;1)" office:value-type="string" office:string-value="DaPro" calcext:value-type="string">
            <text:p>DaPro</text:p>
          </table:table-cell>
          <table:table-cell table:style-name="ce93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1">
          <table:table-cell table:style-name="ce17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1]);0;8;1)" office:value-type="string" office:string-value="DaPro" calcext:value-type="string">
            <text:p>DaPro</text:p>
          </table:table-cell>
          <table:table-cell table:style-name="ce93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1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2]);0;8;1)" office:value-type="string" office:string-value="DaPro" calcext:value-type="string">
            <text:p>DaPro</text:p>
          </table:table-cell>
          <table:table-cell table:style-name="ce93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2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117" office:value-type="string" calcext:value-type="string">
            <text:p>c</text:p>
          </table:table-cell>
          <table:table-cell table:style-name="ce187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3]);0;8;1)" office:value-type="string" office:string-value="DaPro" calcext:value-type="string">
            <text:p>DaPro</text:p>
          </table:table-cell>
          <table:table-cell table:style-name="ce93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3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4]);0;8;1)" office:value-type="string" office:string-value="DaPro" calcext:value-type="string">
            <text:p>DaPro</text:p>
          </table:table-cell>
          <table:table-cell table:style-name="ce93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4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5]);0;8;1)" office:value-type="string" office:string-value="DaPro" calcext:value-type="string">
            <text:p>DaPro</text:p>
          </table:table-cell>
          <table:table-cell table:style-name="ce93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5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6]);0;8;1)" office:value-type="string" office:string-value="DaPro" calcext:value-type="string">
            <text:p>DaPro</text:p>
          </table:table-cell>
          <table:table-cell table:style-name="ce93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6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7]);0;8;1)" office:value-type="string" office:string-value="DaPro" calcext:value-type="string">
            <text:p>DaPro</text:p>
          </table:table-cell>
          <table:table-cell table:style-name="ce93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7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117" office:value-type="string" calcext:value-type="string">
            <text:p>h</text:p>
          </table:table-cell>
          <table:table-cell table:style-name="ce145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8]);0;8;1)" office:value-type="string" office:string-value="DaPro" calcext:value-type="string">
            <text:p>DaPro</text:p>
          </table:table-cell>
          <table:table-cell table:style-name="ce93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8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117" office:value-type="string" calcext:value-type="string">
            <text:p>i</text:p>
          </table:table-cell>
          <table:table-cell table:style-name="ce145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193" table:formula="of:=OFFSET(INDIRECT([.$G99]);0;8;1)" office:value-type="string" office:string-value="DaPro" calcext:value-type="string">
            <text:p>DaPro</text:p>
          </table:table-cell>
          <table:table-cell table:style-name="ce93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99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93" table:formula="of:=OFFSET(INDIRECT([.$G100]);0;8;1)" office:value-type="string" office:string-value="DaPro" calcext:value-type="string">
            <text:p>DaPro</text:p>
          </table:table-cell>
          <table:table-cell table:style-name="ce93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93" table:formula="of:=OFFSET(INDIRECT([.$G101]);0;8;1)" office:value-type="string" office:string-value="DaPro" calcext:value-type="string">
            <text:p>DaPro</text:p>
          </table:table-cell>
          <table:table-cell table:style-name="ce93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93" table:formula="of:=OFFSET(INDIRECT([.$G102]);0;8;1)" office:value-type="string" office:string-value="DaPro" calcext:value-type="string">
            <text:p>DaPro</text:p>
          </table:table-cell>
          <table:table-cell table:style-name="ce93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193" table:formula="of:=OFFSET(INDIRECT([.$G103]);0;8;1)" office:value-type="string" office:string-value="DaPro" calcext:value-type="string">
            <text:p>DaPro</text:p>
          </table:table-cell>
          <table:table-cell table:style-name="ce93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93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4]);0;8;1)" office:value-type="string" office:string-value="Net" calcext:value-type="string">
            <text:p>Net</text:p>
          </table:table-cell>
          <table:table-cell table:style-name="ce93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5]);0;8;1)" office:value-type="string" office:string-value="Net" calcext:value-type="string">
            <text:p>Net</text:p>
          </table:table-cell>
          <table:table-cell table:style-name="ce93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6]);0;8;1)" office:value-type="string" office:string-value="Net" calcext:value-type="string">
            <text:p>Net</text:p>
          </table:table-cell>
          <table:table-cell table:style-name="ce93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7]);0;8;1)" office:value-type="string" office:string-value="Net" calcext:value-type="string">
            <text:p>Net</text:p>
          </table:table-cell>
          <table:table-cell table:style-name="ce93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8]);0;8;1)" office:value-type="string" office:string-value="Net" calcext:value-type="string">
            <text:p>Net</text:p>
          </table:table-cell>
          <table:table-cell table:style-name="ce93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193" table:formula="of:=OFFSET(INDIRECT([.$G109]);0;8;1)" office:value-type="string" office:string-value="Net" calcext:value-type="string">
            <text:p>Net</text:p>
          </table:table-cell>
          <table:table-cell table:style-name="ce93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0]);0;8;1)" office:value-type="string" office:string-value="Net" calcext:value-type="string">
            <text:p>Net</text:p>
          </table:table-cell>
          <table:table-cell table:style-name="ce93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1]);0;8;1)" office:value-type="string" office:string-value="Net" calcext:value-type="string">
            <text:p>Net</text:p>
          </table:table-cell>
          <table:table-cell table:style-name="ce93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2]);0;8;1)" office:value-type="string" office:string-value="Net" calcext:value-type="string">
            <text:p>Net</text:p>
          </table:table-cell>
          <table:table-cell table:style-name="ce93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3]);0;8;1)" office:value-type="string" office:string-value="Net" calcext:value-type="string">
            <text:p>Net</text:p>
          </table:table-cell>
          <table:table-cell table:style-name="ce93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4]);0;8;1)" office:value-type="string" office:string-value="Net" calcext:value-type="string">
            <text:p>Net</text:p>
          </table:table-cell>
          <table:table-cell table:style-name="ce93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193" table:formula="of:=OFFSET(INDIRECT([.$G115]);0;8;1)" office:value-type="string" office:string-value="Net" calcext:value-type="string">
            <text:p>Net</text:p>
          </table:table-cell>
          <table:table-cell table:style-name="ce93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16]);0;8;1)" office:value-type="string" office:string-value="Net" calcext:value-type="string">
            <text:p>Net</text:p>
          </table:table-cell>
          <table:table-cell table:style-name="ce93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17]);0;8;1)" office:value-type="string" office:string-value="Net" calcext:value-type="string">
            <text:p>Net</text:p>
          </table:table-cell>
          <table:table-cell table:style-name="ce93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18]);0;8;1)" office:value-type="string" office:string-value="Net" calcext:value-type="string">
            <text:p>Net</text:p>
          </table:table-cell>
          <table:table-cell table:style-name="ce93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19]);0;8;1)" office:value-type="string" office:string-value="Net" calcext:value-type="string">
            <text:p>Net</text:p>
          </table:table-cell>
          <table:table-cell table:style-name="ce93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20]);0;8;1)" office:value-type="string" office:string-value="Net" calcext:value-type="string">
            <text:p>Net</text:p>
          </table:table-cell>
          <table:table-cell table:style-name="ce93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21]);0;8;1)" office:value-type="string" office:string-value="Net" calcext:value-type="string">
            <text:p>Net</text:p>
          </table:table-cell>
          <table:table-cell table:style-name="ce93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22]);0;8;1)" office:value-type="string" office:string-value="Net" calcext:value-type="string">
            <text:p>Net</text:p>
          </table:table-cell>
          <table:table-cell table:style-name="ce93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117" office:value-type="string" calcext:value-type="string">
            <text:p>h</text:p>
          </table:table-cell>
          <table:table-cell table:style-name="ce145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193" table:formula="of:=OFFSET(INDIRECT([.$G123]);0;8;1)" office:value-type="string" office:string-value="Net" calcext:value-type="string">
            <text:p>Net</text:p>
          </table:table-cell>
          <table:table-cell table:style-name="ce93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93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4]);0;8;1)" office:value-type="string" office:string-value="alle" calcext:value-type="string">
            <text:p>alle</text:p>
          </table:table-cell>
          <table:table-cell table:style-name="ce93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5]);0;8;1)" office:value-type="string" office:string-value="alle" calcext:value-type="string">
            <text:p>alle</text:p>
          </table:table-cell>
          <table:table-cell table:style-name="ce93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6]);0;8;1)" office:value-type="string" office:string-value="alle" calcext:value-type="string">
            <text:p>alle</text:p>
          </table:table-cell>
          <table:table-cell table:style-name="ce93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17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7]);0;8;1)" office:value-type="string" office:string-value="alle" calcext:value-type="string">
            <text:p>alle</text:p>
          </table:table-cell>
          <table:table-cell table:style-name="ce93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117" office:value-type="string" calcext:value-type="string">
            <text:p>e</text:p>
          </table:table-cell>
          <table:table-cell table:style-name="ce145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8]);0;8;1)" office:value-type="string" office:string-value="alle" calcext:value-type="string">
            <text:p>alle</text:p>
          </table:table-cell>
          <table:table-cell table:style-name="ce93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117" office:value-type="string" calcext:value-type="string">
            <text:p>f</text:p>
          </table:table-cell>
          <table:table-cell table:style-name="ce145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29]);0;8;1)" office:value-type="string" office:string-value="alle" calcext:value-type="string">
            <text:p>alle</text:p>
          </table:table-cell>
          <table:table-cell table:style-name="ce93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117" office:value-type="string" calcext:value-type="string">
            <text:p>g</text:p>
          </table:table-cell>
          <table:table-cell table:style-name="ce145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193" table:formula="of:=OFFSET(INDIRECT([.$G130]);0;8;1)" office:value-type="string" office:string-value="alle" calcext:value-type="string">
            <text:p>alle</text:p>
          </table:table-cell>
          <table:table-cell table:style-name="ce93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93" table:formula="of:=OFFSET(INDIRECT([.$G131]);0;8;1)" office:value-type="string" office:string-value="alle" calcext:value-type="string">
            <text:p>alle</text:p>
          </table:table-cell>
          <table:table-cell table:style-name="ce93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93" table:formula="of:=OFFSET(INDIRECT([.$G132]);0;8;1)" office:value-type="string" office:string-value="alle" calcext:value-type="string">
            <text:p>alle</text:p>
          </table:table-cell>
          <table:table-cell table:style-name="ce93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193" table:formula="of:=OFFSET(INDIRECT([.$G133]);0;8;1)" office:value-type="string" office:string-value="alle" calcext:value-type="string">
            <text:p>alle</text:p>
          </table:table-cell>
          <table:table-cell table:style-name="ce93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93" table:formula="of:=OFFSET(INDIRECT([.$G134]);0;8;1)" office:value-type="string" office:string-value="alle" calcext:value-type="string">
            <text:p>alle</text:p>
          </table:table-cell>
          <table:table-cell table:style-name="ce93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93" table:formula="of:=OFFSET(INDIRECT([.$G135]);0;8;1)" office:value-type="string" office:string-value="alle" calcext:value-type="string">
            <text:p>alle</text:p>
          </table:table-cell>
          <table:table-cell table:style-name="ce93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17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93" table:formula="of:=OFFSET(INDIRECT([.$G136]);0;8;1)" office:value-type="string" office:string-value="alle" calcext:value-type="string">
            <text:p>alle</text:p>
          </table:table-cell>
          <table:table-cell table:style-name="ce93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17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193" table:formula="of:=OFFSET(INDIRECT([.$G137]);0;8;1)" office:value-type="string" office:string-value="alle" calcext:value-type="string">
            <text:p>alle</text:p>
          </table:table-cell>
          <table:table-cell table:style-name="ce93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1">
          <table:table-cell table:style-name="ce17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93" table:formula="of:=OFFSET(INDIRECT([.$G138]);0;8;1)" office:value-type="string" office:string-value="alle" calcext:value-type="string">
            <text:p>alle</text:p>
          </table:table-cell>
          <table:table-cell table:style-name="ce93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17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93" table:formula="of:=OFFSET(INDIRECT([.$G139]);0;8;1)" office:value-type="string" office:string-value="alle" calcext:value-type="string">
            <text:p>alle</text:p>
          </table:table-cell>
          <table:table-cell table:style-name="ce93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17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93" table:formula="of:=OFFSET(INDIRECT([.$G140]);0;8;1)" office:value-type="string" office:string-value="alle" calcext:value-type="string">
            <text:p>alle</text:p>
          </table:table-cell>
          <table:table-cell table:style-name="ce93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7">
          <table:table-cell table:style-name="ce17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193" table:formula="of:=OFFSET(INDIRECT([.$G141]);0;8;1)" office:value-type="string" office:string-value="alle" calcext:value-type="string">
            <text:p>alle</text:p>
          </table:table-cell>
          <table:table-cell table:style-name="ce93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117" office:value-type="string" calcext:value-type="string">
            <text:p>a</text:p>
          </table:table-cell>
          <table:table-cell table:style-name="ce145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93" table:formula="of:=OFFSET(INDIRECT([.$G142]);0;8;1)" office:value-type="string" office:string-value="alle" calcext:value-type="string">
            <text:p>alle</text:p>
          </table:table-cell>
          <table:table-cell table:style-name="ce93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17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117" office:value-type="string" calcext:value-type="string">
            <text:p>b</text:p>
          </table:table-cell>
          <table:table-cell table:style-name="ce145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93" table:formula="of:=OFFSET(INDIRECT([.$G143]);0;8;1)" office:value-type="string" office:string-value="alle" calcext:value-type="string">
            <text:p>alle</text:p>
          </table:table-cell>
          <table:table-cell table:style-name="ce93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6">
          <table:table-cell table:style-name="ce17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117" office:value-type="string" calcext:value-type="string">
            <text:p>c</text:p>
          </table:table-cell>
          <table:table-cell table:style-name="ce145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93" table:formula="of:=OFFSET(INDIRECT([.$G144]);0;8;1)" office:value-type="string" office:string-value="alle" calcext:value-type="string">
            <text:p>alle</text:p>
          </table:table-cell>
          <table:table-cell table:style-name="ce93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4">
          <table:table-cell table:style-name="ce17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117" office:value-type="string" calcext:value-type="string">
            <text:p>d</text:p>
          </table:table-cell>
          <table:table-cell table:style-name="ce145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193" table:formula="of:=OFFSET(INDIRECT([.$G145]);0;8;1)" office:value-type="string" office:string-value="alle" calcext:value-type="string">
            <text:p>alle</text:p>
          </table:table-cell>
          <table:table-cell table:style-name="ce93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93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17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117" office:value-type="string" calcext:value-type="string">
            <text:p>x</text:p>
          </table:table-cell>
          <table:table-cell table:style-name="ce144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193" table:formula="of:=OFFSET(INDIRECT([.$G146]);0;8;1)" office:value-type="string" office:string-value="invisible" calcext:value-type="string">
            <text:p>invisible</text:p>
          </table:table-cell>
          <table:table-cell table:style-name="ce93" table:formula="of:=OFFSET(INDIRECT([.$G146]);0;3;1)" office:value-type="string" office:string-value="Last Line" calcext:value-type="string">
            <text:p>Last Line</text:p>
          </table:table-cell>
          <table:table-cell table:style-name="ce93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177"/>
          <table:table-cell table:number-columns-repeated="2"/>
          <table:table-cell table:style-name="ce117"/>
          <table:table-cell table:style-name="ce144"/>
          <table:table-cell table:number-columns-repeated="59"/>
        </table:table-row>
        <table:table-row table:style-name="ro3" table:number-rows-repeated="48">
          <table:table-cell table:style-name="ce177"/>
          <table:table-cell table:number-columns-repeated="2"/>
          <table:table-cell table:style-name="ce117"/>
          <table:table-cell table:style-name="ce186"/>
          <table:table-cell table:number-columns-repeated="59"/>
        </table:table-row>
        <table:table-row table:style-name="ro3" table:number-rows-repeated="58">
          <table:table-cell table:style-name="ce177"/>
          <table:table-cell table:number-columns-repeated="2"/>
          <table:table-cell table:style-name="ce117"/>
          <table:table-cell table:style-name="ce144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179"/>
          <table:table-cell table:number-columns-repeated="63"/>
        </table:table-row>
        <table:table-row table:style-name="ro3">
          <table:table-cell table:style-name="ce179"/>
          <table:table-cell table:number-columns-repeated="63"/>
        </table:table-row>
      </table:table>
      <table:table table:name="ATTIC" table:style-name="ta1">
        <table:table-column table:style-name="co6" table:default-cell-style-name="ce208"/>
        <table:table-column table:style-name="co6" table:number-columns-repeated="12" table:default-cell-style-name="Default"/>
        <table:table-row table:style-name="ro44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.00.0000</text:date>, <text:time style:data-style-name="N2" text:time-value="14:42:15.6039022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2T15:39:42.128854819</dc:date>
    <meta:editing-duration>P1DT1H31M39S</meta:editing-duration>
    <meta:editing-cycles>256</meta:editing-cycles>
    <meta:generator>LibreOffice/6.3.5.2$Linux_X86_64 LibreOffice_project/30$Build-2</meta:generator>
    <meta:document-statistic meta:table-count="13" meta:cell-count="5619" meta:object-count="0"/>
  </office:meta>
</office:document-meta>
</file>